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1" svg:font-family="新細明體1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" style:family="table-cell" style:parent-style-name="Default" style:data-style-name="N0">
      <style:text-properties style:font-name="新細明體" style:font-name-asian="新細明體" style:font-name-complex="新細明體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" style:family="table-cell" style:parent-style-name="Default" style:data-style-name="N55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" style:family="table-cell" style:parent-style-name="Default" style:data-style-name="N55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" style:family="table-cell" style:parent-style-name="Default" style:data-style-name="N55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Default" style:data-style-name="N55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EAF1D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Default" style:data-style-name="N3">
      <style:table-cell-properties fo:border-top="2pt solid #000000" fo:border-bottom="none" fo:border-left="2pt solid #000000" fo:border-right="none" style:vertical-align="middle" fo:wrap-option="wrap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Default" style:data-style-name="N3">
      <style:table-cell-properties fo:border-top="2pt solid #000000" fo:border-bottom="none" fo:border-left="none" fo:border-right="none" style:vertical-align="middle" fo:wrap-option="wrap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Default" style:data-style-name="N3">
      <style:table-cell-properties fo:border-top="2pt solid #000000" fo:border-bottom="none" fo:border-left="none" fo:border-right="2pt solid #000000" style:vertical-align="middle" fo:wrap-option="wrap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Default" style:data-style-name="N52">
      <style:table-cell-properties fo:border-top="none" fo:border-bottom="none" fo:border-left="2pt solid #000000" fo:border-right="none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Default" style:data-style-name="N52">
      <style:table-cell-properties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Default" style:data-style-name="N5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Default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Default" style:data-style-name="N54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Default" style:data-style-name="N5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Default" style:data-style-name="N55"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Default" style:data-style-name="N52">
      <style:table-cell-properties fo:border-top="2pt solid #000000" fo:border-bottom="none" fo:border-left="2pt solid #000000" fo:border-right="none" style:vertical-align="middle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Default" style:data-style-name="N52">
      <style:table-cell-properties fo:border-top="2pt solid #000000" fo:border-bottom="none" fo:border-left="none" fo:border-right="none" style:vertical-align="middle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Default" style:data-style-name="N52">
      <style:table-cell-properties fo:border-top="2pt solid #000000" fo:border-bottom="none" fo:border-left="none" fo:border-right="2pt solid #000000" style:vertical-align="middle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EAF1D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Default" style:data-style-name="N52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Default" style:data-style-name="N52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Default" style:data-style-name="N52"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Default" style:data-style-name="N5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Default" style:data-style-name="N54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Default" style:data-style-name="N54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Default" style:data-style-name="N54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Default" style:data-style-name="N54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Default" style:data-style-name="N56">
      <style:table-cell-properties fo:border-top="2pt solid #000000" fo:border-bottom="none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Default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Default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Default" style:data-style-name="N56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Default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Default" style:data-style-name="N56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Default" style:data-style-name="N56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EAF1D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Default" style:data-style-name="N56">
      <style:table-cell-properties style:vertical-align="middle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56">
      <style:table-cell-properties fo:border-top="none" fo:border-bottom="none" fo:border-left="none" fo:border-right="2pt solid #000000" style:vertical-align="middle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EAF1D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Default" style:data-style-name="N56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5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Default" style:data-style-name="N56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55">
      <style:table-cell-properties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54"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Default" style:data-style-name="N54">
      <style:table-cell-properties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Default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Default" style:data-style-name="N5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5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Default" style:data-style-name="N50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5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50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Default" style:data-style-name="N50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Default" style:data-style-name="N50"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84" style:family="table-cell" style:parent-style-name="_19968__33324__32_2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19968__33324__32_2" style:data-style-name="N0">
      <style:table-cell-properties fo:border-top="none" fo:border-bottom="none" fo:border-left="thin solid #000000" fo:border-right="none" style:vertical-align="top" fo:wrap-option="wra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19968__33324__32_2" style:data-style-name="N0">
      <style:table-cell-properties style:vertical-align="top" fo:wrap-option="wra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19968__33324__32_2" style:data-style-name="N0">
      <style:table-cell-properties fo:border-top="none" fo:border-bottom="none" fo:border-left="none" fo:border-right="thin solid #000000" style:vertical-align="top" fo:wrap-option="wra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19968__33324__32_2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19968__33324__32_2" style:data-style-name="N0">
      <style:table-cell-properties fo:border-top="none" fo:border-bottom="none" fo:border-left="none" fo:border-right="2pt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32_2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32_2" style:data-style-name="N0">
      <style:table-cell-properties fo:border-top="thin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32_2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32_2" style:data-style-name="N0">
      <style:table-cell-properties fo:border-top="none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2" style:data-style-name="N0">
      <style:table-cell-properties fo:border-top="none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32_2" style:data-style-name="N0">
      <style:table-cell-properties fo:border-top="none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32_2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32_2" style:data-style-name="N51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32_2" style:data-style-name="N51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32_2" style:data-style-name="N0">
      <style:table-cell-properties style:vertical-align="middle" fo:background-color="#FFFFFF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32_2" style:data-style-name="N0">
      <style:table-cell-properties style:vertical-align="middle" fo:background-color="#C2D69A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32_2" style:data-style-name="N0">
      <style:table-cell-properties fo:border-top="none" fo:border-bottom="none" fo:border-left="2pt solid #000000" fo:border-right="2pt solid #000000" style:vertical-align="middle" fo:wrap-option="wrap" fo:background-color="#C2D69A" style:repeat-content="false"/>
      <style:paragraph-properties fo:text-align="center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32_2" style:data-style-name="N51">
      <style:table-cell-properties style:vertical-align="automatic" fo:wrap-option="wrap" fo:background-color="#C2D69A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32_2" style:data-style-name="N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32_2" style:data-style-name="N51">
      <style:table-cell-properties style:vertical-align="automatic" fo:wrap-option="wrap" fo:background-color="transparent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32_2" style:data-style-name="N51">
      <style:table-cell-properties style:vertical-align="automatic" fo:wrap-option="wrap" fo:background-color="#EAF1DD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32_2" style:data-style-name="N51">
      <style:table-cell-properties style:vertical-align="automatic" fo:wrap-option="wrap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32_2" style:data-style-name="N51">
      <style:table-cell-properties style:vertical-align="automatic" fo:wrap-option="wrap" fo:background-color="#D7E4B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32_2" style:data-style-name="N51">
      <style:table-cell-properties fo:border-top="none" fo:border-bottom="none" fo:border-left="none" fo:border-right="2pt solid #000000" style:vertical-align="automatic" fo:wrap-option="wrap" fo:background-color="#D7E4B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2" style:data-style-name="N0">
      <style:table-cell-properties fo:border-top="none" fo:border-bottom="none" fo:border-left="2pt solid #000000" fo:border-right="2pt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32_2" style:data-style-name="N0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32_2" style:data-style-name="N51">
      <style:table-cell-properties style:vertical-align="automatic" fo:wrap-option="wrap" fo:background-color="#D7E4BC" style:repeat-content="false"/>
      <style:paragraph-properties fo:text-align="end" fo:margin-righ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32_2" style:data-style-name="N51">
      <style:table-cell-properties style:vertical-align="automatic" fo:wrap-option="wrap" fo:background-color="#FFFFFF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32_2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32_2" style:data-style-name="N51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32_2" style:data-style-name="N51">
      <style:table-cell-properties fo:border-top="none" fo:border-bottom="2pt solid #000000" fo:border-left="none" fo:border-right="none" style:vertical-align="automatic" fo:wrap-option="wrap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32_2" style:data-style-name="N51">
      <style:table-cell-properties fo:border-top="none" fo:border-bottom="2pt solid #000000" fo:border-left="none" fo:border-right="none" style:vertical-align="automatic" fo:background-color="#EAF1D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32_2" style:data-style-name="N51">
      <style:table-cell-properties fo:border-top="none" fo:border-bottom="2pt solid #000000" fo:border-left="none" fo:border-right="none" style:vertical-align="automatic" fo:wrap-option="wrap" fo:background-color="#D7E4B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32_2" style:data-style-name="N51">
      <style:table-cell-properties fo:border-top="none" fo:border-bottom="2pt solid #000000" fo:border-left="none" fo:border-right="2pt solid #000000" style:vertical-align="automatic" fo:wrap-option="wrap" fo:background-color="#D7E4B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19968__33324__32_2" style:data-style-name="N5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EAF1DD" style:repeat-content="false"/>
      <style:paragraph-properties fo:text-align="center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Default" style:data-style-name="N50">
      <style:table-cell-properties style:vertical-align="middle" fo:background-color="#EAF1DD" style:repeat-content="false"/>
      <style:paragraph-properties fo:text-align="center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56">
      <style:table-cell-properties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Default" style:data-style-name="N50">
      <style:table-cell-properties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Default" style:data-style-name="N56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Default" style:data-style-name="N5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Default" style:data-style-name="N5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Default" style:data-style-name="N55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Default" style:data-style-name="N55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Default" style:data-style-name="N55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Default" style:data-style-name="N55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44" style:family="table-cell" style:parent-style-name="Default" style:data-style-name="N54">
      <style:table-cell-properties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45" style:family="table-cell" style:parent-style-name="Default" style:data-style-name="N54">
      <style:table-cell-properties fo:border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Default" style:data-style-name="N5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Default" style:data-style-name="N5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32_2" style:data-style-name="N0">
      <style:table-cell-properties fo:border-top="none" fo:border-bottom="none" fo:border-left="2pt solid #000000" fo:border-right="2pt solid #000000" style:vertical-align="automatic" fo:wrap-option="wrap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32_2" style:data-style-name="N0">
      <style:table-cell-properties fo:border-top="none" fo:border-bottom="2pt solid #000000" fo:border-left="2pt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32_2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32_2" style:data-style-name="N0">
      <style:table-cell-properties fo:border-top="none" fo:border-bottom="none" fo:border-left="2pt solid #000000" fo:border-right="2pt solid #000000" style:vertical-align="automatic" fo:wrap-option="wrap" fo:background-color="#C2D69A" style:repeat-content="false"/>
      <style:paragraph-properties fo:text-align="center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thin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32_2" style:data-style-name="N0">
      <style:table-cell-properties fo:border-top="2pt solid #000000" fo:border-bottom="none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32_2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70" style:family="table-cell" style:parent-style-name="_19968__33324__32_2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32_2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32_2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32_2" style:data-style-name="N0">
      <style:table-cell-properties fo:border-top="2pt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2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27H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32_2" style:data-style-name="N0">
      <style:table-cell-properties fo:border-top="none" fo:border-bottom="thin solid #000000" fo:border-left="thin solid #000000" fo:border-right="2pt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32_2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1" style:font-name-asian="新細明體1" style:font-name-complex="新細明體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30729166666667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2.407708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3.22791666666667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78354166666667cm"/>
    </style:style>
    <style:style style:name="co24" style:family="table-column">
      <style:table-column-properties fo:break-before="auto" style:column-width="3.75708333333333cm"/>
    </style:style>
    <style:style style:name="co25" style:family="table-column">
      <style:table-column-properties fo:break-before="auto" style:column-width="4.10104166666667cm"/>
    </style:style>
    <style:style style:name="co26" style:family="table-column">
      <style:table-column-properties fo:break-before="auto" style:column-width="3.04270833333333cm"/>
    </style:style>
    <style:style style:name="co27" style:family="table-column">
      <style:table-column-properties fo:break-before="auto" style:column-width="3.91583333333333cm"/>
    </style:style>
    <style:style style:name="co28" style:family="table-column">
      <style:table-column-properties fo:break-before="auto" style:column-width="2.75166666666667cm"/>
    </style:style>
    <style:style style:name="co29" style:family="table-column">
      <style:table-column-properties fo:break-before="auto" style:column-width="2.56645833333333cm"/>
    </style:style>
    <style:style style:name="co30" style:family="table-column">
      <style:table-column-properties fo:break-before="auto" style:column-width="2.64583333333333cm"/>
    </style:style>
    <style:style style:name="co31" style:family="table-column">
      <style:table-column-properties fo:break-before="auto" style:column-width="2.778125cm"/>
    </style:style>
    <style:style style:name="co32" style:family="table-column">
      <style:table-column-properties fo:break-before="auto" style:column-width="2.619375cm"/>
    </style:style>
    <style:style style:name="co33" style:family="table-column">
      <style:table-column-properties fo:break-before="auto" style:column-width="2.83104166666667cm"/>
    </style:style>
    <style:style style:name="co34" style:family="table-column">
      <style:table-column-properties fo:break-before="auto" style:column-width="2.936875cm"/>
    </style:style>
    <style:style style:name="ro1" style:family="table-row">
      <style:table-row-properties style:row-height="43.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66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43.5pt" style:use-optimal-row-height="false" fo:break-before="auto" fo:break-after="page"/>
    </style:style>
    <style:style style:name="ro10" style:family="table-row">
      <style:table-row-properties style:row-height="82.5pt" style:use-optimal-row-height="false" fo:break-before="auto"/>
    </style:style>
    <style:style style:name="ro11" style:family="table-row">
      <style:table-row-properties style:row-height="17.25pt" style:use-optimal-row-height="tru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3.75pt" style:use-optimal-row-height="true" fo:break-before="auto"/>
    </style:style>
    <style:style style:name="ro14" style:family="table-row">
      <style:table-row-properties style:row-height="17.25pt" style:use-optimal-row-height="false" fo:break-before="auto"/>
    </style:style>
    <style:style style:name="ro15" style:family="table-row">
      <style:table-row-properties style:row-height="16.7pt" style:use-optimal-row-height="false" fo:break-before="auto"/>
    </style:style>
    <style:style style:name="ro16" style:family="table-row">
      <style:table-row-properties style:row-height="38.85pt" style:use-optimal-row-height="false" fo:break-before="auto"/>
    </style:style>
    <style:style style:name="ro17" style:family="table-row">
      <style:table-row-properties style:row-height="33pt" style:use-optimal-row-height="false" fo:break-before="auto"/>
    </style:style>
    <style:style style:name="ro18" style:family="table-row">
      <style:table-row-properties style:row-height="42pt" style:use-optimal-row-height="false" fo:break-before="auto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46.25pt" style:use-optimal-row-height="false" fo:break-before="auto"/>
    </style:style>
    <style:style style:name="ro21" style:family="table-row">
      <style:table-row-properties style:row-height="6.75pt" style:use-optimal-row-height="false" fo:break-before="auto"/>
    </style:style>
    <style:style style:name="ro22" style:family="table-row">
      <style:table-row-properties style:row-height="36.75pt" style:use-optimal-row-height="false" fo:break-before="auto"/>
    </style:style>
    <style:style style:name="ro23" style:family="table-row">
      <style:table-row-properties style:row-height="24pt" style:use-optimal-row-height="false" fo:break-before="auto"/>
    </style:style>
    <style:style style:name="ro24" style:family="table-row">
      <style:table-row-properties style:row-height="39.75pt" style:use-optimal-row-height="false" fo:break-before="auto"/>
    </style:style>
    <style:style style:name="ro25" style:family="table-row">
      <style:table-row-properties style:row-height="4.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27.2pt" style:use-optimal-row-height="false" fo:break-before="auto"/>
    </style:style>
    <style:style style:name="ro28" style:family="table-row">
      <style:table-row-properties style:row-height="13.5pt" style:use-optimal-row-height="false" fo:break-before="auto"/>
    </style:style>
    <style:style style:name="ro29" style:family="table-row">
      <style:table-row-properties style:row-height="15.75pt" style:use-optimal-row-height="false" fo:break-before="auto"/>
    </style:style>
    <style:style style:name="ro30" style:family="table-row">
      <style:table-row-properties style:row-height="26.25pt" style:use-optimal-row-height="false" fo:break-before="auto"/>
    </style:style>
    <style:style style:name="ro31" style:family="table-row">
      <style:table-row-properties style:row-height="16.9pt" style:use-optimal-row-height="false" fo:break-before="auto"/>
    </style:style>
    <style:style style:name="ro32" style:family="table-row">
      <style:table-row-properties style:row-height="17.85pt" style:use-optimal-row-height="false" fo:break-before="auto"/>
    </style:style>
    <style:style style:name="ro33" style:family="table-row">
      <style:table-row-properties style:row-height="37.15pt" style:use-optimal-row-height="false" fo:break-before="auto"/>
    </style:style>
    <style:style style:name="ro34" style:family="table-row">
      <style:table-row-properties style:row-height="35.25pt" style:use-optimal-row-height="false" fo:break-before="auto"/>
    </style:style>
    <style:style style:name="ro35" style:family="table-row">
      <style:table-row-properties style:row-height="53.45pt" style:use-optimal-row-height="false" fo:break-before="auto"/>
    </style:style>
    <style:style style:name="ro36" style:family="table-row">
      <style:table-row-properties style:row-height="40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肉檢表1" table:style-name="ta1" table:print-ranges="肉檢表1.A1:肉檢表1.K30">
        <table:table-column table:style-name="co1" table:default-cell-style-name="ce25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3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1"/>
        <table:table-column table:style-name="co8" table:number-columns-repeated="1013" table:default-cell-style-name="ce1"/>
        <table:table-column table:style-name="co9" table:number-columns-repeated="15360" table:default-cell-style-name="ce2"/>
        <table:table-row table:style-name="ro1">
          <table:table-cell office:value-type="string" table:number-columns-spanned="11" table:number-rows-spanned="1" table:style-name="ce143">
            <text:p>表1.111年屠宰衛生檢查結果-按縣市別、畜(禽)種別分</text:p>
            <text:p>The Statistics of Meat Inspection by District, Poultry and Livestock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spanned="10" table:number-rows-spanned="1" table:style-name="ce142"/>
          <table:covered-table-cell table:number-columns-repeated="9"/>
          <table:table-cell office:value-type="string" table:style-name="ce3">
            <text:p>單位：隻</text:p>
            <text:p>Unit：Head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136">
            <text:p>縣市別</text:p>
          </table:table-cell>
          <table:table-cell office:value-type="string" table:number-columns-spanned="9" table:number-rows-spanned="1" table:style-name="ce137">
            <text:p>家禽</text:p>
            <text:p>Poultry</text:p>
          </table:table-cell>
          <table:covered-table-cell table:number-columns-repeated="8"/>
          <table:table-cell office:value-type="string" table:number-columns-spanned="1" table:number-rows-spanned="3" table:style-name="ce138">
            <text:p>Year, District</text:p>
          </table:table-cell>
          <table:table-cell table:number-columns-repeated="16373"/>
        </table:table-row>
        <table:table-row table:style-name="ro3">
          <table:covered-table-cell/>
          <table:table-cell office:value-type="string" table:number-columns-spanned="3" table:number-rows-spanned="1" table:style-name="ce139">
            <text:p>雞</text:p>
            <text:p>Chicken</text:p>
          </table:table-cell>
          <table:covered-table-cell table:number-columns-repeated="2"/>
          <table:table-cell office:value-type="string" table:number-columns-spanned="3" table:number-rows-spanned="1" table:style-name="ce140">
            <text:p>鴨</text:p>
            <text:p>Duck</text:p>
          </table:table-cell>
          <table:covered-table-cell table:number-columns-repeated="2"/>
          <table:table-cell office:value-type="string" table:number-columns-spanned="3" table:number-rows-spanned="1" table:style-name="ce141">
            <text:p>鵝</text:p>
            <text:p>Goose</text:p>
          </table:table-cell>
          <table:covered-table-cell table:number-columns-repeated="2"/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style-name="ce4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5">
            <text:p>合格數</text:p>
            <text:p>The number of qualified slaughter</text:p>
          </table:table-cell>
          <table:table-cell office:value-type="string" table:style-name="ce6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7">
            <text:p>合格數</text:p>
            <text:p>The number of qualified slaughter</text:p>
          </table:table-cell>
          <table:table-cell office:value-type="string" table:style-name="ce5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5">
            <text:p>合格數</text:p>
            <text:p>The number of qualified slaughter</text:p>
          </table:table-cell>
          <table:covered-table-cell/>
          <table:table-cell table:number-columns-repeated="16373"/>
        </table:table-row>
        <table:table-row table:style-name="ro5">
          <table:table-cell office:value-type="string" table:style-name="ce8">
            <text:p>合 <text:s/>計</text:p>
          </table:table-cell>
          <table:table-cell office:value-type="float" office:value="358410661" table:style-name="ce9">
            <text:p>358,410,661</text:p>
          </table:table-cell>
          <table:table-cell office:value-type="float" office:value="1612642" table:style-name="ce10">
            <text:p>1,612,642</text:p>
          </table:table-cell>
          <table:table-cell office:value-type="float" office:value="356798019" table:style-name="ce10">
            <text:p>356,798,019</text:p>
          </table:table-cell>
          <table:table-cell office:value-type="float" office:value="36022440" table:style-name="ce10">
            <text:p>36,022,440</text:p>
          </table:table-cell>
          <table:table-cell office:value-type="float" office:value="85955" table:style-name="ce10">
            <text:p>85,955</text:p>
          </table:table-cell>
          <table:table-cell office:value-type="float" office:value="35936485" table:style-name="ce10">
            <text:p>35,936,485</text:p>
          </table:table-cell>
          <table:table-cell office:value-type="float" office:value="4402537" table:style-name="ce10">
            <text:p>4,402,537</text:p>
          </table:table-cell>
          <table:table-cell office:value-type="float" office:value="5914" table:style-name="ce10">
            <text:p>5,914</text:p>
          </table:table-cell>
          <table:table-cell office:value-type="float" office:value="4396623" table:style-name="ce11">
            <text:p>4,396,623</text:p>
          </table:table-cell>
          <table:table-cell office:value-type="string" table:style-name="ce8">
            <text:p>Total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新北市</text:p>
          </table:table-cell>
          <table:table-cell office:value-type="float" office:value="9212064" table:style-name="ce13">
            <text:p>9,212,064</text:p>
          </table:table-cell>
          <table:table-cell office:value-type="float" office:value="8680" table:style-name="ce14">
            <text:p>8,680</text:p>
          </table:table-cell>
          <table:table-cell office:value-type="float" office:value="9203384" table:style-name="ce14">
            <text:p>9,203,384</text:p>
          </table:table-cell>
          <table:table-cell office:value-type="float" office:value="90" table:style-name="ce14">
            <text:p>90</text:p>
          </table:table-cell>
          <table:table-cell office:value-type="float" office:value="0" table:style-name="ce15">
            <text:p>0</text:p>
          </table:table-cell>
          <table:table-cell office:value-type="float" office:value="90" table:style-name="ce14">
            <text:p>90</text:p>
          </table:table-cell>
          <table:table-cell office:value-type="float" office:value="66653" table:style-name="ce16">
            <text:p>66,653</text:p>
          </table:table-cell>
          <table:table-cell office:value-type="float" office:value="12" table:style-name="ce16">
            <text:p>12</text:p>
          </table:table-cell>
          <table:table-cell office:value-type="float" office:value="66641" table:style-name="ce16">
            <text:p>66,641</text:p>
          </table:table-cell>
          <table:table-cell office:value-type="string" table:style-name="ce17">
            <text:p>New Taipei City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臺北市</text:p>
          </table:table-cell>
          <table:table-cell office:value-type="float" office:value="13735736" table:style-name="ce13">
            <text:p>13,735,736</text:p>
          </table:table-cell>
          <table:table-cell office:value-type="float" office:value="1007" table:style-name="ce14">
            <text:p>1,007</text:p>
          </table:table-cell>
          <table:table-cell office:value-type="float" office:value="13734729" table:style-name="ce14">
            <text:p>13,734,729</text:p>
          </table:table-cell>
          <table:table-cell office:value-type="float" office:value="750266" table:style-name="ce14">
            <text:p>750,266</text:p>
          </table:table-cell>
          <table:table-cell office:value-type="float" office:value="1526" table:style-name="ce16">
            <text:p>1,526</text:p>
          </table:table-cell>
          <table:table-cell office:value-type="float" office:value="748740" table:style-name="ce14">
            <text:p>748,74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Taipei City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桃園市</text:p>
          </table:table-cell>
          <table:table-cell office:value-type="float" office:value="44238149" table:style-name="ce13">
            <text:p>44,238,149</text:p>
          </table:table-cell>
          <table:table-cell office:value-type="float" office:value="173351" table:style-name="ce14">
            <text:p>173,351</text:p>
          </table:table-cell>
          <table:table-cell office:value-type="float" office:value="44064798" table:style-name="ce14">
            <text:p>44,064,798</text:p>
          </table:table-cell>
          <table:table-cell office:value-type="float" office:value="5042666" table:style-name="ce14">
            <text:p>5,042,666</text:p>
          </table:table-cell>
          <table:table-cell office:value-type="float" office:value="2867" table:style-name="ce16">
            <text:p>2,867</text:p>
          </table:table-cell>
          <table:table-cell office:value-type="float" office:value="5039799" table:style-name="ce14">
            <text:p>5,039,799</text:p>
          </table:table-cell>
          <table:table-cell office:value-type="float" office:value="852755" table:style-name="ce16">
            <text:p>852,755</text:p>
          </table:table-cell>
          <table:table-cell office:value-type="float" office:value="367" table:style-name="ce16">
            <text:p>367</text:p>
          </table:table-cell>
          <table:table-cell office:value-type="float" office:value="852388" table:style-name="ce16">
            <text:p>852,388</text:p>
          </table:table-cell>
          <table:table-cell office:value-type="string" table:style-name="ce17">
            <text:p>Taoyuan Ci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臺中市</text:p>
          </table:table-cell>
          <table:table-cell office:value-type="float" office:value="41119011" table:style-name="ce13">
            <text:p>41,119,011</text:p>
          </table:table-cell>
          <table:table-cell office:value-type="float" office:value="237015" table:style-name="ce14">
            <text:p>237,015</text:p>
          </table:table-cell>
          <table:table-cell office:value-type="float" office:value="40881996" table:style-name="ce14">
            <text:p>40,881,996</text:p>
          </table:table-cell>
          <table:table-cell office:value-type="float" office:value="3085300" table:style-name="ce14">
            <text:p>3,085,300</text:p>
          </table:table-cell>
          <table:table-cell office:value-type="float" office:value="2632" table:style-name="ce16">
            <text:p>2,632</text:p>
          </table:table-cell>
          <table:table-cell office:value-type="float" office:value="3082668" table:style-name="ce14">
            <text:p>3,082,668</text:p>
          </table:table-cell>
          <table:table-cell office:value-type="float" office:value="890130" table:style-name="ce16">
            <text:p>890,130</text:p>
          </table:table-cell>
          <table:table-cell office:value-type="float" office:value="1507" table:style-name="ce16">
            <text:p>1,507</text:p>
          </table:table-cell>
          <table:table-cell office:value-type="float" office:value="888623" table:style-name="ce16">
            <text:p>888,623</text:p>
          </table:table-cell>
          <table:table-cell office:value-type="string" table:style-name="ce17">
            <text:p>Taichung City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臺南市</text:p>
          </table:table-cell>
          <table:table-cell office:value-type="float" office:value="78251857" table:style-name="ce13">
            <text:p>78,251,857</text:p>
          </table:table-cell>
          <table:table-cell office:value-type="float" office:value="257227" table:style-name="ce14">
            <text:p>257,227</text:p>
          </table:table-cell>
          <table:table-cell office:value-type="float" office:value="77994630" table:style-name="ce14">
            <text:p>77,994,630</text:p>
          </table:table-cell>
          <table:table-cell office:value-type="float" office:value="352" table:style-name="ce14">
            <text:p>352</text:p>
          </table:table-cell>
          <table:table-cell office:value-type="float" office:value="0" table:style-name="ce15">
            <text:p>0</text:p>
          </table:table-cell>
          <table:table-cell office:value-type="float" office:value="352" table:style-name="ce14">
            <text:p>352</text:p>
          </table:table-cell>
          <table:table-cell office:value-type="float" office:value="22444" table:style-name="ce16">
            <text:p>22,444</text:p>
          </table:table-cell>
          <table:table-cell office:value-type="float" office:value="0" table:style-name="ce15">
            <text:p>0</text:p>
          </table:table-cell>
          <table:table-cell office:value-type="float" office:value="22444" table:style-name="ce16">
            <text:p>22,444</text:p>
          </table:table-cell>
          <table:table-cell office:value-type="string" table:style-name="ce17">
            <text:p>Tainan City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高雄市</text:p>
          </table:table-cell>
          <table:table-cell office:value-type="float" office:value="12867300" table:style-name="ce13">
            <text:p>12,867,300</text:p>
          </table:table-cell>
          <table:table-cell office:value-type="float" office:value="43144" table:style-name="ce14">
            <text:p>43,144</text:p>
          </table:table-cell>
          <table:table-cell office:value-type="float" office:value="12824156" table:style-name="ce14">
            <text:p>12,824,156</text:p>
          </table:table-cell>
          <table:table-cell office:value-type="float" office:value="5087297" table:style-name="ce14">
            <text:p>5,087,297</text:p>
          </table:table-cell>
          <table:table-cell office:value-type="float" office:value="5293" table:style-name="ce16">
            <text:p>5,293</text:p>
          </table:table-cell>
          <table:table-cell office:value-type="float" office:value="5082004" table:style-name="ce14">
            <text:p>5,082,004</text:p>
          </table:table-cell>
          <table:table-cell office:value-type="float" office:value="67096" table:style-name="ce16">
            <text:p>67,096</text:p>
          </table:table-cell>
          <table:table-cell office:value-type="float" office:value="12" table:style-name="ce16">
            <text:p>12</text:p>
          </table:table-cell>
          <table:table-cell office:value-type="float" office:value="67084" table:style-name="ce16">
            <text:p>67,084</text:p>
          </table:table-cell>
          <table:table-cell office:value-type="string" table:style-name="ce17">
            <text:p>Kaohsiung City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宜蘭縣</text:p>
          </table:table-cell>
          <table:table-cell office:value-type="float" office:value="6760617" table:style-name="ce13">
            <text:p>6,760,617</text:p>
          </table:table-cell>
          <table:table-cell office:value-type="float" office:value="29131" table:style-name="ce14">
            <text:p>29,131</text:p>
          </table:table-cell>
          <table:table-cell office:value-type="float" office:value="6731486" table:style-name="ce14">
            <text:p>6,731,486</text:p>
          </table:table-cell>
          <table:table-cell office:value-type="float" office:value="709888" table:style-name="ce14">
            <text:p>709,888</text:p>
          </table:table-cell>
          <table:table-cell office:value-type="float" office:value="2534" table:style-name="ce16">
            <text:p>2,534</text:p>
          </table:table-cell>
          <table:table-cell office:value-type="float" office:value="707354" table:style-name="ce14">
            <text:p>707,354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-</text:p>
          </table:table-cell>
          <table:table-cell office:value-type="float" office:value="8" table:style-name="ce16">
            <text:p>8</text:p>
          </table:table-cell>
          <table:table-cell office:value-type="string" table:style-name="ce17">
            <text:p>Yilan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新竹縣</text:p>
          </table:table-cell>
          <table:table-cell office:value-type="float" office:value="2861668" table:style-name="ce13">
            <text:p>2,861,668</text:p>
          </table:table-cell>
          <table:table-cell office:value-type="float" office:value="2531" table:style-name="ce14">
            <text:p>2,531</text:p>
          </table:table-cell>
          <table:table-cell office:value-type="float" office:value="2859137" table:style-name="ce14">
            <text:p>2,859,137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Hsinchu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苗栗縣</text:p>
          </table:table-cell>
          <table:table-cell office:value-type="float" office:value="1279048" table:style-name="ce13">
            <text:p>1,279,048</text:p>
          </table:table-cell>
          <table:table-cell office:value-type="float" office:value="452" table:style-name="ce14">
            <text:p>452</text:p>
          </table:table-cell>
          <table:table-cell office:value-type="float" office:value="1278596" table:style-name="ce14">
            <text:p>1,278,596</text:p>
          </table:table-cell>
          <table:table-cell office:value-type="float" office:value="87304" table:style-name="ce14">
            <text:p>87,304</text:p>
          </table:table-cell>
          <table:table-cell office:value-type="float" office:value="7" table:style-name="ce16">
            <text:p>7</text:p>
          </table:table-cell>
          <table:table-cell office:value-type="float" office:value="87297" table:style-name="ce14">
            <text:p>87,297</text:p>
          </table:table-cell>
          <table:table-cell office:value-type="float" office:value="17137" table:style-name="ce16">
            <text:p>17,137</text:p>
          </table:table-cell>
          <table:table-cell office:value-type="float" office:value="0" table:style-name="ce15">
            <text:p>0</text:p>
          </table:table-cell>
          <table:table-cell office:value-type="float" office:value="17137" table:style-name="ce16">
            <text:p>17,137</text:p>
          </table:table-cell>
          <table:table-cell office:value-type="string" table:style-name="ce17">
            <text:p>Miaoli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彰化縣</text:p>
          </table:table-cell>
          <table:table-cell office:value-type="float" office:value="25913269" table:style-name="ce13">
            <text:p>25,913,269</text:p>
          </table:table-cell>
          <table:table-cell office:value-type="float" office:value="86527" table:style-name="ce14">
            <text:p>86,527</text:p>
          </table:table-cell>
          <table:table-cell office:value-type="float" office:value="25826742" table:style-name="ce14">
            <text:p>25,826,742</text:p>
          </table:table-cell>
          <table:table-cell office:value-type="float" office:value="4829099" table:style-name="ce14">
            <text:p>4,829,099</text:p>
          </table:table-cell>
          <table:table-cell office:value-type="float" office:value="17214" table:style-name="ce16">
            <text:p>17,214</text:p>
          </table:table-cell>
          <table:table-cell office:value-type="float" office:value="4811885" table:style-name="ce14">
            <text:p>4,811,885</text:p>
          </table:table-cell>
          <table:table-cell office:value-type="float" office:value="627396" table:style-name="ce16">
            <text:p>627,396</text:p>
          </table:table-cell>
          <table:table-cell office:value-type="float" office:value="1533" table:style-name="ce16">
            <text:p>1,533</text:p>
          </table:table-cell>
          <table:table-cell office:value-type="float" office:value="625863" table:style-name="ce16">
            <text:p>625,863</text:p>
          </table:table-cell>
          <table:table-cell office:value-type="string" table:style-name="ce17">
            <text:p>Changhua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南投縣</text:p>
          </table:table-cell>
          <table:table-cell office:value-type="float" office:value="45449687" table:style-name="ce13">
            <text:p>45,449,687</text:p>
          </table:table-cell>
          <table:table-cell office:value-type="float" office:value="293216" table:style-name="ce14">
            <text:p>293,216</text:p>
          </table:table-cell>
          <table:table-cell office:value-type="float" office:value="45156471" table:style-name="ce14">
            <text:p>45,156,471</text:p>
          </table:table-cell>
          <table:table-cell office:value-type="float" office:value="816002" table:style-name="ce14">
            <text:p>816,002</text:p>
          </table:table-cell>
          <table:table-cell office:value-type="float" office:value="2411" table:style-name="ce16">
            <text:p>2,411</text:p>
          </table:table-cell>
          <table:table-cell office:value-type="float" office:value="813591" table:style-name="ce14">
            <text:p>813,591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-</text:p>
          </table:table-cell>
          <table:table-cell office:value-type="float" office:value="12" table:style-name="ce16">
            <text:p>12</text:p>
          </table:table-cell>
          <table:table-cell office:value-type="string" table:style-name="ce17">
            <text:p>Nantou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雲林縣</text:p>
          </table:table-cell>
          <table:table-cell office:value-type="float" office:value="36350667" table:style-name="ce13">
            <text:p>36,350,667</text:p>
          </table:table-cell>
          <table:table-cell office:value-type="float" office:value="156034" table:style-name="ce14">
            <text:p>156,034</text:p>
          </table:table-cell>
          <table:table-cell office:value-type="float" office:value="36194633" table:style-name="ce14">
            <text:p>36,194,633</text:p>
          </table:table-cell>
          <table:table-cell office:value-type="float" office:value="3190800" table:style-name="ce14">
            <text:p>3,190,800</text:p>
          </table:table-cell>
          <table:table-cell office:value-type="float" office:value="4169" table:style-name="ce16">
            <text:p>4,169</text:p>
          </table:table-cell>
          <table:table-cell office:value-type="float" office:value="3186631" table:style-name="ce14">
            <text:p>3,186,631</text:p>
          </table:table-cell>
          <table:table-cell office:value-type="float" office:value="1800235" table:style-name="ce16">
            <text:p>1,800,235</text:p>
          </table:table-cell>
          <table:table-cell office:value-type="float" office:value="2305" table:style-name="ce16">
            <text:p>2,305</text:p>
          </table:table-cell>
          <table:table-cell office:value-type="float" office:value="1797930" table:style-name="ce16">
            <text:p>1,797,930</text:p>
          </table:table-cell>
          <table:table-cell office:value-type="string" table:style-name="ce17">
            <text:p>Yunlin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嘉義縣</text:p>
          </table:table-cell>
          <table:table-cell office:value-type="float" office:value="3932062" table:style-name="ce13">
            <text:p>3,932,062</text:p>
          </table:table-cell>
          <table:table-cell office:value-type="float" office:value="21449" table:style-name="ce14">
            <text:p>21,449</text:p>
          </table:table-cell>
          <table:table-cell office:value-type="float" office:value="3910613" table:style-name="ce14">
            <text:p>3,910,613</text:p>
          </table:table-cell>
          <table:table-cell office:value-type="float" office:value="152866" table:style-name="ce14">
            <text:p>152,866</text:p>
          </table:table-cell>
          <table:table-cell office:value-type="float" office:value="2241" table:style-name="ce16">
            <text:p>2,241</text:p>
          </table:table-cell>
          <table:table-cell office:value-type="float" office:value="150625" table:style-name="ce14">
            <text:p>150,625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Chiayi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屏東縣</text:p>
          </table:table-cell>
          <table:table-cell office:value-type="float" office:value="34681001" table:style-name="ce13">
            <text:p>34,681,001</text:p>
          </table:table-cell>
          <table:table-cell office:value-type="float" office:value="300653" table:style-name="ce14">
            <text:p>300,653</text:p>
          </table:table-cell>
          <table:table-cell office:value-type="float" office:value="34380348" table:style-name="ce14">
            <text:p>34,380,348</text:p>
          </table:table-cell>
          <table:table-cell office:value-type="float" office:value="10513050" table:style-name="ce14">
            <text:p>10,513,050</text:p>
          </table:table-cell>
          <table:table-cell office:value-type="float" office:value="43769" table:style-name="ce16">
            <text:p>43,769</text:p>
          </table:table-cell>
          <table:table-cell office:value-type="float" office:value="10469281" table:style-name="ce14">
            <text:p>10,469,281</text:p>
          </table:table-cell>
          <table:table-cell office:value-type="float" office:value="34778" table:style-name="ce16">
            <text:p>34,778</text:p>
          </table:table-cell>
          <table:table-cell office:value-type="float" office:value="178" table:style-name="ce16">
            <text:p>178</text:p>
          </table:table-cell>
          <table:table-cell office:value-type="float" office:value="34600" table:style-name="ce16">
            <text:p>34,600</text:p>
          </table:table-cell>
          <table:table-cell office:value-type="string" table:style-name="ce17">
            <text:p>Pingtung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臺東縣</text:p>
          </table:table-cell>
          <table:table-cell office:value-type="float" office:value="374979" table:style-name="ce13">
            <text:p>374,979</text:p>
          </table:table-cell>
          <table:table-cell office:value-type="float" office:value="422" table:style-name="ce14">
            <text:p>422</text:p>
          </table:table-cell>
          <table:table-cell office:value-type="float" office:value="374557" table:style-name="ce14">
            <text:p>374,557</text:p>
          </table:table-cell>
          <table:table-cell office:value-type="float" office:value="94" table:style-name="ce14">
            <text:p>94</text:p>
          </table:table-cell>
          <table:table-cell office:value-type="float" office:value="0" table:style-name="ce15">
            <text:p>0</text:p>
          </table:table-cell>
          <table:table-cell office:value-type="float" office:value="94" table:style-name="ce14">
            <text:p>94</text:p>
          </table:table-cell>
          <table:table-cell office:value-type="float" office:value="22" table:style-name="ce16">
            <text:p>22</text:p>
          </table:table-cell>
          <table:table-cell office:value-type="string" table:style-name="ce16">
            <text:p>-</text:p>
          </table:table-cell>
          <table:table-cell office:value-type="float" office:value="22" table:style-name="ce16">
            <text:p>22</text:p>
          </table:table-cell>
          <table:table-cell office:value-type="string" table:style-name="ce17">
            <text:p>Taitung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花蓮縣</text:p>
          </table:table-cell>
          <table:table-cell office:value-type="float" office:value="775883" table:style-name="ce13">
            <text:p>775,883</text:p>
          </table:table-cell>
          <table:table-cell office:value-type="float" office:value="376" table:style-name="ce14">
            <text:p>376</text:p>
          </table:table-cell>
          <table:table-cell office:value-type="float" office:value="775507" table:style-name="ce14">
            <text:p>775,507</text:p>
          </table:table-cell>
          <table:table-cell office:value-type="float" office:value="1757366" table:style-name="ce14">
            <text:p>1,757,366</text:p>
          </table:table-cell>
          <table:table-cell office:value-type="float" office:value="1292" table:style-name="ce16">
            <text:p>1,292</text:p>
          </table:table-cell>
          <table:table-cell office:value-type="float" office:value="1756074" table:style-name="ce14">
            <text:p>1,756,074</text:p>
          </table:table-cell>
          <table:table-cell office:value-type="float" office:value="23871" table:style-name="ce16">
            <text:p>23,871</text:p>
          </table:table-cell>
          <table:table-cell office:value-type="string" table:style-name="ce16">
            <text:p>-</text:p>
          </table:table-cell>
          <table:table-cell office:value-type="float" office:value="23871" table:style-name="ce16">
            <text:p>23,871</text:p>
          </table:table-cell>
          <table:table-cell office:value-type="string" table:style-name="ce17">
            <text:p>Hualien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澎湖縣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Penghu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基隆市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Keelung City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新竹市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Hsinchu City</text:p>
          </table:table-cell>
          <table:table-cell table:number-columns-repeated="16373"/>
        </table:table-row>
        <table:table-row table:style-name="ro5">
          <table:table-cell office:value-type="string" table:style-name="ce21">
            <text:p>嘉義市</text:p>
          </table:table-cell>
          <table:table-cell office:value-type="float" office:value="607663" table:style-name="ce13">
            <text:p>607,663</text:p>
          </table:table-cell>
          <table:table-cell office:value-type="float" office:value="1427" table:style-name="ce14">
            <text:p>1,427</text:p>
          </table:table-cell>
          <table:table-cell office:value-type="float" office:value="606236" table:style-name="ce16">
            <text:p>606,236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Chiayi City</text:p>
          </table:table-cell>
          <table:table-cell table:number-columns-repeated="16373"/>
        </table:table-row>
        <table:table-row table:style-name="ro6">
          <table:table-cell office:value-type="string" table:style-name="ce12">
            <text:p>金門縣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7">
            <text:p>Kinmen County</text:p>
          </table:table-cell>
          <table:table-cell table:number-columns-repeated="16373"/>
        </table:table-row>
        <table:table-row table:style-name="ro6">
          <table:table-cell office:value-type="string" table:style-name="ce22">
            <text:p>連江縣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24">
            <text:p>Lienchiang County<text:s text:c="2"/>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135">
            <text:p>資料來源：農業部動植物防疫檢疫署肉品檢查組(屠宰衛生檢查資訊網)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134">
            <text:p>Data Source︰Meat Inspection Division of Animal and Plant Health Inspection Agency, Ministry of Agriculture (Meat Inspection Information Web)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table:style-name="ce25"/>
          <table:table-cell table:number-columns-repeated="9" table:style-name="ce26"/>
          <table:table-cell table:number-columns-repeated="1014" table:style-name="ce1"/>
          <table:table-cell table:number-columns-repeated="15360"/>
        </table:table-row>
        <table:table-row table:number-rows-repeated="2" table:style-name="ro8">
          <table:table-cell table:style-name="ce27"/>
          <table:table-cell table:number-columns-repeated="9" table:style-name="ce26"/>
          <table:table-cell table:number-columns-repeated="1014" table:style-name="ce1"/>
          <table:table-cell table:number-columns-repeated="15360"/>
        </table:table-row>
        <table:table-row table:style-name="ro9">
          <table:table-cell office:value-type="string" table:number-columns-spanned="11" table:number-rows-spanned="1" table:style-name="ce143">
            <text:p>表1.112年屠宰衛生檢查結果-按縣市、畜(禽)種別分(續)</text:p>
            <text:p>The Statistics of Meat Inspection by District, Poultry and Livestock(Cont'd)</text:p>
          </table:table-cell>
          <table:covered-table-cell table:number-columns-repeated="10"/>
          <table:table-cell table:number-columns-repeated="1013" table:style-name="ce1"/>
          <table:table-cell table:number-columns-repeated="15360"/>
        </table:table-row>
        <table:table-row table:style-name="ro1">
          <table:table-cell table:number-columns-spanned="10" table:number-rows-spanned="1" table:style-name="ce142"/>
          <table:covered-table-cell table:number-columns-repeated="9"/>
          <table:table-cell office:value-type="string" table:style-name="ce28">
            <text:p>單位：頭</text:p>
            <text:p>Unit：Head</text:p>
          </table:table-cell>
          <table:table-cell table:number-columns-repeated="1013" table:style-name="ce1"/>
          <table:table-cell table:number-columns-repeated="15360"/>
        </table:table-row>
        <table:table-row table:style-name="ro10">
          <table:table-cell office:value-type="string" table:number-columns-spanned="1" table:number-rows-spanned="3" table:style-name="ce136">
            <text:p>縣市別</text:p>
          </table:table-cell>
          <table:table-cell office:value-type="string" table:number-columns-spanned="9" table:number-rows-spanned="1" table:style-name="ce137">
            <text:p>家畜</text:p>
            <text:p>Livestock</text:p>
          </table:table-cell>
          <table:covered-table-cell table:number-columns-repeated="8"/>
          <table:table-cell office:value-type="string" table:number-columns-spanned="1" table:number-rows-spanned="3" table:style-name="ce138">
            <text:p>Year, District</text:p>
          </table:table-cell>
          <table:table-cell table:number-columns-repeated="1013" table:style-name="ce1"/>
          <table:table-cell table:number-columns-repeated="15360"/>
        </table:table-row>
        <table:table-row table:style-name="ro11">
          <table:covered-table-cell/>
          <table:table-cell office:value-type="string" table:number-columns-spanned="3" table:number-rows-spanned="1" table:style-name="ce139">
            <text:p>豬</text:p>
            <text:p>Hog</text:p>
          </table:table-cell>
          <table:covered-table-cell table:number-columns-repeated="2"/>
          <table:table-cell office:value-type="string" table:number-columns-spanned="3" table:number-rows-spanned="1" table:style-name="ce140">
            <text:p>牛</text:p>
            <text:p>Cattle</text:p>
          </table:table-cell>
          <table:covered-table-cell table:number-columns-repeated="2"/>
          <table:table-cell office:value-type="string" table:number-columns-spanned="3" table:number-rows-spanned="1" table:style-name="ce141">
            <text:p>羊</text:p>
            <text:p>Goat</text:p>
          </table:table-cell>
          <table:covered-table-cell table:number-columns-repeated="2"/>
          <table:covered-table-cell/>
          <table:table-cell table:number-columns-repeated="1013" table:style-name="ce1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5">
            <text:p>合格數</text:p>
            <text:p>The number of qualified slaughter</text:p>
          </table:table-cell>
          <table:table-cell office:value-type="string" table:style-name="ce6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5">
            <text:p>合格數</text:p>
            <text:p>The number of qualified slaughter</text:p>
          </table:table-cell>
          <table:table-cell office:value-type="string" table:style-name="ce6">
            <text:p>檢查數</text:p>
            <text:p>The number of inspection</text:p>
          </table:table-cell>
          <table:table-cell office:value-type="string" table:style-name="ce5">
            <text:p>不合格數</text:p>
            <text:p>The number of unqualified slaughter</text:p>
          </table:table-cell>
          <table:table-cell office:value-type="string" table:style-name="ce5">
            <text:p>合格數</text:p>
            <text:p>The number of qualified slaughter</text:p>
          </table:table-cell>
          <table:covered-table-cell/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8">
            <text:p>合 <text:s/>計</text:p>
          </table:table-cell>
          <table:table-cell office:value-type="float" office:value="7844648" table:style-name="ce29">
            <text:p>7,844,648</text:p>
          </table:table-cell>
          <table:table-cell office:value-type="float" office:value="3479" table:style-name="ce30">
            <text:p>3,479</text:p>
          </table:table-cell>
          <table:table-cell office:value-type="float" office:value="7841169" table:style-name="ce30">
            <text:p>7,841,169</text:p>
          </table:table-cell>
          <table:table-cell office:value-type="float" office:value="41342" table:style-name="ce30">
            <text:p>41,342</text:p>
          </table:table-cell>
          <table:table-cell office:value-type="float" office:value="259" table:style-name="ce30">
            <text:p>259</text:p>
          </table:table-cell>
          <table:table-cell office:value-type="float" office:value="41083" table:style-name="ce30">
            <text:p>41,083</text:p>
          </table:table-cell>
          <table:table-cell office:value-type="float" office:value="48292" table:style-name="ce30">
            <text:p>48,292</text:p>
          </table:table-cell>
          <table:table-cell office:value-type="float" office:value="16" table:style-name="ce30">
            <text:p>16</text:p>
          </table:table-cell>
          <table:table-cell office:value-type="float" office:value="48276" table:style-name="ce31">
            <text:p>48,276</text:p>
          </table:table-cell>
          <table:table-cell office:value-type="string" table:style-name="ce32">
            <text:p>Total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新北市</text:p>
          </table:table-cell>
          <table:table-cell office:value-type="float" office:value="1030683" table:style-name="ce33">
            <text:p>1,030,683</text:p>
          </table:table-cell>
          <table:table-cell office:value-type="float" office:value="27" table:style-name="ce15">
            <text:p>27</text:p>
          </table:table-cell>
          <table:table-cell office:value-type="float" office:value="1030656" table:style-name="ce15">
            <text:p>1,030,656</text:p>
          </table:table-cell>
          <table:table-cell office:value-type="float" office:value="3334" table:style-name="ce15">
            <text:p>3,334</text:p>
          </table:table-cell>
          <table:table-cell office:value-type="float" office:value="0" table:style-name="ce15">
            <text:p>0</text:p>
          </table:table-cell>
          <table:table-cell office:value-type="float" office:value="3334" table:style-name="ce15">
            <text:p>3,334</text:p>
          </table:table-cell>
          <table:table-cell office:value-type="float" office:value="272" table:style-name="ce15">
            <text:p>272</text:p>
          </table:table-cell>
          <table:table-cell office:value-type="float" office:value="0" table:style-name="ce15">
            <text:p>0</text:p>
          </table:table-cell>
          <table:table-cell office:value-type="float" office:value="272" table:style-name="ce34">
            <text:p>272</text:p>
          </table:table-cell>
          <table:table-cell office:value-type="string" table:style-name="ce17">
            <text:p>New Taipei City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8">
            <text:p>臺北市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Taipei City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桃園市</text:p>
          </table:table-cell>
          <table:table-cell office:value-type="float" office:value="961661" table:style-name="ce33">
            <text:p>961,661</text:p>
          </table:table-cell>
          <table:table-cell office:value-type="float" office:value="181" table:style-name="ce15">
            <text:p>181</text:p>
          </table:table-cell>
          <table:table-cell office:value-type="float" office:value="961480" table:style-name="ce15">
            <text:p>961,480</text:p>
          </table:table-cell>
          <table:table-cell office:value-type="float" office:value="4459" table:style-name="ce15">
            <text:p>4,459</text:p>
          </table:table-cell>
          <table:table-cell office:value-type="float" office:value="2" table:style-name="ce15">
            <text:p>2</text:p>
          </table:table-cell>
          <table:table-cell office:value-type="float" office:value="4457" table:style-name="ce15">
            <text:p>4,457</text:p>
          </table:table-cell>
          <table:table-cell office:value-type="float" office:value="2741" table:style-name="ce15">
            <text:p>2,741</text:p>
          </table:table-cell>
          <table:table-cell office:value-type="float" office:value="0" table:style-name="ce15">
            <text:p>0</text:p>
          </table:table-cell>
          <table:table-cell office:value-type="float" office:value="2741" table:style-name="ce34">
            <text:p>2,741</text:p>
          </table:table-cell>
          <table:table-cell office:value-type="string" table:style-name="ce17">
            <text:p>Taoyuan City<text:s text:c="2"/></text:p>
          </table:table-cell>
          <table:table-cell table:style-name="ce1"/>
          <table:table-cell table:style-name="ce35"/>
          <table:table-cell table:number-columns-repeated="16371"/>
        </table:table-row>
        <table:table-row table:style-name="ro5">
          <table:table-cell office:value-type="string" table:style-name="ce19">
            <text:p>臺中市</text:p>
          </table:table-cell>
          <table:table-cell office:value-type="float" office:value="870880" table:style-name="ce33">
            <text:p>870,880</text:p>
          </table:table-cell>
          <table:table-cell office:value-type="float" office:value="259" table:style-name="ce15">
            <text:p>259</text:p>
          </table:table-cell>
          <table:table-cell office:value-type="float" office:value="870621" table:style-name="ce15">
            <text:p>870,621</text:p>
          </table:table-cell>
          <table:table-cell office:value-type="float" office:value="1445" table:style-name="ce15">
            <text:p>1,445</text:p>
          </table:table-cell>
          <table:table-cell office:value-type="float" office:value="29" table:style-name="ce15">
            <text:p>29</text:p>
          </table:table-cell>
          <table:table-cell office:value-type="float" office:value="1416" table:style-name="ce15">
            <text:p>1,416</text:p>
          </table:table-cell>
          <table:table-cell office:value-type="float" office:value="1087" table:style-name="ce15">
            <text:p>1,087</text:p>
          </table:table-cell>
          <table:table-cell office:value-type="float" office:value="0" table:style-name="ce15">
            <text:p>0</text:p>
          </table:table-cell>
          <table:table-cell office:value-type="float" office:value="1087" table:style-name="ce34">
            <text:p>1,087</text:p>
          </table:table-cell>
          <table:table-cell office:value-type="string" table:style-name="ce17">
            <text:p>Taichung City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臺南市</text:p>
          </table:table-cell>
          <table:table-cell office:value-type="float" office:value="368532" table:style-name="ce33">
            <text:p>368,532</text:p>
          </table:table-cell>
          <table:table-cell office:value-type="float" office:value="283" table:style-name="ce15">
            <text:p>283</text:p>
          </table:table-cell>
          <table:table-cell office:value-type="float" office:value="368249" table:style-name="ce15">
            <text:p>368,249</text:p>
          </table:table-cell>
          <table:table-cell office:value-type="float" office:value="15444" table:style-name="ce15">
            <text:p>15,444</text:p>
          </table:table-cell>
          <table:table-cell office:value-type="float" office:value="58" table:style-name="ce15">
            <text:p>58</text:p>
          </table:table-cell>
          <table:table-cell office:value-type="float" office:value="15386" table:style-name="ce15">
            <text:p>15,386</text:p>
          </table:table-cell>
          <table:table-cell office:value-type="float" office:value="3260" table:style-name="ce15">
            <text:p>3,260</text:p>
          </table:table-cell>
          <table:table-cell office:value-type="float" office:value="0" table:style-name="ce15">
            <text:p>0</text:p>
          </table:table-cell>
          <table:table-cell office:value-type="float" office:value="3260" table:style-name="ce34">
            <text:p>3,260</text:p>
          </table:table-cell>
          <table:table-cell office:value-type="string" table:style-name="ce17">
            <text:p>Tainan City</text:p>
          </table:table-cell>
          <table:table-cell table:style-name="ce1"/>
          <table:table-cell table:style-name="ce35"/>
          <table:table-cell table:number-columns-repeated="16371"/>
        </table:table-row>
        <table:table-row table:style-name="ro5">
          <table:table-cell office:value-type="string" table:style-name="ce12">
            <text:p>高雄市</text:p>
          </table:table-cell>
          <table:table-cell office:value-type="float" office:value="909357" table:style-name="ce33">
            <text:p>909,357</text:p>
          </table:table-cell>
          <table:table-cell office:value-type="float" office:value="698" table:style-name="ce15">
            <text:p>698</text:p>
          </table:table-cell>
          <table:table-cell office:value-type="float" office:value="908659" table:style-name="ce15">
            <text:p>908,659</text:p>
          </table:table-cell>
          <table:table-cell office:value-type="float" office:value="4203" table:style-name="ce15">
            <text:p>4,203</text:p>
          </table:table-cell>
          <table:table-cell office:value-type="float" office:value="28" table:style-name="ce15">
            <text:p>28</text:p>
          </table:table-cell>
          <table:table-cell office:value-type="float" office:value="4175" table:style-name="ce15">
            <text:p>4,175</text:p>
          </table:table-cell>
          <table:table-cell office:value-type="float" office:value="1871" table:style-name="ce15">
            <text:p>1,871</text:p>
          </table:table-cell>
          <table:table-cell office:value-type="float" office:value="4" table:style-name="ce15">
            <text:p>4</text:p>
          </table:table-cell>
          <table:table-cell office:value-type="float" office:value="1867" table:style-name="ce34">
            <text:p>1,867</text:p>
          </table:table-cell>
          <table:table-cell office:value-type="string" table:style-name="ce17">
            <text:p>Kaohsiung City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2">
            <text:p>宜蘭縣</text:p>
          </table:table-cell>
          <table:table-cell office:value-type="float" office:value="106302" table:style-name="ce33">
            <text:p>106,302</text:p>
          </table:table-cell>
          <table:table-cell office:value-type="float" office:value="31" table:style-name="ce15">
            <text:p>31</text:p>
          </table:table-cell>
          <table:table-cell office:value-type="float" office:value="106271" table:style-name="ce15">
            <text:p>106,27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5" table:style-name="ce15">
            <text:p>35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34">
            <text:p>35</text:p>
          </table:table-cell>
          <table:table-cell office:value-type="string" table:style-name="ce17">
            <text:p>Yilan County<text:s text:c="2"/>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新竹縣</text:p>
          </table:table-cell>
          <table:table-cell office:value-type="float" office:value="123640" table:style-name="ce33">
            <text:p>123,640</text:p>
          </table:table-cell>
          <table:table-cell office:value-type="float" office:value="32" table:style-name="ce15">
            <text:p>32</text:p>
          </table:table-cell>
          <table:table-cell office:value-type="float" office:value="123608" table:style-name="ce15">
            <text:p>123,60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3" table:style-name="ce15">
            <text:p>43</text:p>
          </table:table-cell>
          <table:table-cell office:value-type="float" office:value="0" table:style-name="ce15">
            <text:p>0</text:p>
          </table:table-cell>
          <table:table-cell office:value-type="float" office:value="43" table:style-name="ce34">
            <text:p>43</text:p>
          </table:table-cell>
          <table:table-cell office:value-type="string" table:style-name="ce17">
            <text:p>Hsinchu County<text:s text:c="2"/>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苗栗縣</text:p>
          </table:table-cell>
          <table:table-cell office:value-type="float" office:value="111329" table:style-name="ce33">
            <text:p>111,329</text:p>
          </table:table-cell>
          <table:table-cell office:value-type="float" office:value="34" table:style-name="ce15">
            <text:p>34</text:p>
          </table:table-cell>
          <table:table-cell office:value-type="float" office:value="111295" table:style-name="ce15">
            <text:p>111,29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38" table:style-name="ce15">
            <text:p>438</text:p>
          </table:table-cell>
          <table:table-cell office:value-type="float" office:value="0" table:style-name="ce15">
            <text:p>0</text:p>
          </table:table-cell>
          <table:table-cell office:value-type="float" office:value="438" table:style-name="ce34">
            <text:p>438</text:p>
          </table:table-cell>
          <table:table-cell office:value-type="string" table:style-name="ce17">
            <text:p>Miaoli County<text:s text:c="2"/></text:p>
          </table:table-cell>
          <table:table-cell table:number-columns-repeated="1013" table:style-name="ce1"/>
          <table:table-cell table:number-columns-repeated="15360"/>
        </table:table-row>
        <table:table-row table:style-name="ro5">
          <table:table-cell office:value-type="string" table:style-name="ce19">
            <text:p>彰化縣</text:p>
          </table:table-cell>
          <table:table-cell office:value-type="float" office:value="644906" table:style-name="ce33">
            <text:p>644,906</text:p>
          </table:table-cell>
          <table:table-cell office:value-type="float" office:value="141" table:style-name="ce15">
            <text:p>141</text:p>
          </table:table-cell>
          <table:table-cell office:value-type="float" office:value="644765" table:style-name="ce15">
            <text:p>644,76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564" table:style-name="ce15">
            <text:p>20,564</text:p>
          </table:table-cell>
          <table:table-cell office:value-type="float" office:value="3" table:style-name="ce15">
            <text:p>3</text:p>
          </table:table-cell>
          <table:table-cell office:value-type="float" office:value="20561" table:style-name="ce34">
            <text:p>20,561</text:p>
          </table:table-cell>
          <table:table-cell office:value-type="string" table:style-name="ce17">
            <text:p>Changhua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南投縣</text:p>
          </table:table-cell>
          <table:table-cell office:value-type="float" office:value="273806" table:style-name="ce33">
            <text:p>273,806</text:p>
          </table:table-cell>
          <table:table-cell office:value-type="float" office:value="63" table:style-name="ce15">
            <text:p>63</text:p>
          </table:table-cell>
          <table:table-cell office:value-type="float" office:value="273743" table:style-name="ce15">
            <text:p>273,74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008" table:style-name="ce15">
            <text:p>4,008</text:p>
          </table:table-cell>
          <table:table-cell office:value-type="float" office:value="1" table:style-name="ce15">
            <text:p>1</text:p>
          </table:table-cell>
          <table:table-cell office:value-type="float" office:value="4007" table:style-name="ce34">
            <text:p>4,007</text:p>
          </table:table-cell>
          <table:table-cell office:value-type="string" table:style-name="ce17">
            <text:p>Nantou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雲林縣</text:p>
          </table:table-cell>
          <table:table-cell office:value-type="float" office:value="604731" table:style-name="ce33">
            <text:p>604,731</text:p>
          </table:table-cell>
          <table:table-cell office:value-type="float" office:value="756" table:style-name="ce15">
            <text:p>756</text:p>
          </table:table-cell>
          <table:table-cell office:value-type="float" office:value="603975" table:style-name="ce15">
            <text:p>603,975</text:p>
          </table:table-cell>
          <table:table-cell office:value-type="float" office:value="5565" table:style-name="ce15">
            <text:p>5,565</text:p>
          </table:table-cell>
          <table:table-cell office:value-type="float" office:value="37" table:style-name="ce15">
            <text:p>37</text:p>
          </table:table-cell>
          <table:table-cell office:value-type="float" office:value="5528" table:style-name="ce15">
            <text:p>5,528</text:p>
          </table:table-cell>
          <table:table-cell office:value-type="float" office:value="9064" table:style-name="ce15">
            <text:p>9,064</text:p>
          </table:table-cell>
          <table:table-cell office:value-type="float" office:value="2" table:style-name="ce15">
            <text:p>2</text:p>
          </table:table-cell>
          <table:table-cell office:value-type="float" office:value="9062" table:style-name="ce34">
            <text:p>9,062</text:p>
          </table:table-cell>
          <table:table-cell office:value-type="string" table:style-name="ce17">
            <text:p>Yunlin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嘉義縣</text:p>
          </table:table-cell>
          <table:table-cell office:value-type="float" office:value="103428" table:style-name="ce33">
            <text:p>103,428</text:p>
          </table:table-cell>
          <table:table-cell office:value-type="float" office:value="86" table:style-name="ce15">
            <text:p>86</text:p>
          </table:table-cell>
          <table:table-cell office:value-type="float" office:value="103342" table:style-name="ce15">
            <text:p>103,342</text:p>
          </table:table-cell>
          <table:table-cell office:value-type="float" office:value="5008" table:style-name="ce15">
            <text:p>5,008</text:p>
          </table:table-cell>
          <table:table-cell office:value-type="float" office:value="99" table:style-name="ce15">
            <text:p>99</text:p>
          </table:table-cell>
          <table:table-cell office:value-type="float" office:value="4909" table:style-name="ce15">
            <text:p>4,909</text:p>
          </table:table-cell>
          <table:table-cell office:value-type="float" office:value="864" table:style-name="ce15">
            <text:p>864</text:p>
          </table:table-cell>
          <table:table-cell office:value-type="float" office:value="1" table:style-name="ce15">
            <text:p>1</text:p>
          </table:table-cell>
          <table:table-cell office:value-type="float" office:value="863" table:style-name="ce34">
            <text:p>863</text:p>
          </table:table-cell>
          <table:table-cell office:value-type="string" table:style-name="ce17">
            <text:p>Chiayi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屏東縣</text:p>
          </table:table-cell>
          <table:table-cell office:value-type="float" office:value="1329622" table:style-name="ce33">
            <text:p>1,329,622</text:p>
          </table:table-cell>
          <table:table-cell office:value-type="float" office:value="537" table:style-name="ce15">
            <text:p>537</text:p>
          </table:table-cell>
          <table:table-cell office:value-type="float" office:value="1329085" table:style-name="ce15">
            <text:p>1,329,08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13" table:style-name="ce15">
            <text:p>513</text:p>
          </table:table-cell>
          <table:table-cell office:value-type="float" office:value="0" table:style-name="ce15">
            <text:p>0</text:p>
          </table:table-cell>
          <table:table-cell office:value-type="float" office:value="513" table:style-name="ce34">
            <text:p>513</text:p>
          </table:table-cell>
          <table:table-cell office:value-type="string" table:style-name="ce17">
            <text:p>Pingtung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臺東縣</text:p>
          </table:table-cell>
          <table:table-cell office:value-type="float" office:value="54285" table:style-name="ce33">
            <text:p>54,285</text:p>
          </table:table-cell>
          <table:table-cell office:value-type="float" office:value="39" table:style-name="ce15">
            <text:p>39</text:p>
          </table:table-cell>
          <table:table-cell office:value-type="float" office:value="54246" table:style-name="ce15">
            <text:p>54,246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217" table:style-name="ce15">
            <text:p>217</text:p>
          </table:table-cell>
          <table:table-cell office:value-type="float" office:value="1" table:style-name="ce15">
            <text:p>1</text:p>
          </table:table-cell>
          <table:table-cell office:value-type="float" office:value="216" table:style-name="ce34">
            <text:p>216</text:p>
          </table:table-cell>
          <table:table-cell office:value-type="string" table:style-name="ce17">
            <text:p>Taitung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花蓮縣</text:p>
          </table:table-cell>
          <table:table-cell office:value-type="float" office:value="92789" table:style-name="ce33">
            <text:p>92,789</text:p>
          </table:table-cell>
          <table:table-cell office:value-type="float" office:value="18" table:style-name="ce15">
            <text:p>18</text:p>
          </table:table-cell>
          <table:table-cell office:value-type="float" office:value="92771" table:style-name="ce15">
            <text:p>92,771</text:p>
          </table:table-cell>
          <table:table-cell office:value-type="float" office:value="111" table:style-name="ce15">
            <text:p>111</text:p>
          </table:table-cell>
          <table:table-cell office:value-type="float" office:value="0" table:style-name="ce15">
            <text:p>0</text:p>
          </table:table-cell>
          <table:table-cell office:value-type="float" office:value="111" table:style-name="ce15">
            <text:p>111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34">
            <text:p>27</text:p>
          </table:table-cell>
          <table:table-cell office:value-type="string" table:style-name="ce17">
            <text:p>Hualien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澎湖縣</text:p>
          </table:table-cell>
          <table:table-cell office:value-type="float" office:value="12971" table:style-name="ce33">
            <text:p>12,971</text:p>
          </table:table-cell>
          <table:table-cell office:value-type="float" office:value="19" table:style-name="ce15">
            <text:p>19</text:p>
          </table:table-cell>
          <table:table-cell office:value-type="float" office:value="12952" table:style-name="ce15">
            <text:p>12,952</text:p>
          </table:table-cell>
          <table:table-cell office:value-type="float" office:value="62" table:style-name="ce15">
            <text:p>62</text:p>
          </table:table-cell>
          <table:table-cell office:value-type="float" office:value="0" table:style-name="ce15">
            <text:p>0</text:p>
          </table:table-cell>
          <table:table-cell office:value-type="float" office:value="62" table:style-name="ce15">
            <text:p>62</text:p>
          </table:table-cell>
          <table:table-cell office:value-type="float" office:value="412" table:style-name="ce15">
            <text:p>412</text:p>
          </table:table-cell>
          <table:table-cell office:value-type="float" office:value="1" table:style-name="ce15">
            <text:p>1</text:p>
          </table:table-cell>
          <table:table-cell office:value-type="float" office:value="411" table:style-name="ce34">
            <text:p>411</text:p>
          </table:table-cell>
          <table:table-cell office:value-type="string" table:style-name="ce17">
            <text:p>Penghu County<text:s text:c="2"/>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基隆市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7">
            <text:p>Keelung City</text:p>
          </table:table-cell>
          <table:table-cell table:number-columns-repeated="16373"/>
        </table:table-row>
        <table:table-row table:style-name="ro6">
          <table:table-cell office:value-type="string" table:style-name="ce12">
            <text:p>新竹市</text:p>
          </table:table-cell>
          <table:table-cell office:value-type="float" office:value="91527" table:style-name="ce33">
            <text:p>91,527</text:p>
          </table:table-cell>
          <table:table-cell office:value-type="float" office:value="11" table:style-name="ce15">
            <text:p>11</text:p>
          </table:table-cell>
          <table:table-cell office:value-type="float" office:value="91516" table:style-name="ce15">
            <text:p>91,5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81" table:style-name="ce15">
            <text:p>481</text:p>
          </table:table-cell>
          <table:table-cell office:value-type="float" office:value="0" table:style-name="ce15">
            <text:p>0</text:p>
          </table:table-cell>
          <table:table-cell office:value-type="float" office:value="481" table:style-name="ce34">
            <text:p>481</text:p>
          </table:table-cell>
          <table:table-cell office:value-type="string" table:style-name="ce17">
            <text:p>Hsinchu City</text:p>
          </table:table-cell>
          <table:table-cell table:number-columns-repeated="16373"/>
        </table:table-row>
        <table:table-row table:style-name="ro6">
          <table:table-cell office:value-type="string" table:style-name="ce21">
            <text:p>嘉義市</text:p>
          </table:table-cell>
          <table:table-cell office:value-type="float" office:value="138168" table:style-name="ce33">
            <text:p>138,168</text:p>
          </table:table-cell>
          <table:table-cell office:value-type="float" office:value="228" table:style-name="ce15">
            <text:p>228</text:p>
          </table:table-cell>
          <table:table-cell office:value-type="float" office:value="137940" table:style-name="ce15">
            <text:p>137,940</text:p>
          </table:table-cell>
          <table:table-cell office:value-type="float" office:value="655" table:style-name="ce15">
            <text:p>655</text:p>
          </table:table-cell>
          <table:table-cell office:value-type="float" office:value="0" table:style-name="ce15">
            <text:p>0</text:p>
          </table:table-cell>
          <table:table-cell office:value-type="float" office:value="655" table:style-name="ce15">
            <text:p>655</text:p>
          </table:table-cell>
          <table:table-cell office:value-type="float" office:value="556" table:style-name="ce15">
            <text:p>556</text:p>
          </table:table-cell>
          <table:table-cell office:value-type="float" office:value="1" table:style-name="ce15">
            <text:p>1</text:p>
          </table:table-cell>
          <table:table-cell office:value-type="float" office:value="555" table:style-name="ce34">
            <text:p>555</text:p>
          </table:table-cell>
          <table:table-cell office:value-type="string" table:style-name="ce17">
            <text:p>Chiayi City</text:p>
          </table:table-cell>
          <table:table-cell table:number-columns-repeated="16373"/>
        </table:table-row>
        <table:table-row table:style-name="ro6">
          <table:table-cell office:value-type="string" table:style-name="ce12">
            <text:p>金門縣</text:p>
          </table:table-cell>
          <table:table-cell office:value-type="float" office:value="16031" table:style-name="ce33">
            <text:p>16,031</text:p>
          </table:table-cell>
          <table:table-cell office:value-type="float" office:value="36" table:style-name="ce15">
            <text:p>36</text:p>
          </table:table-cell>
          <table:table-cell office:value-type="float" office:value="15995" table:style-name="ce15">
            <text:p>15,995</text:p>
          </table:table-cell>
          <table:table-cell office:value-type="float" office:value="1050" table:style-name="ce15">
            <text:p>1,050</text:p>
          </table:table-cell>
          <table:table-cell office:value-type="float" office:value="6" table:style-name="ce15">
            <text:p>6</text:p>
          </table:table-cell>
          <table:table-cell office:value-type="float" office:value="1044" table:style-name="ce15">
            <text:p>1,044</text:p>
          </table:table-cell>
          <table:table-cell office:value-type="float" office:value="1839" table:style-name="ce15">
            <text:p>1,839</text:p>
          </table:table-cell>
          <table:table-cell office:value-type="float" office:value="2" table:style-name="ce15">
            <text:p>2</text:p>
          </table:table-cell>
          <table:table-cell office:value-type="float" office:value="1837" table:style-name="ce34">
            <text:p>1,837</text:p>
          </table:table-cell>
          <table:table-cell office:value-type="string" table:style-name="ce17">
            <text:p>Kinmen County</text:p>
          </table:table-cell>
          <table:table-cell table:number-columns-repeated="16373"/>
        </table:table-row>
        <table:table-row table:style-name="ro6">
          <table:table-cell office:value-type="string" table:style-name="ce22">
            <text:p>連江縣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4">
            <text:p>Lienchiang County<text:s text:c="2"/>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133">
            <text:p>資料來源：農業部動植物防疫檢疫署肉品檢查組(屠宰衛生檢查資訊網)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134">
            <text:p>Data Source︰Meat Inspection Division of Animal and Plant Health Inspection Agency, Ministry of Agriculture (Meat Inspection Information Web)</text:p>
          </table:table-cell>
          <table:covered-table-cell table:number-columns-repeated="10"/>
          <table:table-cell table:number-columns-repeated="16373"/>
        </table:table-row>
        <table:table-row table:number-rows-repeated="1048513" table:style-name="ro5">
          <table:table-cell table:number-columns-repeated="16384"/>
        </table:table-row>
      </table:table>
      <table:table table:name="肉檢表2" table:style-name="ta2">
        <table:table-column table:style-name="co10" table:default-cell-style-name="ce64"/>
        <table:table-column table:style-name="co8" table:default-cell-style-name="ce65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25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number-columns-repeated="1005" table:default-cell-style-name="ce1"/>
        <table:table-column table:style-name="co9" table:number-columns-repeated="15360" table:default-cell-style-name="ce2"/>
        <table:table-row table:style-name="ro12">
          <table:table-cell office:value-type="string" table:number-columns-spanned="10" table:number-rows-spanned="1" table:style-name="ce144">
            <text:p>表2.家禽、家畜屠宰衛生檢查</text:p>
            <text:p>The Statistics of Poultry and Livestock Inspection</text:p>
          </table:table-cell>
          <table:covered-table-cell table:number-columns-repeated="9"/>
          <table:table-cell table:number-columns-repeated="16374"/>
        </table:table-row>
        <table:table-row table:style-name="ro13">
          <table:table-cell table:number-columns-spanned="9" table:number-rows-spanned="1" table:style-name="ce142"/>
          <table:covered-table-cell table:number-columns-repeated="8"/>
          <table:table-cell office:value-type="string" table:style-name="ce3">
            <text:p>單位：隻、頭</text:p>
            <text:p>Unit：Head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2" table:style-name="ce145">
            <text:p>年別及縣市別</text:p>
          </table:table-cell>
          <table:table-cell office:value-type="string" table:number-columns-spanned="4" table:number-rows-spanned="1" table:style-name="ce146">
            <text:p>家禽</text:p>
            <text:p>Poultry</text:p>
          </table:table-cell>
          <table:covered-table-cell table:number-columns-repeated="3"/>
          <table:table-cell office:value-type="string" table:number-columns-spanned="4" table:number-rows-spanned="1" table:style-name="ce147">
            <text:p>家畜</text:p>
            <text:p>Livestock</text:p>
          </table:table-cell>
          <table:covered-table-cell table:number-columns-repeated="3"/>
          <table:table-cell office:value-type="string" table:number-columns-spanned="1" table:number-rows-spanned="2" table:style-name="ce138">
            <text:p>Year, District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7">
            <text:p>合計</text:p>
            <text:p>Total</text:p>
          </table:table-cell>
          <table:table-cell office:value-type="string" table:style-name="ce38">
            <text:p>雞</text:p>
            <text:p>Chicken</text:p>
          </table:table-cell>
          <table:table-cell office:value-type="string" table:style-name="ce38">
            <text:p>鴨</text:p>
            <text:p>Duck</text:p>
          </table:table-cell>
          <table:table-cell office:value-type="string" table:style-name="ce38">
            <text:p>鵝</text:p>
            <text:p>Goose</text:p>
          </table:table-cell>
          <table:table-cell office:value-type="string" table:style-name="ce39">
            <text:p>合計</text:p>
            <text:p>Total</text:p>
          </table:table-cell>
          <table:table-cell office:value-type="string" table:style-name="ce38">
            <text:p>豬</text:p>
            <text:p>Hog</text:p>
          </table:table-cell>
          <table:table-cell office:value-type="string" table:style-name="ce38">
            <text:p>牛</text:p>
            <text:p>Cattle</text:p>
          </table:table-cell>
          <table:table-cell office:value-type="string" table:style-name="ce40">
            <text:p>羊</text:p>
            <text:p>Goat</text:p>
          </table:table-cell>
          <table:covered-table-cell/>
          <table:table-cell table:number-columns-repeated="16374"/>
        </table:table-row>
        <table:table-row table:style-name="ro5">
          <table:table-cell office:value-type="string" table:style-name="ce18">
            <text:p>民國 95 年</text:p>
          </table:table-cell>
          <table:table-cell office:value-type="float" office:value="176049555" table:style-name="ce41">
            <text:p>176,049,555</text:p>
          </table:table-cell>
          <table:table-cell office:value-type="float" office:value="164406234" table:style-name="ce42">
            <text:p>164,406,234</text:p>
          </table:table-cell>
          <table:table-cell office:value-type="float" office:value="11559544" table:style-name="ce42">
            <text:p>11,559,544</text:p>
          </table:table-cell>
          <table:table-cell office:value-type="float" office:value="83777" table:style-name="ce42">
            <text:p>83,777</text:p>
          </table:table-cell>
          <table:table-cell office:value-type="float" office:value="8763468" table:style-name="ce42">
            <text:p>8,763,468</text:p>
          </table:table-cell>
          <table:table-cell office:value-type="float" office:value="8703445" table:style-name="ce42">
            <text:p>8,703,445</text:p>
          </table:table-cell>
          <table:table-cell office:value-type="float" office:value="27567" table:style-name="ce42">
            <text:p>27,567</text:p>
          </table:table-cell>
          <table:table-cell office:value-type="float" office:value="32456" table:style-name="ce43">
            <text:p>32,456</text:p>
          </table:table-cell>
          <table:table-cell office:value-type="float" office:value="2006" table:style-name="ce44">
            <text:p>2006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 text:c="2"/>96</text:p>
          </table:table-cell>
          <table:table-cell office:value-type="float" office:value="190360921" table:style-name="ce46">
            <text:p>190,360,921</text:p>
          </table:table-cell>
          <table:table-cell office:value-type="float" office:value="178750399" table:style-name="ce47">
            <text:p>178,750,399</text:p>
          </table:table-cell>
          <table:table-cell office:value-type="float" office:value="11423635" table:style-name="ce47">
            <text:p>11,423,635</text:p>
          </table:table-cell>
          <table:table-cell office:value-type="float" office:value="186887" table:style-name="ce47">
            <text:p>186,887</text:p>
          </table:table-cell>
          <table:table-cell office:value-type="float" office:value="8831888" table:style-name="ce47">
            <text:p>8,831,888</text:p>
          </table:table-cell>
          <table:table-cell office:value-type="float" office:value="8767746" table:style-name="ce47">
            <text:p>8,767,746</text:p>
          </table:table-cell>
          <table:table-cell office:value-type="float" office:value="26020" table:style-name="ce47">
            <text:p>26,020</text:p>
          </table:table-cell>
          <table:table-cell office:value-type="float" office:value="38122" table:style-name="ce48">
            <text:p>38,122</text:p>
          </table:table-cell>
          <table:table-cell office:value-type="float" office:value="2007" table:style-name="ce44">
            <text:p>2007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 text:c="2"/>97</text:p>
          </table:table-cell>
          <table:table-cell office:value-type="float" office:value="200321457" table:style-name="ce46">
            <text:p>200,321,457</text:p>
          </table:table-cell>
          <table:table-cell office:value-type="float" office:value="187484251" table:style-name="ce47">
            <text:p>187,484,251</text:p>
          </table:table-cell>
          <table:table-cell office:value-type="float" office:value="12379831" table:style-name="ce47">
            <text:p>12,379,831</text:p>
          </table:table-cell>
          <table:table-cell office:value-type="float" office:value="457375" table:style-name="ce47">
            <text:p>457,375</text:p>
          </table:table-cell>
          <table:table-cell office:value-type="float" office:value="8183940" table:style-name="ce47">
            <text:p>8,183,940</text:p>
          </table:table-cell>
          <table:table-cell office:value-type="float" office:value="8116539" table:style-name="ce47">
            <text:p>8,116,539</text:p>
          </table:table-cell>
          <table:table-cell office:value-type="float" office:value="27407" table:style-name="ce47">
            <text:p>27,407</text:p>
          </table:table-cell>
          <table:table-cell office:value-type="float" office:value="39994" table:style-name="ce48">
            <text:p>39,994</text:p>
          </table:table-cell>
          <table:table-cell office:value-type="float" office:value="2008" table:style-name="ce44">
            <text:p>2008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 text:c="2"/>98</text:p>
          </table:table-cell>
          <table:table-cell office:value-type="float" office:value="223885848" table:style-name="ce46">
            <text:p>223,885,848</text:p>
          </table:table-cell>
          <table:table-cell office:value-type="float" office:value="204725685" table:style-name="ce47">
            <text:p>204,725,685</text:p>
          </table:table-cell>
          <table:table-cell office:value-type="float" office:value="18007436" table:style-name="ce47">
            <text:p>18,007,436</text:p>
          </table:table-cell>
          <table:table-cell office:value-type="float" office:value="1152727" table:style-name="ce47">
            <text:p>1,152,727</text:p>
          </table:table-cell>
          <table:table-cell office:value-type="float" office:value="8220057" table:style-name="ce47">
            <text:p>8,220,057</text:p>
          </table:table-cell>
          <table:table-cell office:value-type="float" office:value="8151069" table:style-name="ce47">
            <text:p>8,151,069</text:p>
          </table:table-cell>
          <table:table-cell office:value-type="float" office:value="29726" table:style-name="ce47">
            <text:p>29,726</text:p>
          </table:table-cell>
          <table:table-cell office:value-type="float" office:value="39262" table:style-name="ce48">
            <text:p>39,262</text:p>
          </table:table-cell>
          <table:table-cell office:value-type="float" office:value="2009" table:style-name="ce44">
            <text:p>2009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 text:c="2"/>99</text:p>
          </table:table-cell>
          <table:table-cell office:value-type="float" office:value="244069669" table:style-name="ce46">
            <text:p>244,069,669</text:p>
          </table:table-cell>
          <table:table-cell office:value-type="float" office:value="216799471" table:style-name="ce47">
            <text:p>216,799,471</text:p>
          </table:table-cell>
          <table:table-cell office:value-type="float" office:value="25437187" table:style-name="ce47">
            <text:p>25,437,187</text:p>
          </table:table-cell>
          <table:table-cell office:value-type="float" office:value="1833011" table:style-name="ce47">
            <text:p>1,833,011</text:p>
          </table:table-cell>
          <table:table-cell office:value-type="float" office:value="8091306" table:style-name="ce47">
            <text:p>8,091,306</text:p>
          </table:table-cell>
          <table:table-cell office:value-type="float" office:value="8023223" table:style-name="ce47">
            <text:p>8,023,223</text:p>
          </table:table-cell>
          <table:table-cell office:value-type="float" office:value="31701" table:style-name="ce47">
            <text:p>31,701</text:p>
          </table:table-cell>
          <table:table-cell office:value-type="float" office:value="36382" table:style-name="ce48">
            <text:p>36,382</text:p>
          </table:table-cell>
          <table:table-cell office:value-type="float" office:value="2010" table:style-name="ce44">
            <text:p>2010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0</text:p>
          </table:table-cell>
          <table:table-cell office:value-type="float" office:value="269875041" table:style-name="ce46">
            <text:p>269,875,041</text:p>
          </table:table-cell>
          <table:table-cell office:value-type="float" office:value="236180191" table:style-name="ce47">
            <text:p>236,180,191</text:p>
          </table:table-cell>
          <table:table-cell office:value-type="float" office:value="30085579" table:style-name="ce47">
            <text:p>30,085,579</text:p>
          </table:table-cell>
          <table:table-cell office:value-type="float" office:value="3609271" table:style-name="ce47">
            <text:p>3,609,271</text:p>
          </table:table-cell>
          <table:table-cell office:value-type="float" office:value="8303070" table:style-name="ce47">
            <text:p>8,303,070</text:p>
          </table:table-cell>
          <table:table-cell office:value-type="float" office:value="8239073" table:style-name="ce47">
            <text:p>8,239,073</text:p>
          </table:table-cell>
          <table:table-cell office:value-type="float" office:value="30831" table:style-name="ce47">
            <text:p>30,831</text:p>
          </table:table-cell>
          <table:table-cell office:value-type="float" office:value="33166" table:style-name="ce48">
            <text:p>33,166</text:p>
          </table:table-cell>
          <table:table-cell office:value-type="float" office:value="2011" table:style-name="ce44">
            <text:p>2011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1</text:p>
          </table:table-cell>
          <table:table-cell office:value-type="float" office:value="262237762" table:style-name="ce46">
            <text:p>262,237,762</text:p>
          </table:table-cell>
          <table:table-cell office:value-type="float" office:value="229651953" table:style-name="ce47">
            <text:p>229,651,953</text:p>
          </table:table-cell>
          <table:table-cell office:value-type="float" office:value="28759592" table:style-name="ce47">
            <text:p>28,759,592</text:p>
          </table:table-cell>
          <table:table-cell office:value-type="float" office:value="3826217" table:style-name="ce47">
            <text:p>3,826,217</text:p>
          </table:table-cell>
          <table:table-cell office:value-type="float" office:value="8752342" table:style-name="ce47">
            <text:p>8,752,342</text:p>
          </table:table-cell>
          <table:table-cell office:value-type="float" office:value="8688711" table:style-name="ce47">
            <text:p>8,688,711</text:p>
          </table:table-cell>
          <table:table-cell office:value-type="float" office:value="30923" table:style-name="ce47">
            <text:p>30,923</text:p>
          </table:table-cell>
          <table:table-cell office:value-type="float" office:value="32708" table:style-name="ce48">
            <text:p>32,708</text:p>
          </table:table-cell>
          <table:table-cell office:value-type="float" office:value="2012" table:style-name="ce44">
            <text:p>2012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2</text:p>
          </table:table-cell>
          <table:table-cell office:value-type="float" office:value="284614644" table:style-name="ce46">
            <text:p>284,614,644</text:p>
          </table:table-cell>
          <table:table-cell office:value-type="float" office:value="247563870" table:style-name="ce47">
            <text:p>247,563,870</text:p>
          </table:table-cell>
          <table:table-cell office:value-type="float" office:value="32521412" table:style-name="ce47">
            <text:p>32,521,412</text:p>
          </table:table-cell>
          <table:table-cell office:value-type="float" office:value="4529362" table:style-name="ce47">
            <text:p>4,529,362</text:p>
          </table:table-cell>
          <table:table-cell office:value-type="float" office:value="8639212" table:style-name="ce47">
            <text:p>8,639,212</text:p>
          </table:table-cell>
          <table:table-cell office:value-type="float" office:value="8575341" table:style-name="ce47">
            <text:p>8,575,341</text:p>
          </table:table-cell>
          <table:table-cell office:value-type="float" office:value="33449" table:style-name="ce47">
            <text:p>33,449</text:p>
          </table:table-cell>
          <table:table-cell office:value-type="float" office:value="30422" table:style-name="ce48">
            <text:p>30,422</text:p>
          </table:table-cell>
          <table:table-cell office:value-type="float" office:value="2013" table:style-name="ce44">
            <text:p>2013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3</text:p>
          </table:table-cell>
          <table:table-cell office:value-type="float" office:value="324250014" table:style-name="ce46">
            <text:p>324,250,014</text:p>
          </table:table-cell>
          <table:table-cell office:value-type="float" office:value="281486582" table:style-name="ce47">
            <text:p>281,486,582</text:p>
          </table:table-cell>
          <table:table-cell office:value-type="float" office:value="37612650" table:style-name="ce47">
            <text:p>37,612,650</text:p>
          </table:table-cell>
          <table:table-cell office:value-type="float" office:value="5150782" table:style-name="ce47">
            <text:p>5,150,782</text:p>
          </table:table-cell>
          <table:table-cell office:value-type="float" office:value="7991605" table:style-name="ce47">
            <text:p>7,991,605</text:p>
          </table:table-cell>
          <table:table-cell office:value-type="float" office:value="7924685" table:style-name="ce47">
            <text:p>7,924,685</text:p>
          </table:table-cell>
          <table:table-cell office:value-type="float" office:value="34357" table:style-name="ce47">
            <text:p>34,357</text:p>
          </table:table-cell>
          <table:table-cell office:value-type="float" office:value="32563" table:style-name="ce48">
            <text:p>32,563</text:p>
          </table:table-cell>
          <table:table-cell office:value-type="float" office:value="2014" table:style-name="ce44">
            <text:p>2014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4</text:p>
          </table:table-cell>
          <table:table-cell office:value-type="float" office:value="311242261" table:style-name="ce46">
            <text:p>311,242,261</text:p>
          </table:table-cell>
          <table:table-cell office:value-type="float" office:value="275799246" table:style-name="ce47">
            <text:p>275,799,246</text:p>
          </table:table-cell>
          <table:table-cell office:value-type="float" office:value="34080941" table:style-name="ce47">
            <text:p>34,080,941</text:p>
          </table:table-cell>
          <table:table-cell office:value-type="float" office:value="1362074" table:style-name="ce47">
            <text:p>1,362,074</text:p>
          </table:table-cell>
          <table:table-cell office:value-type="float" office:value="8252692" table:style-name="ce47">
            <text:p>8,252,692</text:p>
          </table:table-cell>
          <table:table-cell office:value-type="float" office:value="8183552" table:style-name="ce47">
            <text:p>8,183,552</text:p>
          </table:table-cell>
          <table:table-cell office:value-type="float" office:value="34360" table:style-name="ce47">
            <text:p>34,360</text:p>
          </table:table-cell>
          <table:table-cell office:value-type="float" office:value="34780" table:style-name="ce48">
            <text:p>34,780</text:p>
          </table:table-cell>
          <table:table-cell office:value-type="float" office:value="2015" table:style-name="ce44">
            <text:p>2015</text:p>
          </table:table-cell>
          <table:table-cell table:number-columns-repeated="16374"/>
        </table:table-row>
        <table:table-row table:style-name="ro5">
          <table:table-cell office:value-type="string" table:style-name="ce45">
            <text:p><text:s/>105</text:p>
          </table:table-cell>
          <table:table-cell office:value-type="float" office:value="337034842" table:style-name="ce46">
            <text:p>337,034,842</text:p>
          </table:table-cell>
          <table:table-cell office:value-type="float" office:value="299394931" table:style-name="ce47">
            <text:p>299,394,931</text:p>
          </table:table-cell>
          <table:table-cell office:value-type="float" office:value="36084180" table:style-name="ce47">
            <text:p>36,084,180</text:p>
          </table:table-cell>
          <table:table-cell office:value-type="float" office:value="1555731" table:style-name="ce47">
            <text:p>1,555,731</text:p>
          </table:table-cell>
          <table:table-cell office:value-type="float" office:value="8209113" table:style-name="ce47">
            <text:p>8,209,113</text:p>
          </table:table-cell>
          <table:table-cell office:value-type="float" office:value="8135226" table:style-name="ce47">
            <text:p>8,135,226</text:p>
          </table:table-cell>
          <table:table-cell office:value-type="float" office:value="34074" table:style-name="ce47">
            <text:p>34,074</text:p>
          </table:table-cell>
          <table:table-cell office:value-type="float" office:value="39813" table:style-name="ce48">
            <text:p>39,813</text:p>
          </table:table-cell>
          <table:table-cell office:value-type="float" office:value="2016" table:style-name="ce44">
            <text:p>2016</text:p>
          </table:table-cell>
          <table:table-cell table:number-columns-repeated="16374"/>
        </table:table-row>
        <table:table-row table:style-name="ro5">
          <table:table-cell office:value-type="string" table:style-name="ce49">
            <text:p><text:s/>106</text:p>
          </table:table-cell>
          <table:table-cell office:value-type="float" office:value="339483160" table:style-name="ce46">
            <text:p>339,483,160</text:p>
          </table:table-cell>
          <table:table-cell office:value-type="float" office:value="299475059" table:style-name="ce50">
            <text:p>299,475,059</text:p>
          </table:table-cell>
          <table:table-cell office:value-type="float" office:value="37625709" table:style-name="ce50">
            <text:p>37,625,709</text:p>
          </table:table-cell>
          <table:table-cell office:value-type="float" office:value="2382392" table:style-name="ce50">
            <text:p>2,382,392</text:p>
          </table:table-cell>
          <table:table-cell office:value-type="float" office:value="8019985" table:style-name="ce47">
            <text:p>8,019,985</text:p>
          </table:table-cell>
          <table:table-cell office:value-type="float" office:value="7939138" table:style-name="ce50">
            <text:p>7,939,138</text:p>
          </table:table-cell>
          <table:table-cell office:value-type="float" office:value="35121" table:style-name="ce50">
            <text:p>35,121</text:p>
          </table:table-cell>
          <table:table-cell office:value-type="float" office:value="45726" table:style-name="ce51">
            <text:p>45,726</text:p>
          </table:table-cell>
          <table:table-cell office:value-type="float" office:value="2017" table:style-name="ce52">
            <text:p>2017</text:p>
          </table:table-cell>
          <table:table-cell table:number-columns-repeated="16374" table:style-name="ce53"/>
        </table:table-row>
        <table:table-row table:style-name="ro5">
          <table:table-cell office:value-type="string" table:style-name="ce49">
            <text:p><text:s/>107</text:p>
          </table:table-cell>
          <table:table-cell office:value-type="float" office:value="355347235" table:style-name="ce46">
            <text:p>355,347,235</text:p>
          </table:table-cell>
          <table:table-cell office:value-type="float" office:value="315914384" table:style-name="ce50">
            <text:p>315,914,384</text:p>
          </table:table-cell>
          <table:table-cell office:value-type="float" office:value="36678615" table:style-name="ce50">
            <text:p>36,678,615</text:p>
          </table:table-cell>
          <table:table-cell office:value-type="float" office:value="2754236" table:style-name="ce50">
            <text:p>2,754,236</text:p>
          </table:table-cell>
          <table:table-cell office:value-type="float" office:value="8151839" table:style-name="ce47">
            <text:p>8,151,839</text:p>
          </table:table-cell>
          <table:table-cell office:value-type="float" office:value="8066722" table:style-name="ce50">
            <text:p>8,066,722</text:p>
          </table:table-cell>
          <table:table-cell office:value-type="float" office:value="35278" table:style-name="ce50">
            <text:p>35,278</text:p>
          </table:table-cell>
          <table:table-cell office:value-type="float" office:value="49839" table:style-name="ce51">
            <text:p>49,839</text:p>
          </table:table-cell>
          <table:table-cell office:value-type="float" office:value="2018" table:style-name="ce52">
            <text:p>2018</text:p>
          </table:table-cell>
          <table:table-cell table:number-columns-repeated="1014" table:style-name="ce1"/>
          <table:table-cell table:number-columns-repeated="15360"/>
        </table:table-row>
        <table:table-row table:style-name="ro5">
          <table:table-cell office:value-type="string" table:style-name="ce49">
            <text:p><text:s/>108</text:p>
          </table:table-cell>
          <table:table-cell office:value-type="float" office:value="377835863" table:style-name="ce46">
            <text:p>377,835,863</text:p>
          </table:table-cell>
          <table:table-cell office:value-type="float" office:value="336917994" table:style-name="ce50">
            <text:p>336,917,994</text:p>
          </table:table-cell>
          <table:table-cell office:value-type="float" office:value="37934682" table:style-name="ce50">
            <text:p>37,934,682</text:p>
          </table:table-cell>
          <table:table-cell office:value-type="float" office:value="2983187" table:style-name="ce50">
            <text:p>2,983,187</text:p>
          </table:table-cell>
          <table:table-cell office:value-type="float" office:value="8064178" table:style-name="ce47">
            <text:p>8,064,178</text:p>
          </table:table-cell>
          <table:table-cell office:value-type="float" office:value="7975271" table:style-name="ce50">
            <text:p>7,975,271</text:p>
          </table:table-cell>
          <table:table-cell office:value-type="float" office:value="36741" table:style-name="ce50">
            <text:p>36,741</text:p>
          </table:table-cell>
          <table:table-cell office:value-type="float" office:value="52166" table:style-name="ce51">
            <text:p>52,166</text:p>
          </table:table-cell>
          <table:table-cell office:value-type="float" office:value="2019" table:style-name="ce52">
            <text:p>2019</text:p>
          </table:table-cell>
          <table:table-cell table:number-columns-repeated="1014" table:style-name="ce1"/>
          <table:table-cell table:number-columns-repeated="15360"/>
        </table:table-row>
        <table:table-row table:style-name="ro5">
          <table:table-cell office:value-type="string" table:style-name="ce49">
            <text:p><text:s/>109</text:p>
          </table:table-cell>
          <table:table-cell office:value-type="float" office:value="383078908" table:style-name="ce46">
            <text:p>383,078,908</text:p>
          </table:table-cell>
          <table:table-cell office:value-type="float" office:value="343536732" table:style-name="ce50">
            <text:p>343,536,732</text:p>
          </table:table-cell>
          <table:table-cell office:value-type="float" office:value="35719973" table:style-name="ce50">
            <text:p>35,719,973</text:p>
          </table:table-cell>
          <table:table-cell office:value-type="float" office:value="3822203" table:style-name="ce50">
            <text:p>3,822,203</text:p>
          </table:table-cell>
          <table:table-cell office:value-type="float" office:value="8273254" table:style-name="ce47">
            <text:p>8,273,254</text:p>
          </table:table-cell>
          <table:table-cell office:value-type="float" office:value="8181327" table:style-name="ce50">
            <text:p>8,181,327</text:p>
          </table:table-cell>
          <table:table-cell office:value-type="float" office:value="37933" table:style-name="ce50">
            <text:p>37,933</text:p>
          </table:table-cell>
          <table:table-cell office:value-type="float" office:value="53994" table:style-name="ce51">
            <text:p>53,994</text:p>
          </table:table-cell>
          <table:table-cell office:value-type="float" office:value="2020" table:style-name="ce52">
            <text:p>2020</text:p>
          </table:table-cell>
          <table:table-cell table:number-columns-repeated="1014" table:style-name="ce1"/>
          <table:table-cell table:number-columns-repeated="15360"/>
        </table:table-row>
        <table:table-row table:style-name="ro5">
          <table:table-cell office:value-type="string" table:style-name="ce49">
            <text:p><text:s/>110</text:p>
          </table:table-cell>
          <table:table-cell office:value-type="float" office:value="399563170" table:style-name="ce46">
            <text:p>399,563,170</text:p>
          </table:table-cell>
          <table:table-cell office:value-type="float" office:value="361701079" table:style-name="ce50">
            <text:p>361,701,079</text:p>
          </table:table-cell>
          <table:table-cell office:value-type="float" office:value="34224237" table:style-name="ce50">
            <text:p>34,224,237</text:p>
          </table:table-cell>
          <table:table-cell office:value-type="float" office:value="3637854" table:style-name="ce50">
            <text:p>3,637,854</text:p>
          </table:table-cell>
          <table:table-cell office:value-type="float" office:value="8122511" table:style-name="ce47">
            <text:p>8,122,511</text:p>
          </table:table-cell>
          <table:table-cell office:value-type="float" office:value="8034023" table:style-name="ce50">
            <text:p>8,034,023</text:p>
          </table:table-cell>
          <table:table-cell office:value-type="float" office:value="38698" table:style-name="ce50">
            <text:p>38,698</text:p>
          </table:table-cell>
          <table:table-cell office:value-type="float" office:value="49790" table:style-name="ce51">
            <text:p>49,790</text:p>
          </table:table-cell>
          <table:table-cell office:value-type="float" office:value="2021" table:style-name="ce52">
            <text:p>2021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54">
            <text:p>111</text:p>
          </table:table-cell>
          <table:table-cell office:value-type="float" office:value="398835638" table:style-name="ce55">
            <text:p>398,835,638</text:p>
          </table:table-cell>
          <table:table-cell office:value-type="float" office:value="358410661" table:style-name="ce55">
            <text:p>358,410,661</text:p>
          </table:table-cell>
          <table:table-cell office:value-type="float" office:value="36022440" table:style-name="ce55">
            <text:p>36,022,440</text:p>
          </table:table-cell>
          <table:table-cell office:value-type="float" office:value="4402537" table:style-name="ce55">
            <text:p>4,402,537</text:p>
          </table:table-cell>
          <table:table-cell office:value-type="float" office:value="7934282" table:style-name="ce55">
            <text:p>7,934,282</text:p>
          </table:table-cell>
          <table:table-cell office:value-type="float" office:value="7844648" table:style-name="ce55">
            <text:p>7,844,648</text:p>
          </table:table-cell>
          <table:table-cell office:value-type="float" office:value="41342" table:style-name="ce55">
            <text:p>41,342</text:p>
          </table:table-cell>
          <table:table-cell office:value-type="float" office:value="48292" table:style-name="ce56">
            <text:p>48,292</text:p>
          </table:table-cell>
          <table:table-cell office:value-type="float" office:value="2022" table:style-name="ce57">
            <text:p>2022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新北市</text:p>
          </table:table-cell>
          <table:table-cell office:value-type="float" office:value="9278807" table:style-name="ce58">
            <text:p>9,278,807</text:p>
          </table:table-cell>
          <table:table-cell office:value-type="float" office:value="9212064" table:style-name="ce47">
            <text:p>9,212,064</text:p>
          </table:table-cell>
          <table:table-cell office:value-type="float" office:value="90" table:style-name="ce14">
            <text:p>90</text:p>
          </table:table-cell>
          <table:table-cell office:value-type="float" office:value="66653" table:style-name="ce16">
            <text:p>66,653</text:p>
          </table:table-cell>
          <table:table-cell office:value-type="float" office:value="1034289" table:style-name="ce50">
            <text:p>1,034,289</text:p>
          </table:table-cell>
          <table:table-cell office:value-type="float" office:value="1030683" table:style-name="ce15">
            <text:p>1,030,683</text:p>
          </table:table-cell>
          <table:table-cell office:value-type="float" office:value="3334" table:style-name="ce15">
            <text:p>3,334</text:p>
          </table:table-cell>
          <table:table-cell office:value-type="float" office:value="272" table:style-name="ce48">
            <text:p>272</text:p>
          </table:table-cell>
          <table:table-cell office:value-type="string" table:style-name="ce59">
            <text:p>New Taipei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8">
            <text:p>臺北市</text:p>
          </table:table-cell>
          <table:table-cell office:value-type="float" office:value="14486002" table:style-name="ce58">
            <text:p>14,486,002</text:p>
          </table:table-cell>
          <table:table-cell office:value-type="float" office:value="13735736" table:style-name="ce47">
            <text:p>13,735,736</text:p>
          </table:table-cell>
          <table:table-cell office:value-type="float" office:value="750266" table:style-name="ce14">
            <text:p>750,266</text:p>
          </table:table-cell>
          <table:table-cell office:value-type="string" table:style-name="ce16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59">
            <text:p>Taipei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桃園市</text:p>
          </table:table-cell>
          <table:table-cell office:value-type="float" office:value="50133570" table:style-name="ce58">
            <text:p>50,133,570</text:p>
          </table:table-cell>
          <table:table-cell office:value-type="float" office:value="44238149" table:style-name="ce47">
            <text:p>44,238,149</text:p>
          </table:table-cell>
          <table:table-cell office:value-type="float" office:value="5042666" table:style-name="ce14">
            <text:p>5,042,666</text:p>
          </table:table-cell>
          <table:table-cell office:value-type="float" office:value="852755" table:style-name="ce16">
            <text:p>852,755</text:p>
          </table:table-cell>
          <table:table-cell office:value-type="float" office:value="968861" table:style-name="ce50">
            <text:p>968,861</text:p>
          </table:table-cell>
          <table:table-cell office:value-type="float" office:value="961661" table:style-name="ce15">
            <text:p>961,661</text:p>
          </table:table-cell>
          <table:table-cell office:value-type="float" office:value="4459" table:style-name="ce15">
            <text:p>4,459</text:p>
          </table:table-cell>
          <table:table-cell office:value-type="float" office:value="2741" table:style-name="ce48">
            <text:p>2,741</text:p>
          </table:table-cell>
          <table:table-cell office:value-type="string" table:style-name="ce59">
            <text:p>Taoyuan Ci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臺中市</text:p>
          </table:table-cell>
          <table:table-cell office:value-type="float" office:value="45094441" table:style-name="ce58">
            <text:p>45,094,441</text:p>
          </table:table-cell>
          <table:table-cell office:value-type="float" office:value="41119011" table:style-name="ce47">
            <text:p>41,119,011</text:p>
          </table:table-cell>
          <table:table-cell office:value-type="float" office:value="3085300" table:style-name="ce14">
            <text:p>3,085,300</text:p>
          </table:table-cell>
          <table:table-cell office:value-type="float" office:value="890130" table:style-name="ce16">
            <text:p>890,130</text:p>
          </table:table-cell>
          <table:table-cell office:value-type="float" office:value="873412" table:style-name="ce50">
            <text:p>873,412</text:p>
          </table:table-cell>
          <table:table-cell office:value-type="float" office:value="870880" table:style-name="ce15">
            <text:p>870,880</text:p>
          </table:table-cell>
          <table:table-cell office:value-type="float" office:value="1445" table:style-name="ce15">
            <text:p>1,445</text:p>
          </table:table-cell>
          <table:table-cell office:value-type="float" office:value="1087" table:style-name="ce48">
            <text:p>1,087</text:p>
          </table:table-cell>
          <table:table-cell office:value-type="string" table:style-name="ce59">
            <text:p>Taichung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臺南市</text:p>
          </table:table-cell>
          <table:table-cell office:value-type="float" office:value="78274653" table:style-name="ce58">
            <text:p>78,274,653</text:p>
          </table:table-cell>
          <table:table-cell office:value-type="float" office:value="78251857" table:style-name="ce47">
            <text:p>78,251,857</text:p>
          </table:table-cell>
          <table:table-cell office:value-type="float" office:value="352" table:style-name="ce14">
            <text:p>352</text:p>
          </table:table-cell>
          <table:table-cell office:value-type="float" office:value="22444" table:style-name="ce16">
            <text:p>22,444</text:p>
          </table:table-cell>
          <table:table-cell office:value-type="float" office:value="387236" table:style-name="ce50">
            <text:p>387,236</text:p>
          </table:table-cell>
          <table:table-cell office:value-type="float" office:value="368532" table:style-name="ce15">
            <text:p>368,532</text:p>
          </table:table-cell>
          <table:table-cell office:value-type="float" office:value="15444" table:style-name="ce15">
            <text:p>15,444</text:p>
          </table:table-cell>
          <table:table-cell office:value-type="float" office:value="3260" table:style-name="ce48">
            <text:p>3,260</text:p>
          </table:table-cell>
          <table:table-cell office:value-type="string" table:style-name="ce59">
            <text:p>Tainan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高雄市</text:p>
          </table:table-cell>
          <table:table-cell office:value-type="float" office:value="18021693" table:style-name="ce58">
            <text:p>18,021,693</text:p>
          </table:table-cell>
          <table:table-cell office:value-type="float" office:value="12867300" table:style-name="ce47">
            <text:p>12,867,300</text:p>
          </table:table-cell>
          <table:table-cell office:value-type="float" office:value="5087297" table:style-name="ce14">
            <text:p>5,087,297</text:p>
          </table:table-cell>
          <table:table-cell office:value-type="float" office:value="67096" table:style-name="ce16">
            <text:p>67,096</text:p>
          </table:table-cell>
          <table:table-cell office:value-type="float" office:value="915431" table:style-name="ce50">
            <text:p>915,431</text:p>
          </table:table-cell>
          <table:table-cell office:value-type="float" office:value="909357" table:style-name="ce15">
            <text:p>909,357</text:p>
          </table:table-cell>
          <table:table-cell office:value-type="float" office:value="4203" table:style-name="ce15">
            <text:p>4,203</text:p>
          </table:table-cell>
          <table:table-cell office:value-type="float" office:value="1871" table:style-name="ce48">
            <text:p>1,871</text:p>
          </table:table-cell>
          <table:table-cell office:value-type="string" table:style-name="ce59">
            <text:p>Kaohsiung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20">
            <text:p>宜蘭縣</text:p>
          </table:table-cell>
          <table:table-cell office:value-type="float" office:value="7470513" table:style-name="ce58">
            <text:p>7,470,513</text:p>
          </table:table-cell>
          <table:table-cell office:value-type="float" office:value="6760617" table:style-name="ce47">
            <text:p>6,760,617</text:p>
          </table:table-cell>
          <table:table-cell office:value-type="float" office:value="709888" table:style-name="ce14">
            <text:p>709,888</text:p>
          </table:table-cell>
          <table:table-cell office:value-type="float" office:value="8" table:style-name="ce16">
            <text:p>8</text:p>
          </table:table-cell>
          <table:table-cell office:value-type="float" office:value="106337" table:style-name="ce50">
            <text:p>106,337</text:p>
          </table:table-cell>
          <table:table-cell office:value-type="float" office:value="106302" table:style-name="ce15">
            <text:p>106,302</text:p>
          </table:table-cell>
          <table:table-cell office:value-type="string" table:style-name="ce15">
            <text:p>-</text:p>
          </table:table-cell>
          <table:table-cell office:value-type="float" office:value="35" table:style-name="ce48">
            <text:p>35</text:p>
          </table:table-cell>
          <table:table-cell office:value-type="string" table:style-name="ce59">
            <text:p>Yilan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新竹縣</text:p>
          </table:table-cell>
          <table:table-cell office:value-type="float" office:value="2861668" table:style-name="ce58">
            <text:p>2,861,668</text:p>
          </table:table-cell>
          <table:table-cell office:value-type="float" office:value="2861668" table:style-name="ce47">
            <text:p>2,861,668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23683" table:style-name="ce50">
            <text:p>123,683</text:p>
          </table:table-cell>
          <table:table-cell office:value-type="float" office:value="123640" table:style-name="ce15">
            <text:p>123,640</text:p>
          </table:table-cell>
          <table:table-cell office:value-type="string" table:style-name="ce15">
            <text:p>-</text:p>
          </table:table-cell>
          <table:table-cell office:value-type="float" office:value="43" table:style-name="ce48">
            <text:p>43</text:p>
          </table:table-cell>
          <table:table-cell office:value-type="string" table:style-name="ce59">
            <text:p>Hsinchu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苗栗縣</text:p>
          </table:table-cell>
          <table:table-cell office:value-type="float" office:value="1383489" table:style-name="ce58">
            <text:p>1,383,489</text:p>
          </table:table-cell>
          <table:table-cell office:value-type="float" office:value="1279048" table:style-name="ce47">
            <text:p>1,279,048</text:p>
          </table:table-cell>
          <table:table-cell office:value-type="float" office:value="87304" table:style-name="ce14">
            <text:p>87,304</text:p>
          </table:table-cell>
          <table:table-cell office:value-type="float" office:value="17137" table:style-name="ce16">
            <text:p>17,137</text:p>
          </table:table-cell>
          <table:table-cell office:value-type="float" office:value="111767" table:style-name="ce50">
            <text:p>111,767</text:p>
          </table:table-cell>
          <table:table-cell office:value-type="float" office:value="111329" table:style-name="ce15">
            <text:p>111,329</text:p>
          </table:table-cell>
          <table:table-cell office:value-type="string" table:style-name="ce15">
            <text:p>-</text:p>
          </table:table-cell>
          <table:table-cell office:value-type="float" office:value="438" table:style-name="ce48">
            <text:p>438</text:p>
          </table:table-cell>
          <table:table-cell office:value-type="string" table:style-name="ce59">
            <text:p>Miaoli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彰化縣</text:p>
          </table:table-cell>
          <table:table-cell office:value-type="float" office:value="31369764" table:style-name="ce58">
            <text:p>31,369,764</text:p>
          </table:table-cell>
          <table:table-cell office:value-type="float" office:value="25913269" table:style-name="ce47">
            <text:p>25,913,269</text:p>
          </table:table-cell>
          <table:table-cell office:value-type="float" office:value="4829099" table:style-name="ce14">
            <text:p>4,829,099</text:p>
          </table:table-cell>
          <table:table-cell office:value-type="float" office:value="627396" table:style-name="ce16">
            <text:p>627,396</text:p>
          </table:table-cell>
          <table:table-cell office:value-type="float" office:value="665470" table:style-name="ce50">
            <text:p>665,470</text:p>
          </table:table-cell>
          <table:table-cell office:value-type="float" office:value="644906" table:style-name="ce15">
            <text:p>644,906</text:p>
          </table:table-cell>
          <table:table-cell office:value-type="string" table:style-name="ce15">
            <text:p>-</text:p>
          </table:table-cell>
          <table:table-cell office:value-type="float" office:value="20564" table:style-name="ce48">
            <text:p>20,564</text:p>
          </table:table-cell>
          <table:table-cell office:value-type="string" table:style-name="ce59">
            <text:p>Changhua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南投縣</text:p>
          </table:table-cell>
          <table:table-cell office:value-type="float" office:value="46265701" table:style-name="ce58">
            <text:p>46,265,701</text:p>
          </table:table-cell>
          <table:table-cell office:value-type="float" office:value="45449687" table:style-name="ce47">
            <text:p>45,449,687</text:p>
          </table:table-cell>
          <table:table-cell office:value-type="float" office:value="816002" table:style-name="ce14">
            <text:p>816,002</text:p>
          </table:table-cell>
          <table:table-cell office:value-type="float" office:value="12" table:style-name="ce16">
            <text:p>12</text:p>
          </table:table-cell>
          <table:table-cell office:value-type="float" office:value="277814" table:style-name="ce50">
            <text:p>277,814</text:p>
          </table:table-cell>
          <table:table-cell office:value-type="float" office:value="273806" table:style-name="ce15">
            <text:p>273,806</text:p>
          </table:table-cell>
          <table:table-cell office:value-type="string" table:style-name="ce15">
            <text:p>-</text:p>
          </table:table-cell>
          <table:table-cell office:value-type="float" office:value="4008" table:style-name="ce48">
            <text:p>4,008</text:p>
          </table:table-cell>
          <table:table-cell office:value-type="string" table:style-name="ce59">
            <text:p>Nantou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雲林縣</text:p>
          </table:table-cell>
          <table:table-cell office:value-type="float" office:value="41341702" table:style-name="ce58">
            <text:p>41,341,702</text:p>
          </table:table-cell>
          <table:table-cell office:value-type="float" office:value="36350667" table:style-name="ce47">
            <text:p>36,350,667</text:p>
          </table:table-cell>
          <table:table-cell office:value-type="float" office:value="3190800" table:style-name="ce14">
            <text:p>3,190,800</text:p>
          </table:table-cell>
          <table:table-cell office:value-type="float" office:value="1800235" table:style-name="ce16">
            <text:p>1,800,235</text:p>
          </table:table-cell>
          <table:table-cell office:value-type="float" office:value="619360" table:style-name="ce50">
            <text:p>619,360</text:p>
          </table:table-cell>
          <table:table-cell office:value-type="float" office:value="604731" table:style-name="ce15">
            <text:p>604,731</text:p>
          </table:table-cell>
          <table:table-cell office:value-type="float" office:value="5565" table:style-name="ce15">
            <text:p>5,565</text:p>
          </table:table-cell>
          <table:table-cell office:value-type="float" office:value="9064" table:style-name="ce48">
            <text:p>9,064</text:p>
          </table:table-cell>
          <table:table-cell office:value-type="string" table:style-name="ce59">
            <text:p>Yunlin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嘉義縣</text:p>
          </table:table-cell>
          <table:table-cell office:value-type="float" office:value="4084928" table:style-name="ce58">
            <text:p>4,084,928</text:p>
          </table:table-cell>
          <table:table-cell office:value-type="float" office:value="3932062" table:style-name="ce47">
            <text:p>3,932,062</text:p>
          </table:table-cell>
          <table:table-cell office:value-type="float" office:value="152866" table:style-name="ce14">
            <text:p>152,866</text:p>
          </table:table-cell>
          <table:table-cell office:value-type="string" table:style-name="ce16">
            <text:p>-</text:p>
          </table:table-cell>
          <table:table-cell office:value-type="float" office:value="109300" table:style-name="ce50">
            <text:p>109,300</text:p>
          </table:table-cell>
          <table:table-cell office:value-type="float" office:value="103428" table:style-name="ce15">
            <text:p>103,428</text:p>
          </table:table-cell>
          <table:table-cell office:value-type="float" office:value="5008" table:style-name="ce15">
            <text:p>5,008</text:p>
          </table:table-cell>
          <table:table-cell office:value-type="float" office:value="864" table:style-name="ce48">
            <text:p>864</text:p>
          </table:table-cell>
          <table:table-cell office:value-type="string" table:style-name="ce59">
            <text:p>Chiayi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屏東縣</text:p>
          </table:table-cell>
          <table:table-cell office:value-type="float" office:value="45228829" table:style-name="ce58">
            <text:p>45,228,829</text:p>
          </table:table-cell>
          <table:table-cell office:value-type="float" office:value="34681001" table:style-name="ce47">
            <text:p>34,681,001</text:p>
          </table:table-cell>
          <table:table-cell office:value-type="float" office:value="10513050" table:style-name="ce14">
            <text:p>10,513,050</text:p>
          </table:table-cell>
          <table:table-cell office:value-type="float" office:value="34778" table:style-name="ce16">
            <text:p>34,778</text:p>
          </table:table-cell>
          <table:table-cell office:value-type="float" office:value="1330135" table:style-name="ce50">
            <text:p>1,330,135</text:p>
          </table:table-cell>
          <table:table-cell office:value-type="float" office:value="1329622" table:style-name="ce15">
            <text:p>1,329,622</text:p>
          </table:table-cell>
          <table:table-cell office:value-type="string" table:style-name="ce15">
            <text:p>-</text:p>
          </table:table-cell>
          <table:table-cell office:value-type="float" office:value="513" table:style-name="ce48">
            <text:p>513</text:p>
          </table:table-cell>
          <table:table-cell office:value-type="string" table:style-name="ce59">
            <text:p>Pingtung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臺東縣</text:p>
          </table:table-cell>
          <table:table-cell office:value-type="float" office:value="375095" table:style-name="ce58">
            <text:p>375,095</text:p>
          </table:table-cell>
          <table:table-cell office:value-type="float" office:value="374979" table:style-name="ce47">
            <text:p>374,979</text:p>
          </table:table-cell>
          <table:table-cell office:value-type="float" office:value="94" table:style-name="ce14">
            <text:p>94</text:p>
          </table:table-cell>
          <table:table-cell office:value-type="float" office:value="22" table:style-name="ce16">
            <text:p>22</text:p>
          </table:table-cell>
          <table:table-cell office:value-type="float" office:value="54508" table:style-name="ce50">
            <text:p>54,508</text:p>
          </table:table-cell>
          <table:table-cell office:value-type="float" office:value="54285" table:style-name="ce15">
            <text:p>54,285</text:p>
          </table:table-cell>
          <table:table-cell office:value-type="float" office:value="6" table:style-name="ce15">
            <text:p>6</text:p>
          </table:table-cell>
          <table:table-cell office:value-type="float" office:value="217" table:style-name="ce48">
            <text:p>217</text:p>
          </table:table-cell>
          <table:table-cell office:value-type="string" table:style-name="ce59">
            <text:p>Taitung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9">
            <text:p>花蓮縣</text:p>
          </table:table-cell>
          <table:table-cell office:value-type="float" office:value="2557120" table:style-name="ce58">
            <text:p>2,557,120</text:p>
          </table:table-cell>
          <table:table-cell office:value-type="float" office:value="775883" table:style-name="ce47">
            <text:p>775,883</text:p>
          </table:table-cell>
          <table:table-cell office:value-type="float" office:value="1757366" table:style-name="ce14">
            <text:p>1,757,366</text:p>
          </table:table-cell>
          <table:table-cell office:value-type="float" office:value="23871" table:style-name="ce16">
            <text:p>23,871</text:p>
          </table:table-cell>
          <table:table-cell office:value-type="float" office:value="92927" table:style-name="ce50">
            <text:p>92,927</text:p>
          </table:table-cell>
          <table:table-cell office:value-type="float" office:value="92789" table:style-name="ce15">
            <text:p>92,789</text:p>
          </table:table-cell>
          <table:table-cell office:value-type="float" office:value="111" table:style-name="ce15">
            <text:p>111</text:p>
          </table:table-cell>
          <table:table-cell office:value-type="float" office:value="27" table:style-name="ce48">
            <text:p>27</text:p>
          </table:table-cell>
          <table:table-cell office:value-type="string" table:style-name="ce59">
            <text:p>Hualien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澎湖縣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3445" table:style-name="ce50">
            <text:p>13,445</text:p>
          </table:table-cell>
          <table:table-cell office:value-type="float" office:value="12971" table:style-name="ce15">
            <text:p>12,971</text:p>
          </table:table-cell>
          <table:table-cell office:value-type="float" office:value="62" table:style-name="ce15">
            <text:p>62</text:p>
          </table:table-cell>
          <table:table-cell office:value-type="float" office:value="412" table:style-name="ce48">
            <text:p>412</text:p>
          </table:table-cell>
          <table:table-cell office:value-type="string" table:style-name="ce59">
            <text:p>Penghu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基隆市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59">
            <text:p>Keelung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新竹市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92008" table:style-name="ce50">
            <text:p>92,008</text:p>
          </table:table-cell>
          <table:table-cell office:value-type="float" office:value="91527" table:style-name="ce15">
            <text:p>91,527</text:p>
          </table:table-cell>
          <table:table-cell office:value-type="string" table:style-name="ce15">
            <text:p>-</text:p>
          </table:table-cell>
          <table:table-cell office:value-type="float" office:value="481" table:style-name="ce48">
            <text:p>481</text:p>
          </table:table-cell>
          <table:table-cell office:value-type="string" table:style-name="ce59">
            <text:p>Hsinchu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21">
            <text:p>嘉義市</text:p>
          </table:table-cell>
          <table:table-cell office:value-type="float" office:value="607663" table:style-name="ce47">
            <text:p>607,663</text:p>
          </table:table-cell>
          <table:table-cell office:value-type="float" office:value="607663" table:style-name="ce47">
            <text:p>607,663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39379" table:style-name="ce50">
            <text:p>139,379</text:p>
          </table:table-cell>
          <table:table-cell office:value-type="float" office:value="138168" table:style-name="ce15">
            <text:p>138,168</text:p>
          </table:table-cell>
          <table:table-cell office:value-type="float" office:value="655" table:style-name="ce15">
            <text:p>655</text:p>
          </table:table-cell>
          <table:table-cell office:value-type="float" office:value="556" table:style-name="ce48">
            <text:p>556</text:p>
          </table:table-cell>
          <table:table-cell office:value-type="string" table:style-name="ce59">
            <text:p>Chiayi City</text:p>
          </table:table-cell>
          <table:table-cell table:style-name="ce1"/>
          <table:table-cell table:number-columns-repeated="16373" table:style-name="ce2"/>
        </table:table-row>
        <table:table-row table:style-name="ro5">
          <table:table-cell office:value-type="string" table:style-name="ce12">
            <text:p>金門縣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8920" table:style-name="ce50">
            <text:p>18,920</text:p>
          </table:table-cell>
          <table:table-cell office:value-type="float" office:value="16031" table:style-name="ce15">
            <text:p>16,031</text:p>
          </table:table-cell>
          <table:table-cell office:value-type="float" office:value="1050" table:style-name="ce15">
            <text:p>1,050</text:p>
          </table:table-cell>
          <table:table-cell office:value-type="float" office:value="1839" table:style-name="ce48">
            <text:p>1,839</text:p>
          </table:table-cell>
          <table:table-cell office:value-type="string" table:style-name="ce59">
            <text:p>Kinmen County</text:p>
          </table:table-cell>
          <table:table-cell table:style-name="ce1"/>
          <table:table-cell table:number-columns-repeated="16373" table:style-name="ce2"/>
        </table:table-row>
        <table:table-row table:style-name="ro11">
          <table:table-cell office:value-type="string" table:style-name="ce22">
            <text:p>連江縣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24">
            <text:p><text:s/>Lienchiang County<text:s text:c="2"/></text:p>
          </table:table-cell>
          <table:table-cell table:style-name="ce1"/>
          <table:table-cell table:number-columns-repeated="16373" table:style-name="ce2"/>
        </table:table-row>
        <table:table-row table:style-name="ro14">
          <table:table-cell office:value-type="string" table:style-name="ce62">
            <text:p>資料來源：農業部動植物防疫檢疫署肉品檢查組(屠宰衛生檢查資訊網)</text:p>
          </table:table-cell>
          <table:table-cell table:number-columns-repeated="6" table:style-name="ce62"/>
          <table:table-cell table:style-name="ce63"/>
          <table:table-cell table:number-columns-repeated="2" table:style-name="ce62"/>
          <table:table-cell table:style-name="ce1"/>
          <table:table-cell table:number-columns-repeated="16373" table:style-name="ce2"/>
        </table:table-row>
        <table:table-row table:style-name="ro14">
          <table:table-cell office:value-type="string" table:number-columns-spanned="10" table:number-rows-spanned="1" table:style-name="ce134">
            <text:p>Data Source︰Meat Inspection Division of Animal and Plant Health Inspection Agency, Ministry of Agriculture (Meat Inspection Information Web)</text:p>
          </table:table-cell>
          <table:covered-table-cell table:number-columns-repeated="9"/>
          <table:table-cell table:style-name="ce1"/>
          <table:table-cell table:number-columns-repeated="16373" table:style-name="ce2"/>
        </table:table-row>
        <table:table-row table:number-rows-repeated="3" table:style-name="ro5">
          <table:table-cell table:style-name="ce64"/>
          <table:table-cell table:number-columns-repeated="4" table:style-name="ce65"/>
          <table:table-cell table:number-columns-repeated="2" table:style-name="ce1"/>
          <table:table-cell table:style-name="ce66"/>
          <table:table-cell table:style-name="ce1"/>
          <table:table-cell table:style-name="ce25"/>
          <table:table-cell table:style-name="ce1"/>
          <table:table-cell table:number-columns-repeated="16373" table:style-name="ce2"/>
        </table:table-row>
        <table:table-row table:style-name="ro5">
          <table:table-cell table:number-columns-repeated="7"/>
          <table:table-cell table:style-name="ce66"/>
          <table:table-cell table:style-name="ce1"/>
          <table:table-cell table:style-name="ce25"/>
          <table:table-cell table:style-name="ce1"/>
          <table:table-cell table:number-columns-repeated="16373" table:style-name="ce2"/>
        </table:table-row>
        <table:table-row table:number-rows-repeated="5" table:style-name="ro5">
          <table:table-cell table:number-columns-repeated="16384"/>
        </table:table-row>
        <table:table-row table:style-name="ro15">
          <table:table-cell table:number-columns-repeated="7"/>
          <table:table-cell table:number-columns-repeated="2" table:style-name="ce1"/>
          <table:table-cell table:style-name="ce25"/>
          <table:table-cell table:style-name="ce1"/>
          <table:table-cell table:number-columns-repeated="16373" table:style-name="ce2"/>
        </table:table-row>
        <table:table-row table:number-rows-repeated="2" table:style-name="ro5">
          <table:table-cell table:number-columns-repeated="7"/>
          <table:table-cell table:number-columns-repeated="2" table:style-name="ce1"/>
          <table:table-cell table:style-name="ce25"/>
          <table:table-cell table:style-name="ce67"/>
          <table:table-cell table:number-columns-repeated="16373" table:style-name="ce2"/>
        </table:table-row>
        <table:table-row table:number-rows-repeated="1048519" table:style-name="ro5">
          <table:table-cell table:number-columns-repeated="16384"/>
        </table:table-row>
      </table:table>
      <table:table table:name="肉檢表3" table:style-name="ta3">
        <table:table-column table:style-name="co23" table:default-cell-style-name="ce1"/>
        <table:table-column table:style-name="co24" table:number-columns-repeated="2" table:default-cell-style-name="ce25"/>
        <table:table-column table:style-name="co7" table:default-cell-style-name="ce25"/>
        <table:table-column table:style-name="co25" table:default-cell-style-name="ce1"/>
        <table:table-column table:style-name="co9" table:default-cell-style-name="ce1"/>
        <table:table-column table:style-name="co26" table:default-cell-style-name="ce1"/>
        <table:table-column table:style-name="co9" table:number-columns-repeated="1017" table:default-cell-style-name="ce1"/>
        <table:table-column table:style-name="co9" table:number-columns-repeated="15360" table:default-cell-style-name="ce2"/>
        <table:table-row table:style-name="ro16">
          <table:table-cell office:value-type="string" table:number-columns-spanned="5" table:number-rows-spanned="1" table:style-name="ce143">
            <text:p>表3.違法屠宰查緝工作</text:p>
            <text:p>The Statistics of Against Illegal Slaughtering</text:p>
          </table:table-cell>
          <table:covered-table-cell table:number-columns-repeated="4"/>
          <table:table-cell table:number-columns-repeated="1019" table:style-name="ce1"/>
          <table:table-cell table:number-columns-repeated="15360"/>
        </table:table-row>
        <table:table-row table:style-name="ro17">
          <table:table-cell table:style-name="ce1"/>
          <table:table-cell table:number-columns-repeated="2" table:style-name="ce25"/>
          <table:table-cell office:value-type="string" table:number-columns-spanned="2" table:number-rows-spanned="1" table:style-name="ce149">
            <text:p>單位：場次、件</text:p>
            <text:p>Unit：Slaughter-House、Case</text:p>
          </table:table-cell>
          <table:covered-table-cell/>
          <table:table-cell table:number-columns-repeated="1019" table:style-name="ce1"/>
          <table:table-cell table:number-columns-repeated="15360"/>
        </table:table-row>
        <table:table-row table:style-name="ro18">
          <table:table-cell office:value-type="string" table:number-columns-spanned="1" table:number-rows-spanned="2" table:style-name="ce138">
            <text:p>年別及縣市別</text:p>
          </table:table-cell>
          <table:table-cell office:value-type="string" table:number-columns-spanned="1" table:number-rows-spanned="2" table:style-name="ce150">
            <text:p>宣導場次</text:p>
            <text:p>The Number of Activities for Public Awarness</text:p>
          </table:table-cell>
          <table:table-cell office:value-type="string" table:number-columns-spanned="1" table:number-rows-spanned="2" table:style-name="ce151">
            <text:p>查緝場次</text:p>
            <text:p>The Number of Enforcement for Suppressing Violation</text:p>
          </table:table-cell>
          <table:table-cell office:value-type="string" table:number-columns-spanned="1" table:number-rows-spanned="2" table:style-name="ce152">
            <text:p>查獲違法屠宰件數</text:p>
            <text:p>The Number of Cases of Violation</text:p>
          </table:table-cell>
          <table:table-cell office:value-type="string" table:number-columns-spanned="1" table:number-rows-spanned="2" table:style-name="ce138">
            <text:p>Year,District</text:p>
          </table:table-cell>
          <table:table-cell table:style-name="ce1"/>
          <table:table-cell table:style-name="ce25"/>
          <table:table-cell table:number-columns-repeated="16377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25"/>
          <table:table-cell table:number-columns-repeated="16377"/>
        </table:table-row>
        <table:table-row table:style-name="ro5">
          <table:table-cell office:value-type="string" table:style-name="ce12">
            <text:p>民國 <text:s/>90 <text:s text:c="3"/>年</text:p>
          </table:table-cell>
          <table:table-cell office:value-type="float" office:value="66" table:style-name="ce68">
            <text:p><text:s/>66</text:p>
          </table:table-cell>
          <table:table-cell office:value-type="float" office:value="504" table:style-name="ce68">
            <text:p><text:s/>504</text:p>
          </table:table-cell>
          <table:table-cell office:value-type="float" office:value="108" table:style-name="ce69">
            <text:p><text:s/>108</text:p>
          </table:table-cell>
          <table:table-cell office:value-type="float" office:value="2001" table:style-name="ce44">
            <text:p>2001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1" table:style-name="ce12">
            <text:p>91</text:p>
          </table:table-cell>
          <table:table-cell office:value-type="float" office:value="36" table:style-name="ce68">
            <text:p><text:s/>36</text:p>
          </table:table-cell>
          <table:table-cell office:value-type="float" office:value="739" table:style-name="ce68">
            <text:p><text:s/>739</text:p>
          </table:table-cell>
          <table:table-cell office:value-type="float" office:value="54" table:style-name="ce69">
            <text:p><text:s/>54</text:p>
          </table:table-cell>
          <table:table-cell office:value-type="float" office:value="2002" table:style-name="ce44">
            <text:p>2002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2" table:style-name="ce12">
            <text:p>92</text:p>
          </table:table-cell>
          <table:table-cell office:value-type="float" office:value="42" table:style-name="ce68">
            <text:p><text:s/>42</text:p>
          </table:table-cell>
          <table:table-cell office:value-type="float" office:value="706" table:style-name="ce68">
            <text:p><text:s/>706</text:p>
          </table:table-cell>
          <table:table-cell office:value-type="float" office:value="31" table:style-name="ce69">
            <text:p><text:s/>31</text:p>
          </table:table-cell>
          <table:table-cell office:value-type="float" office:value="2003" table:style-name="ce44">
            <text:p>2003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3" table:style-name="ce12">
            <text:p>93</text:p>
          </table:table-cell>
          <table:table-cell office:value-type="float" office:value="43" table:style-name="ce68">
            <text:p><text:s/>43</text:p>
          </table:table-cell>
          <table:table-cell office:value-type="float" office:value="584" table:style-name="ce68">
            <text:p><text:s/>584</text:p>
          </table:table-cell>
          <table:table-cell office:value-type="float" office:value="47" table:style-name="ce69">
            <text:p><text:s/>47</text:p>
          </table:table-cell>
          <table:table-cell office:value-type="float" office:value="2004" table:style-name="ce44">
            <text:p>2004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4" table:style-name="ce12">
            <text:p>94</text:p>
          </table:table-cell>
          <table:table-cell office:value-type="float" office:value="37" table:style-name="ce68">
            <text:p><text:s/>37</text:p>
          </table:table-cell>
          <table:table-cell office:value-type="float" office:value="701" table:style-name="ce68">
            <text:p><text:s/>701</text:p>
          </table:table-cell>
          <table:table-cell office:value-type="float" office:value="58" table:style-name="ce69">
            <text:p><text:s/>58</text:p>
          </table:table-cell>
          <table:table-cell office:value-type="float" office:value="2005" table:style-name="ce44">
            <text:p>2005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5" table:style-name="ce12">
            <text:p>95</text:p>
          </table:table-cell>
          <table:table-cell office:value-type="float" office:value="87" table:style-name="ce68">
            <text:p><text:s/>87</text:p>
          </table:table-cell>
          <table:table-cell office:value-type="float" office:value="835" table:style-name="ce68">
            <text:p><text:s/>835</text:p>
          </table:table-cell>
          <table:table-cell office:value-type="float" office:value="58" table:style-name="ce69">
            <text:p><text:s/>58</text:p>
          </table:table-cell>
          <table:table-cell office:value-type="float" office:value="2006" table:style-name="ce44">
            <text:p>2006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6" table:style-name="ce12">
            <text:p>96</text:p>
          </table:table-cell>
          <table:table-cell office:value-type="float" office:value="225" table:style-name="ce68">
            <text:p><text:s/>225</text:p>
          </table:table-cell>
          <table:table-cell office:value-type="float" office:value="2188" table:style-name="ce68">
            <text:p><text:s/>2,188</text:p>
          </table:table-cell>
          <table:table-cell office:value-type="float" office:value="58" table:style-name="ce69">
            <text:p><text:s/>58</text:p>
          </table:table-cell>
          <table:table-cell office:value-type="float" office:value="2007" table:style-name="ce44">
            <text:p>2007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7" table:style-name="ce12">
            <text:p>97</text:p>
          </table:table-cell>
          <table:table-cell office:value-type="float" office:value="318" table:style-name="ce68">
            <text:p><text:s/>318</text:p>
          </table:table-cell>
          <table:table-cell office:value-type="float" office:value="1581" table:style-name="ce68">
            <text:p><text:s/>1,581</text:p>
          </table:table-cell>
          <table:table-cell office:value-type="float" office:value="58" table:style-name="ce69">
            <text:p><text:s/>58</text:p>
          </table:table-cell>
          <table:table-cell office:value-type="float" office:value="2008" table:style-name="ce44">
            <text:p>2008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8" table:style-name="ce12">
            <text:p>98</text:p>
          </table:table-cell>
          <table:table-cell office:value-type="float" office:value="1241" table:style-name="ce68">
            <text:p><text:s/>1,241</text:p>
          </table:table-cell>
          <table:table-cell office:value-type="float" office:value="2944" table:style-name="ce68">
            <text:p><text:s/>2,944</text:p>
          </table:table-cell>
          <table:table-cell office:value-type="float" office:value="43" table:style-name="ce69">
            <text:p><text:s/>43</text:p>
          </table:table-cell>
          <table:table-cell office:value-type="float" office:value="2009" table:style-name="ce44">
            <text:p>2009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99" table:style-name="ce12">
            <text:p>99</text:p>
          </table:table-cell>
          <table:table-cell office:value-type="float" office:value="1988" table:style-name="ce68">
            <text:p><text:s/>1,988</text:p>
          </table:table-cell>
          <table:table-cell office:value-type="float" office:value="3443" table:style-name="ce68">
            <text:p><text:s/>3,443</text:p>
          </table:table-cell>
          <table:table-cell office:value-type="float" office:value="98" table:style-name="ce69">
            <text:p><text:s/>98</text:p>
          </table:table-cell>
          <table:table-cell office:value-type="float" office:value="2010" table:style-name="ce44">
            <text:p>2010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0" table:style-name="ce12">
            <text:p>100</text:p>
          </table:table-cell>
          <table:table-cell office:value-type="float" office:value="1754" table:style-name="ce68">
            <text:p><text:s/>1,754</text:p>
          </table:table-cell>
          <table:table-cell office:value-type="float" office:value="2872" table:style-name="ce68">
            <text:p><text:s/>2,872</text:p>
          </table:table-cell>
          <table:table-cell office:value-type="float" office:value="99" table:style-name="ce69">
            <text:p><text:s/>99</text:p>
          </table:table-cell>
          <table:table-cell office:value-type="float" office:value="2011" table:style-name="ce44">
            <text:p>2011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1" table:style-name="ce12">
            <text:p>101</text:p>
          </table:table-cell>
          <table:table-cell office:value-type="float" office:value="1505" table:style-name="ce68">
            <text:p><text:s/>1,505</text:p>
          </table:table-cell>
          <table:table-cell office:value-type="float" office:value="1988" table:style-name="ce68">
            <text:p><text:s/>1,988</text:p>
          </table:table-cell>
          <table:table-cell office:value-type="float" office:value="112" table:style-name="ce69">
            <text:p><text:s/>112</text:p>
          </table:table-cell>
          <table:table-cell office:value-type="float" office:value="2012" table:style-name="ce44">
            <text:p>2012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2" table:style-name="ce12">
            <text:p>102</text:p>
          </table:table-cell>
          <table:table-cell office:value-type="float" office:value="1933" table:style-name="ce68">
            <text:p><text:s/>1,933</text:p>
          </table:table-cell>
          <table:table-cell office:value-type="float" office:value="3023" table:style-name="ce68">
            <text:p><text:s/>3,023</text:p>
          </table:table-cell>
          <table:table-cell office:value-type="float" office:value="164" table:style-name="ce69">
            <text:p><text:s/>164</text:p>
          </table:table-cell>
          <table:table-cell office:value-type="float" office:value="2013" table:style-name="ce44">
            <text:p>2013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3" table:style-name="ce12">
            <text:p>103</text:p>
          </table:table-cell>
          <table:table-cell office:value-type="float" office:value="1317" table:style-name="ce68">
            <text:p><text:s/>1,317</text:p>
          </table:table-cell>
          <table:table-cell office:value-type="float" office:value="2156" table:style-name="ce68">
            <text:p><text:s/>2,156</text:p>
          </table:table-cell>
          <table:table-cell office:value-type="float" office:value="97" table:style-name="ce69">
            <text:p><text:s/>97</text:p>
          </table:table-cell>
          <table:table-cell office:value-type="float" office:value="2014" table:style-name="ce44">
            <text:p>2014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4" table:style-name="ce12">
            <text:p>104</text:p>
          </table:table-cell>
          <table:table-cell office:value-type="float" office:value="1081" table:style-name="ce68">
            <text:p><text:s/>1,081</text:p>
          </table:table-cell>
          <table:table-cell office:value-type="float" office:value="2223" table:style-name="ce68">
            <text:p><text:s/>2,223</text:p>
          </table:table-cell>
          <table:table-cell office:value-type="float" office:value="100" table:style-name="ce69">
            <text:p><text:s/>100</text:p>
          </table:table-cell>
          <table:table-cell office:value-type="float" office:value="2015" table:style-name="ce44">
            <text:p>2015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5" table:style-name="ce12">
            <text:p>105</text:p>
          </table:table-cell>
          <table:table-cell office:value-type="float" office:value="1316" table:style-name="ce68">
            <text:p><text:s/>1,316</text:p>
          </table:table-cell>
          <table:table-cell office:value-type="float" office:value="2370" table:style-name="ce68">
            <text:p><text:s/>2,370</text:p>
          </table:table-cell>
          <table:table-cell office:value-type="float" office:value="77" table:style-name="ce69">
            <text:p><text:s/>77</text:p>
          </table:table-cell>
          <table:table-cell office:value-type="float" office:value="2016" table:style-name="ce44">
            <text:p>2016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6" table:style-name="ce19">
            <text:p>106</text:p>
          </table:table-cell>
          <table:table-cell office:value-type="float" office:value="1402" table:style-name="ce70">
            <text:p><text:s/>1,402</text:p>
          </table:table-cell>
          <table:table-cell office:value-type="float" office:value="2786" table:style-name="ce71">
            <text:p><text:s/>2,786</text:p>
          </table:table-cell>
          <table:table-cell office:value-type="float" office:value="74" table:style-name="ce72">
            <text:p><text:s/>74</text:p>
          </table:table-cell>
          <table:table-cell office:value-type="float" office:value="2017" table:style-name="ce52">
            <text:p>2017</text:p>
          </table:table-cell>
          <table:table-cell table:number-columns-repeated="16379" table:style-name="ce53"/>
        </table:table-row>
        <table:table-row table:style-name="ro5">
          <table:table-cell office:value-type="float" office:value="107" table:style-name="ce73">
            <text:p>107</text:p>
          </table:table-cell>
          <table:table-cell office:value-type="float" office:value="1150" table:style-name="ce74">
            <text:p><text:s/>1,150</text:p>
          </table:table-cell>
          <table:table-cell office:value-type="float" office:value="2400" table:style-name="ce74">
            <text:p><text:s/>2,400</text:p>
          </table:table-cell>
          <table:table-cell office:value-type="float" office:value="57" table:style-name="ce75">
            <text:p><text:s/>57</text:p>
          </table:table-cell>
          <table:table-cell office:value-type="float" office:value="2018" table:style-name="ce76">
            <text:p>2018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8" table:style-name="ce19">
            <text:p>108</text:p>
          </table:table-cell>
          <table:table-cell office:value-type="float" office:value="1147" table:style-name="ce71">
            <text:p><text:s/>1,147</text:p>
          </table:table-cell>
          <table:table-cell office:value-type="float" office:value="2577" table:style-name="ce71">
            <text:p><text:s/>2,577</text:p>
          </table:table-cell>
          <table:table-cell office:value-type="float" office:value="62" table:style-name="ce72">
            <text:p><text:s/>62</text:p>
          </table:table-cell>
          <table:table-cell office:value-type="float" office:value="2019" table:style-name="ce52">
            <text:p>2019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09" table:style-name="ce19">
            <text:p>109</text:p>
          </table:table-cell>
          <table:table-cell office:value-type="float" office:value="1166" table:style-name="ce71">
            <text:p><text:s/>1,166</text:p>
          </table:table-cell>
          <table:table-cell office:value-type="float" office:value="2898" table:style-name="ce71">
            <text:p><text:s/>2,898</text:p>
          </table:table-cell>
          <table:table-cell office:value-type="float" office:value="59" table:style-name="ce72">
            <text:p><text:s/>59</text:p>
          </table:table-cell>
          <table:table-cell office:value-type="float" office:value="2020" table:style-name="ce52">
            <text:p>2020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10" table:style-name="ce19">
            <text:p>110</text:p>
          </table:table-cell>
          <table:table-cell office:value-type="float" office:value="827" table:style-name="ce71">
            <text:p><text:s/>827</text:p>
          </table:table-cell>
          <table:table-cell office:value-type="float" office:value="2023" table:style-name="ce71">
            <text:p><text:s/>2,023</text:p>
          </table:table-cell>
          <table:table-cell office:value-type="float" office:value="38" table:style-name="ce72">
            <text:p><text:s/>38</text:p>
          </table:table-cell>
          <table:table-cell office:value-type="float" office:value="2021" table:style-name="ce52">
            <text:p>2021</text:p>
          </table:table-cell>
          <table:table-cell table:number-columns-repeated="1019" table:style-name="ce1"/>
          <table:table-cell table:number-columns-repeated="15360"/>
        </table:table-row>
        <table:table-row table:style-name="ro5">
          <table:table-cell office:value-type="float" office:value="111" table:style-name="ce124">
            <text:p>111</text:p>
          </table:table-cell>
          <table:table-cell office:value-type="float" office:value="1023" table:style-name="ce125">
            <text:p><text:s/>1,023</text:p>
          </table:table-cell>
          <table:table-cell office:value-type="float" office:value="1934" table:style-name="ce125">
            <text:p><text:s/>1,934</text:p>
          </table:table-cell>
          <table:table-cell office:value-type="float" office:value="45" table:style-name="ce125">
            <text:p><text:s/>45</text:p>
          </table:table-cell>
          <table:table-cell office:value-type="float" office:value="2022" table:style-name="ce124">
            <text:p>2022</text:p>
          </table:table-cell>
          <table:table-cell table:number-columns-repeated="1019" table:style-name="ce1"/>
          <table:table-cell table:number-columns-repeated="15360"/>
        </table:table-row>
        <table:table-row table:style-name="ro19">
          <table:table-cell office:value-type="string" table:style-name="ce12">
            <text:p>新北市</text:p>
          </table:table-cell>
          <table:table-cell office:value-type="float" office:value="1" table:style-name="ce126">
            <text:p>1</text:p>
          </table:table-cell>
          <table:table-cell office:value-type="float" office:value="92" table:style-name="ce127">
            <text:p><text:s/>92</text:p>
          </table:table-cell>
          <table:table-cell office:value-type="string" table:style-name="ce128">
            <text:p>-</text:p>
          </table:table-cell>
          <table:table-cell office:value-type="string" table:style-name="ce77">
            <text:p>New Taipei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19">
          <table:table-cell office:value-type="string" table:style-name="ce20">
            <text:p>臺北市 </text:p>
          </table:table-cell>
          <table:table-cell office:value-type="float" office:value="74" table:style-name="ce127">
            <text:p><text:s/>74</text:p>
          </table:table-cell>
          <table:table-cell office:value-type="float" office:value="74" table:style-name="ce127">
            <text:p><text:s/>74</text:p>
          </table:table-cell>
          <table:table-cell office:value-type="string" table:style-name="ce128">
            <text:p>-</text:p>
          </table:table-cell>
          <table:table-cell office:value-type="string" table:style-name="ce77">
            <text:p>Taipei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19">
          <table:table-cell office:value-type="string" table:style-name="ce19">
            <text:p>桃園市</text:p>
          </table:table-cell>
          <table:table-cell office:value-type="string" table:style-name="ce126">
            <text:p>-</text:p>
          </table:table-cell>
          <table:table-cell office:value-type="float" office:value="90" table:style-name="ce127">
            <text:p><text:s/>90</text:p>
          </table:table-cell>
          <table:table-cell office:value-type="float" office:value="3" table:style-name="ce129">
            <text:p><text:s/>3</text:p>
          </table:table-cell>
          <table:table-cell office:value-type="string" table:style-name="ce78">
            <text:p>Taoyuan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臺中市</text:p>
          </table:table-cell>
          <table:table-cell office:value-type="float" office:value="102" table:style-name="ce127">
            <text:p><text:s/>102</text:p>
          </table:table-cell>
          <table:table-cell office:value-type="float" office:value="102" table:style-name="ce127">
            <text:p><text:s/>102</text:p>
          </table:table-cell>
          <table:table-cell office:value-type="float" office:value="5" table:style-name="ce129">
            <text:p><text:s/>5</text:p>
          </table:table-cell>
          <table:table-cell office:value-type="string" table:style-name="ce79">
            <text:p>Taichung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臺南市</text:p>
          </table:table-cell>
          <table:table-cell office:value-type="float" office:value="87" table:style-name="ce126">
            <text:p>87</text:p>
          </table:table-cell>
          <table:table-cell office:value-type="float" office:value="171" table:style-name="ce127">
            <text:p><text:s/>171</text:p>
          </table:table-cell>
          <table:table-cell office:value-type="float" office:value="17" table:style-name="ce129">
            <text:p><text:s/>17</text:p>
          </table:table-cell>
          <table:table-cell office:value-type="string" table:style-name="ce79">
            <text:p>Tainan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高雄市</text:p>
          </table:table-cell>
          <table:table-cell office:value-type="float" office:value="41" table:style-name="ce127">
            <text:p><text:s/>41</text:p>
          </table:table-cell>
          <table:table-cell office:value-type="float" office:value="85" table:style-name="ce127">
            <text:p><text:s/>85</text:p>
          </table:table-cell>
          <table:table-cell office:value-type="float" office:value="3" table:style-name="ce129">
            <text:p><text:s/>3</text:p>
          </table:table-cell>
          <table:table-cell office:value-type="string" table:style-name="ce79">
            <text:p>Kaohsiung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2">
            <text:p><text:s/>宜蘭縣 </text:p>
          </table:table-cell>
          <table:table-cell office:value-type="float" office:value="101" table:style-name="ce126">
            <text:p>101</text:p>
          </table:table-cell>
          <table:table-cell office:value-type="float" office:value="151" table:style-name="ce127">
            <text:p><text:s/>151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Yilan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新竹縣</text:p>
          </table:table-cell>
          <table:table-cell office:value-type="float" office:value="100" table:style-name="ce127">
            <text:p><text:s/>100</text:p>
          </table:table-cell>
          <table:table-cell office:value-type="float" office:value="103" table:style-name="ce127">
            <text:p><text:s/>103</text:p>
          </table:table-cell>
          <table:table-cell office:value-type="float" office:value="2" table:style-name="ce128">
            <text:p>2</text:p>
          </table:table-cell>
          <table:table-cell office:value-type="string" table:style-name="ce78">
            <text:p>Hsinchu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苗栗縣</text:p>
          </table:table-cell>
          <table:table-cell office:value-type="float" office:value="91" table:style-name="ce130">
            <text:p>91</text:p>
          </table:table-cell>
          <table:table-cell office:value-type="float" office:value="92" table:style-name="ce127">
            <text:p><text:s/>92</text:p>
          </table:table-cell>
          <table:table-cell office:value-type="float" office:value="1" table:style-name="ce131">
            <text:p>1</text:p>
          </table:table-cell>
          <table:table-cell office:value-type="string" table:style-name="ce79">
            <text:p>Miaoli County</text:p>
          </table:table-cell>
          <table:table-cell table:style-name="ce1"/>
          <table:table-cell table:style-name="ce80"/>
          <table:table-cell table:number-columns-repeated="16377"/>
        </table:table-row>
        <table:table-row table:style-name="ro5">
          <table:table-cell office:value-type="string" table:style-name="ce21">
            <text:p><text:s/>彰化縣 </text:p>
          </table:table-cell>
          <table:table-cell office:value-type="float" office:value="1" table:style-name="ce130">
            <text:p>1</text:p>
          </table:table-cell>
          <table:table-cell office:value-type="float" office:value="118" table:style-name="ce127">
            <text:p><text:s/>118</text:p>
          </table:table-cell>
          <table:table-cell office:value-type="float" office:value="5" table:style-name="ce129">
            <text:p><text:s/>5</text:p>
          </table:table-cell>
          <table:table-cell office:value-type="string" table:style-name="ce79">
            <text:p>Changhua Conu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南投縣</text:p>
          </table:table-cell>
          <table:table-cell office:value-type="float" office:value="66" table:style-name="ce127">
            <text:p><text:s/>66</text:p>
          </table:table-cell>
          <table:table-cell office:value-type="float" office:value="74" table:style-name="ce127">
            <text:p><text:s/>74</text:p>
          </table:table-cell>
          <table:table-cell office:value-type="float" office:value="3" table:style-name="ce129">
            <text:p><text:s/>3</text:p>
          </table:table-cell>
          <table:table-cell office:value-type="string" table:style-name="ce79">
            <text:p>Nantou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雲林縣</text:p>
          </table:table-cell>
          <table:table-cell office:value-type="string" table:style-name="ce126">
            <text:p>-</text:p>
          </table:table-cell>
          <table:table-cell office:value-type="float" office:value="111" table:style-name="ce127">
            <text:p><text:s/>111</text:p>
          </table:table-cell>
          <table:table-cell office:value-type="float" office:value="2" table:style-name="ce129">
            <text:p><text:s/>2</text:p>
          </table:table-cell>
          <table:table-cell office:value-type="string" table:style-name="ce79">
            <text:p>Yunlin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9">
            <text:p>嘉義縣</text:p>
          </table:table-cell>
          <table:table-cell office:value-type="string" table:style-name="ce126">
            <text:p>-</text:p>
          </table:table-cell>
          <table:table-cell office:value-type="float" office:value="68" table:style-name="ce127">
            <text:p><text:s/>68</text:p>
          </table:table-cell>
          <table:table-cell office:value-type="float" office:value="1" table:style-name="ce129">
            <text:p><text:s/>1</text:p>
          </table:table-cell>
          <table:table-cell office:value-type="string" table:style-name="ce79">
            <text:p>Chiayi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2">
            <text:p>屏東縣</text:p>
          </table:table-cell>
          <table:table-cell office:value-type="float" office:value="13" table:style-name="ce126">
            <text:p>13</text:p>
          </table:table-cell>
          <table:table-cell office:value-type="float" office:value="91" table:style-name="ce127">
            <text:p><text:s/>91</text:p>
          </table:table-cell>
          <table:table-cell office:value-type="float" office:value="2" table:style-name="ce128">
            <text:p>2</text:p>
          </table:table-cell>
          <table:table-cell office:value-type="string" table:style-name="ce79">
            <text:p>Pingtung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2">
            <text:p>臺東縣</text:p>
          </table:table-cell>
          <table:table-cell office:value-type="float" office:value="52" table:style-name="ce127">
            <text:p><text:s/>52</text:p>
          </table:table-cell>
          <table:table-cell office:value-type="float" office:value="58" table:style-name="ce127">
            <text:p><text:s/>58</text:p>
          </table:table-cell>
          <table:table-cell office:value-type="float" office:value="1" table:style-name="ce128">
            <text:p>1</text:p>
          </table:table-cell>
          <table:table-cell office:value-type="string" table:style-name="ce79">
            <text:p>Taitung County</text:p>
          </table:table-cell>
          <table:table-cell table:style-name="ce1"/>
          <table:table-cell table:style-name="ce25"/>
          <table:table-cell table:number-columns-repeated="16377"/>
        </table:table-row>
        <table:table-row table:style-name="ro5">
          <table:table-cell office:value-type="string" table:style-name="ce12">
            <text:p>花蓮縣</text:p>
          </table:table-cell>
          <table:table-cell office:value-type="float" office:value="84" table:style-name="ce130">
            <text:p>84</text:p>
          </table:table-cell>
          <table:table-cell office:value-type="float" office:value="119" table:style-name="ce127">
            <text:p><text:s/>119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Hualien Coun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2">
            <text:p><text:s/>澎湖縣 </text:p>
          </table:table-cell>
          <table:table-cell office:value-type="string" table:style-name="ce126">
            <text:p>-</text:p>
          </table:table-cell>
          <table:table-cell office:value-type="float" office:value="37" table:style-name="ce127">
            <text:p><text:s/>37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Penghu County</text:p>
          </table:table-cell>
          <table:table-cell table:style-name="ce1"/>
          <table:table-cell table:style-name="ce25"/>
          <table:table-cell table:number-columns-repeated="16377"/>
        </table:table-row>
        <table:table-row table:style-name="ro5">
          <table:table-cell office:value-type="string" table:style-name="ce12">
            <text:p>基隆市</text:p>
          </table:table-cell>
          <table:table-cell office:value-type="float" office:value="85" table:style-name="ce127">
            <text:p><text:s/>85</text:p>
          </table:table-cell>
          <table:table-cell office:value-type="float" office:value="85" table:style-name="ce127">
            <text:p><text:s/>85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Keelung City</text:p>
          </table:table-cell>
          <table:table-cell table:style-name="ce1"/>
          <table:table-cell table:style-name="ce80"/>
          <table:table-cell table:number-columns-repeated="16377"/>
        </table:table-row>
        <table:table-row table:style-name="ro5">
          <table:table-cell office:value-type="string" table:style-name="ce19">
            <text:p>新竹市</text:p>
          </table:table-cell>
          <table:table-cell office:value-type="float" office:value="81" table:style-name="ce127">
            <text:p><text:s/>81</text:p>
          </table:table-cell>
          <table:table-cell office:value-type="float" office:value="81" table:style-name="ce127">
            <text:p><text:s/>81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Hsinchu City</text:p>
          </table:table-cell>
          <table:table-cell table:style-name="ce1"/>
          <table:table-cell table:style-name="ce80"/>
          <table:table-cell table:number-columns-repeated="16377"/>
        </table:table-row>
        <table:table-row table:style-name="ro5">
          <table:table-cell office:value-type="string" table:style-name="ce12">
            <text:p><text:s/>嘉義市 </text:p>
          </table:table-cell>
          <table:table-cell office:value-type="string" table:style-name="ce126">
            <text:p>-</text:p>
          </table:table-cell>
          <table:table-cell office:value-type="float" office:value="77" table:style-name="ce127">
            <text:p><text:s/>77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Chiayi City</text:p>
          </table:table-cell>
          <table:table-cell table:style-name="ce1"/>
          <table:table-cell table:style-name="ce68"/>
          <table:table-cell table:number-columns-repeated="16377"/>
        </table:table-row>
        <table:table-row table:style-name="ro5">
          <table:table-cell office:value-type="string" table:style-name="ce12">
            <text:p><text:s/>金門縣 </text:p>
          </table:table-cell>
          <table:table-cell office:value-type="float" office:value="14" table:style-name="ce126">
            <text:p>14</text:p>
          </table:table-cell>
          <table:table-cell office:value-type="float" office:value="25" table:style-name="ce127">
            <text:p><text:s/>25</text:p>
          </table:table-cell>
          <table:table-cell office:value-type="string" table:style-name="ce128">
            <text:p>-</text:p>
          </table:table-cell>
          <table:table-cell office:value-type="string" table:style-name="ce79">
            <text:p>Kinmen County</text:p>
          </table:table-cell>
          <table:table-cell table:style-name="ce1"/>
          <table:table-cell table:style-name="ce25"/>
          <table:table-cell table:number-columns-repeated="16377"/>
        </table:table-row>
        <table:table-row table:style-name="ro11">
          <table:table-cell office:value-type="string" table:style-name="ce22">
            <text:p><text:s/>連江縣</text:p>
          </table:table-cell>
          <table:table-cell office:value-type="float" office:value="30" table:style-name="ce126">
            <text:p>30</text:p>
          </table:table-cell>
          <table:table-cell office:value-type="float" office:value="30" table:style-name="ce132">
            <text:p><text:s/>30</text:p>
          </table:table-cell>
          <table:table-cell office:value-type="string" table:style-name="ce128">
            <text:p>-</text:p>
          </table:table-cell>
          <table:table-cell office:value-type="string" table:style-name="ce81">
            <text:p>Lienchiang County</text:p>
          </table:table-cell>
          <table:table-cell table:style-name="ce1"/>
          <table:table-cell table:style-name="ce25"/>
          <table:table-cell table:number-columns-repeated="16377"/>
        </table:table-row>
        <table:table-row table:style-name="ro20">
          <table:table-cell office:value-type="string" table:number-columns-spanned="5" table:number-rows-spanned="2" table:style-name="ce148">
            <text:p>註：90-95年度宣導場次及查緝場數2欄為次數，惟為符合查緝現況，96年度起改採「場次」統計 ，以反映查緝實際成效。</text:p>
            <text:p>Note：90-95 The Number of Activities for Public Awarness and The Number of Enforcement for Suppressing Violation in column 2 for the number of investigation, except to comply with the current situation, the 96 year shift to the "Slaughter-House" Statistical investigation actual results to reflect.</text:p>
            <text:p><text:span text:style-name="T2">資料來源：農業部動植物防疫檢疫署肉品檢查組</text:span></text:p>
            <text:p><text:span text:style-name="T2">Data Source︰Meat Inspection Division of Animal and Plant Health Inspection Agency, Ministry of Agriculture</text:span></text:p>
          </table:table-cell>
          <table:covered-table-cell table:number-columns-repeated="4"/>
          <table:table-cell table:style-name="ce1"/>
          <table:table-cell table:style-name="ce82"/>
          <table:table-cell table:number-columns-repeated="16377"/>
        </table:table-row>
        <table:table-row table:style-name="ro21" table:visibility="collapse">
          <table:covered-table-cell/>
          <table:covered-table-cell table:number-columns-repeated="4"/>
          <table:table-cell table:number-columns-repeated="1019" table:style-name="ce1"/>
          <table:table-cell table:number-columns-repeated="15360"/>
        </table:table-row>
        <table:table-row table:number-rows-repeated="1048526" table:style-name="ro5">
          <table:table-cell table:number-columns-repeated="16384"/>
        </table:table-row>
      </table:table>
      <table:table table:name="肉檢表4" table:style-name="ta2" table:print-ranges="肉檢表4.A1:肉檢表4.U63">
        <table:table-column table:style-name="co27" table:default-cell-style-name="ce27"/>
        <table:table-column table:style-name="co1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29" table:default-cell-style-name="ce27"/>
        <table:table-column table:style-name="co17" table:default-cell-style-name="ce27"/>
        <table:table-column table:style-name="co32" table:default-cell-style-name="ce27"/>
        <table:table-column table:style-name="co31" table:number-columns-repeated="2" table:default-cell-style-name="ce27"/>
        <table:table-column table:style-name="co33" table:default-cell-style-name="ce27"/>
        <table:table-column table:style-name="co31" table:default-cell-style-name="ce27"/>
        <table:table-column table:style-name="co28" table:number-columns-repeated="2" table:default-cell-style-name="ce27"/>
        <table:table-column table:style-name="co17" table:default-cell-style-name="ce27"/>
        <table:table-column table:style-name="co33" table:number-columns-repeated="2" table:default-cell-style-name="ce27"/>
        <table:table-column table:style-name="co34" table:default-cell-style-name="ce27"/>
        <table:table-column table:style-name="co18" table:default-cell-style-name="ce27"/>
        <table:table-column table:style-name="co15" table:default-cell-style-name="ce27"/>
        <table:table-column table:style-name="co9" table:number-columns-repeated="1003" table:default-cell-style-name="ce27"/>
        <table:table-column table:style-name="co9" table:number-columns-repeated="15360" table:default-cell-style-name="ce2"/>
        <table:table-row table:style-name="ro22">
          <table:table-cell office:value-type="string" table:number-columns-spanned="21" table:number-rows-spanned="1" table:style-name="ce169">
            <text:p>表4.全國屠宰場線數配置情形-按年別、縣市別及畜（禽）別</text:p>
            <text:p>The List of Registered Slaughterhouses</text:p>
          </table:table-cell>
          <table:covered-table-cell table:number-columns-repeated="20"/>
          <table:table-cell table:number-columns-repeated="16363"/>
        </table:table-row>
        <table:table-row table:style-name="ro23">
          <table:table-cell office:value-type="string" table:number-columns-spanned="21" table:number-rows-spanned="1" table:style-name="ce169">
            <text:p>Registered Slaughterhouses by Year, District, Livestock and Poultry</text:p>
          </table:table-cell>
          <table:covered-table-cell table:number-columns-repeated="20"/>
          <table:table-cell table:number-columns-repeated="16363"/>
        </table:table-row>
        <table:table-row table:style-name="ro24">
          <table:table-cell table:style-name="ce83"/>
          <table:table-cell table:number-columns-repeated="17" table:style-name="ce84"/>
          <table:table-cell office:value-type="string" table:number-columns-spanned="3" table:number-rows-spanned="1" table:style-name="ce170">
            <text:p>單位︰場、線</text:p>
            <text:p>Unit：Slaughter-House、Line</text:p>
          </table:table-cell>
          <table:covered-table-cell table:number-columns-repeated="2"/>
          <table:table-cell table:number-columns-repeated="16363"/>
        </table:table-row>
        <table:table-row table:style-name="ro14">
          <table:table-cell office:value-type="string" table:number-columns-spanned="1" table:number-rows-spanned="10" table:style-name="ce171">
            <text:p>年別及縣市別</text:p>
          </table:table-cell>
          <table:table-cell office:value-type="string" table:number-columns-spanned="2" table:number-rows-spanned="5" table:style-name="ce172">
            <text:p>總計</text:p>
            <text:p>Grand Total</text:p>
          </table:table-cell>
          <table:covered-table-cell/>
          <table:table-cell office:value-type="string" table:number-columns-spanned="8" table:number-rows-spanned="1" table:style-name="ce173">
            <text:p>家畜</text:p>
          </table:table-cell>
          <table:covered-table-cell table:number-columns-repeated="7"/>
          <table:table-cell office:value-type="string" table:number-columns-spanned="8" table:number-rows-spanned="1" table:style-name="ce174">
            <text:p>家禽</text:p>
          </table:table-cell>
          <table:covered-table-cell table:number-columns-repeated="7"/>
          <table:table-cell office:value-type="string" table:number-columns-spanned="2" table:number-rows-spanned="10" table:style-name="ce175">
            <text:p>Year, District</text:p>
          </table:table-cell>
          <table:covered-table-cell/>
          <table:table-cell table:number-columns-repeated="16363"/>
        </table:table-row>
        <table:table-row table:style-name="ro25" table:visibility="collapse">
          <table:covered-table-cell/>
          <table:covered-table-cell/>
          <table:covered-table-cell/>
          <table:table-cell table:style-name="ce85"/>
          <table:table-cell table:number-columns-repeated="6" table:style-name="ce86"/>
          <table:table-cell table:style-name="ce87"/>
          <table:table-cell table:number-columns-repeated="7" table:style-name="ce88"/>
          <table:table-cell table:style-name="ce89"/>
          <table:covered-table-cell/>
          <table:covered-table-cell/>
          <table:table-cell table:number-columns-repeated="16363"/>
        </table:table-row>
        <table:table-row table:style-name="ro14">
          <table:covered-table-cell/>
          <table:covered-table-cell/>
          <table:covered-table-cell/>
          <table:table-cell office:value-type="string" table:number-columns-spanned="8" table:number-rows-spanned="1" table:style-name="ce176">
            <text:p>Livestock</text:p>
          </table:table-cell>
          <table:covered-table-cell table:number-columns-repeated="7"/>
          <table:table-cell office:value-type="string" table:number-columns-spanned="8" table:number-rows-spanned="1" table:style-name="ce177">
            <text:p>Poultry</text:p>
          </table:table-cell>
          <table:covered-table-cell table:number-columns-repeated="7"/>
          <table:covered-table-cell/>
          <table:covered-table-cell/>
          <table:table-cell table:number-columns-repeated="16363"/>
        </table:table-row>
        <table:table-row table:style-name="ro26">
          <table:covered-table-cell/>
          <table:covered-table-cell/>
          <table:covered-table-cell/>
          <table:table-cell office:value-type="string" table:number-columns-spanned="2" table:number-rows-spanned="1" table:style-name="ce163">
            <text:p>合計</text:p>
          </table:table-cell>
          <table:covered-table-cell/>
          <table:table-cell office:value-type="string" table:number-columns-spanned="2" table:number-rows-spanned="1" table:style-name="ce168">
            <text:p>可屠宰豬隻屠宰場</text:p>
          </table:table-cell>
          <table:covered-table-cell/>
          <table:table-cell office:value-type="string" table:number-columns-spanned="2" table:number-rows-spanned="1" table:style-name="ce163">
            <text:p>可屠宰牛隻屠宰場</text:p>
          </table:table-cell>
          <table:covered-table-cell/>
          <table:table-cell office:value-type="string" table:number-columns-spanned="2" table:number-rows-spanned="1" table:style-name="ce163">
            <text:p>可屠宰羊隻屠宰場</text:p>
          </table:table-cell>
          <table:covered-table-cell/>
          <table:table-cell office:value-type="string" table:number-columns-spanned="2" table:number-rows-spanned="1" table:style-name="ce163">
            <text:p>合計</text:p>
          </table:table-cell>
          <table:covered-table-cell/>
          <table:table-cell office:value-type="string" table:number-columns-spanned="2" table:number-rows-spanned="1" table:style-name="ce168">
            <text:p>可屠宰雞隻屠宰場</text:p>
          </table:table-cell>
          <table:covered-table-cell/>
          <table:table-cell office:value-type="string" table:number-columns-spanned="2" table:number-rows-spanned="1" table:style-name="ce168">
            <text:p>可屠宰鴨隻屠宰場</text:p>
          </table:table-cell>
          <table:covered-table-cell/>
          <table:table-cell office:value-type="string" table:number-columns-spanned="2" table:number-rows-spanned="1" table:style-name="ce178">
            <text:p>可屠宰鵝隻屠宰場</text:p>
          </table:table-cell>
          <table:covered-table-cell/>
          <table:covered-table-cell/>
          <table:covered-table-cell/>
          <table:table-cell table:number-columns-repeated="16363"/>
        </table:table-row>
        <table:table-row table:style-name="ro27">
          <table:covered-table-cell/>
          <table:covered-table-cell/>
          <table:covered-table-cell/>
          <table:table-cell office:value-type="string" table:number-columns-spanned="2" table:number-rows-spanned="1" table:style-name="ce165">
            <text:p>Total</text:p>
          </table:table-cell>
          <table:covered-table-cell/>
          <table:table-cell office:value-type="string" table:number-columns-spanned="2" table:number-rows-spanned="1" table:style-name="ce166">
            <text:p>Hog Slaughterhouses</text:p>
          </table:table-cell>
          <table:covered-table-cell/>
          <table:table-cell office:value-type="string" table:number-columns-spanned="2" table:number-rows-spanned="1" table:style-name="ce166">
            <text:p>Cattle Slaughterhouses</text:p>
          </table:table-cell>
          <table:covered-table-cell/>
          <table:table-cell office:value-type="string" table:number-columns-spanned="2" table:number-rows-spanned="1" table:style-name="ce166">
            <text:p>Goat Slaughterhouses</text:p>
          </table:table-cell>
          <table:covered-table-cell/>
          <table:table-cell office:value-type="string" table:number-columns-spanned="2" table:number-rows-spanned="1" table:style-name="ce165">
            <text:p>Total</text:p>
          </table:table-cell>
          <table:covered-table-cell/>
          <table:table-cell office:value-type="string" table:number-columns-spanned="2" table:number-rows-spanned="1" table:style-name="ce166">
            <text:p>Chicken Slaughterhouses</text:p>
          </table:table-cell>
          <table:covered-table-cell/>
          <table:table-cell office:value-type="string" table:number-columns-spanned="2" table:number-rows-spanned="1" table:style-name="ce166">
            <text:p>Duck Slaughterhouses</text:p>
          </table:table-cell>
          <table:covered-table-cell/>
          <table:table-cell office:value-type="string" table:number-columns-spanned="2" table:number-rows-spanned="1" table:style-name="ce167">
            <text:p>Goose Slaughterhouses</text:p>
          </table:table-cell>
          <table:covered-table-cell/>
          <table:covered-table-cell/>
          <table:covered-table-cell/>
          <table:table-cell table:number-columns-repeated="16363"/>
        </table:table-row>
        <table:table-row table:style-name="ro28">
          <table:covered-table-cell/>
          <table:table-cell office:value-type="string" table:number-columns-spanned="1" table:number-rows-spanned="2" table:style-name="ce162">
            <text:p>場數</text:p>
          </table:table-cell>
          <table:table-cell office:value-type="string" table:number-columns-spanned="1" table:number-rows-spanned="2" table:style-name="ce163">
            <text:p>線數</text:p>
          </table:table-cell>
          <table:table-cell office:value-type="string" table:number-columns-spanned="1" table:number-rows-spanned="2" table:style-name="ce163">
            <text:p>場數</text:p>
          </table:table-cell>
          <table:table-cell office:value-type="string" table:number-columns-spanned="1" table:number-rows-spanned="2" table:style-name="ce163">
            <text:p>線數</text:p>
          </table:table-cell>
          <table:table-cell office:value-type="string" table:style-name="ce90">
            <text:p>場數</text:p>
          </table:table-cell>
          <table:table-cell office:value-type="string" table:style-name="ce91">
            <text:p>線數</text:p>
          </table:table-cell>
          <table:table-cell office:value-type="string" table:style-name="ce90">
            <text:p>場數</text:p>
          </table:table-cell>
          <table:table-cell office:value-type="string" table:style-name="ce91">
            <text:p>線數</text:p>
          </table:table-cell>
          <table:table-cell office:value-type="string" table:style-name="ce92">
            <text:p>場數</text:p>
          </table:table-cell>
          <table:table-cell office:value-type="string" table:style-name="ce92">
            <text:p>線數</text:p>
          </table:table-cell>
          <table:table-cell office:value-type="string" table:number-columns-spanned="1" table:number-rows-spanned="2" table:style-name="ce163">
            <text:p>場數</text:p>
          </table:table-cell>
          <table:table-cell office:value-type="string" table:number-columns-spanned="1" table:number-rows-spanned="2" table:style-name="ce163">
            <text:p>線數</text:p>
          </table:table-cell>
          <table:table-cell office:value-type="string" table:style-name="ce93">
            <text:p>場數</text:p>
          </table:table-cell>
          <table:table-cell office:value-type="string" table:style-name="ce91">
            <text:p>線數</text:p>
          </table:table-cell>
          <table:table-cell office:value-type="string" table:style-name="ce93">
            <text:p>場數</text:p>
          </table:table-cell>
          <table:table-cell office:value-type="string" table:style-name="ce91">
            <text:p>線數</text:p>
          </table:table-cell>
          <table:table-cell office:value-type="string" table:style-name="ce93">
            <text:p>場數</text:p>
          </table:table-cell>
          <table:table-cell office:value-type="string" table:style-name="ce94">
            <text:p>線數</text:p>
          </table:table-cell>
          <table:covered-table-cell/>
          <table:covered-table-cell/>
          <table:table-cell table:number-columns-repeated="1636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1">
            <text:p>Number of</text:p>
          </table:table-cell>
          <table:covered-table-cell/>
          <table:covered-table-cell/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Number of</text:p>
          </table:table-cell>
          <table:table-cell office:value-type="string" table:style-name="ce96">
            <text:p>Number of</text:p>
          </table:table-cell>
          <table:covered-table-cell/>
          <table:covered-table-cell/>
          <table:table-cell table:number-columns-repeated="16363"/>
        </table:table-row>
        <table:table-row table:style-name="ro29">
          <table:covered-table-cell/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Hog</text:p>
          </table:table-cell>
          <table:table-cell office:value-type="string" table:style-name="ce91">
            <text:p>Hog</text:p>
          </table:table-cell>
          <table:table-cell office:value-type="string" table:style-name="ce95">
            <text:p>Cattle</text:p>
          </table:table-cell>
          <table:table-cell office:value-type="string" table:style-name="ce95">
            <text:p>Cattle</text:p>
          </table:table-cell>
          <table:table-cell office:value-type="string" table:style-name="ce91">
            <text:p>Goat</text:p>
          </table:table-cell>
          <table:table-cell office:value-type="string" table:style-name="ce91">
            <text:p>Goat</text:p>
          </table:table-cell>
          <table:table-cell office:value-type="string" table:style-name="ce95">
            <text:p>Number of</text:p>
          </table:table-cell>
          <table:table-cell office:value-type="string" table:style-name="ce91">
            <text:p>Number of</text:p>
          </table:table-cell>
          <table:table-cell office:value-type="string" table:style-name="ce95">
            <text:p>Chicken</text:p>
          </table:table-cell>
          <table:table-cell office:value-type="string" table:style-name="ce91">
            <text:p>Chicken</text:p>
          </table:table-cell>
          <table:table-cell office:value-type="string" table:style-name="ce95">
            <text:p>Duck</text:p>
          </table:table-cell>
          <table:table-cell office:value-type="string" table:style-name="ce91">
            <text:p>Duck</text:p>
          </table:table-cell>
          <table:table-cell office:value-type="string" table:style-name="ce95">
            <text:p>Goose</text:p>
          </table:table-cell>
          <table:table-cell office:value-type="string" table:style-name="ce96">
            <text:p>Goose</text:p>
          </table:table-cell>
          <table:covered-table-cell/>
          <table:covered-table-cell/>
          <table:table-cell table:number-columns-repeated="16363"/>
        </table:table-row>
        <table:table-row table:style-name="ro8">
          <table:covered-table-cell/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table-cell office:value-type="string" table:style-name="ce95">
            <text:p>Slaughter</text:p>
          </table:table-cell>
          <table:table-cell office:value-type="string" table:style-name="ce91">
            <text:p>Slaughter</text:p>
          </table:table-cell>
          <table:covered-table-cell/>
          <table:covered-table-cell/>
          <table:table-cell table:number-columns-repeated="16363"/>
        </table:table-row>
        <table:table-row table:style-name="ro30">
          <table:covered-table-cell/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table-cell office:value-type="string" table:style-name="ce97">
            <text:p>-houses</text:p>
          </table:table-cell>
          <table:table-cell office:value-type="string" table:style-name="ce98">
            <text:p>lines</text:p>
          </table:table-cell>
          <table:covered-table-cell/>
          <table:covered-table-cell/>
          <table:table-cell table:number-columns-repeated="16363"/>
        </table:table-row>
        <table:table-row table:style-name="ro5">
          <table:table-cell office:value-type="string" table:style-name="ce99">
            <text:p>民 國 89 <text:s text:c="4"/>年</text:p>
          </table:table-cell>
          <table:table-cell office:value-type="float" office:value="52" table:style-name="ce100">
            <text:p><text:s/>52<text:s/></text:p>
          </table:table-cell>
          <table:table-cell office:value-type="string" table:style-name="ce100">
            <text:p>-</text:p>
          </table:table-cell>
          <table:table-cell office:value-type="float" office:value="33" table:style-name="ce100">
            <text:p><text:s/>33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9" table:style-name="ce100">
            <text:p><text:s/>19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0" table:number-columns-spanned="2" table:number-rows-spanned="1" table:style-name="ce164">
            <text:p>2000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0" table:style-name="ce99">
            <text:p>90</text:p>
          </table:table-cell>
          <table:table-cell office:value-type="float" office:value="56" table:style-name="ce100">
            <text:p><text:s/>56<text:s/></text:p>
          </table:table-cell>
          <table:table-cell office:value-type="string" table:style-name="ce100">
            <text:p>-</text:p>
          </table:table-cell>
          <table:table-cell office:value-type="float" office:value="37" table:style-name="ce100">
            <text:p><text:s/>3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9" table:style-name="ce100">
            <text:p><text:s/>19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1" table:number-columns-spanned="2" table:number-rows-spanned="1" table:style-name="ce160">
            <text:p>2001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1" table:style-name="ce99">
            <text:p>91</text:p>
          </table:table-cell>
          <table:table-cell office:value-type="float" office:value="66" table:style-name="ce100">
            <text:p><text:s/>66<text:s/></text:p>
          </table:table-cell>
          <table:table-cell office:value-type="string" table:style-name="ce100">
            <text:p>-</text:p>
          </table:table-cell>
          <table:table-cell office:value-type="float" office:value="47" table:style-name="ce100">
            <text:p><text:s/>4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9" table:style-name="ce100">
            <text:p><text:s/>19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2" table:number-columns-spanned="2" table:number-rows-spanned="1" table:style-name="ce160">
            <text:p>2002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2" table:style-name="ce99">
            <text:p>92</text:p>
          </table:table-cell>
          <table:table-cell office:value-type="float" office:value="71" table:style-name="ce100">
            <text:p><text:s/>71<text:s/></text:p>
          </table:table-cell>
          <table:table-cell office:value-type="string" table:style-name="ce100">
            <text:p>-</text:p>
          </table:table-cell>
          <table:table-cell office:value-type="float" office:value="52" table:style-name="ce100">
            <text:p><text:s/>52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9" table:style-name="ce100">
            <text:p><text:s/>19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3" table:number-columns-spanned="2" table:number-rows-spanned="1" table:style-name="ce160">
            <text:p>2003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3" table:style-name="ce99">
            <text:p>93</text:p>
          </table:table-cell>
          <table:table-cell office:value-type="float" office:value="73" table:style-name="ce100">
            <text:p><text:s/>73<text:s/></text:p>
          </table:table-cell>
          <table:table-cell office:value-type="string" table:style-name="ce100">
            <text:p>-</text:p>
          </table:table-cell>
          <table:table-cell office:value-type="float" office:value="55" table:style-name="ce100">
            <text:p><text:s/>55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8" table:style-name="ce100">
            <text:p><text:s/>18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4" table:number-columns-spanned="2" table:number-rows-spanned="1" table:style-name="ce160">
            <text:p>2004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4" table:style-name="ce99">
            <text:p>94</text:p>
          </table:table-cell>
          <table:table-cell office:value-type="float" office:value="81" table:style-name="ce100">
            <text:p><text:s/>81<text:s/></text:p>
          </table:table-cell>
          <table:table-cell office:value-type="string" table:style-name="ce100">
            <text:p>-</text:p>
          </table:table-cell>
          <table:table-cell office:value-type="float" office:value="59" table:style-name="ce100">
            <text:p><text:s/>59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2" table:style-name="ce100">
            <text:p><text:s/>22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5" table:number-columns-spanned="2" table:number-rows-spanned="1" table:style-name="ce160">
            <text:p>2005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5" table:style-name="ce99">
            <text:p>95</text:p>
          </table:table-cell>
          <table:table-cell office:value-type="float" office:value="86" table:style-name="ce100">
            <text:p><text:s/>86<text:s/></text:p>
          </table:table-cell>
          <table:table-cell office:value-type="string" table:style-name="ce100">
            <text:p>-</text:p>
          </table:table-cell>
          <table:table-cell office:value-type="float" office:value="63" table:style-name="ce100">
            <text:p><text:s/>63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3" table:style-name="ce100">
            <text:p><text:s/>23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6" table:number-columns-spanned="2" table:number-rows-spanned="1" table:style-name="ce160">
            <text:p>2006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6" table:style-name="ce99">
            <text:p>96</text:p>
          </table:table-cell>
          <table:table-cell office:value-type="float" office:value="92" table:style-name="ce100">
            <text:p><text:s/>92<text:s/></text:p>
          </table:table-cell>
          <table:table-cell office:value-type="string" table:style-name="ce100">
            <text:p>-</text:p>
          </table:table-cell>
          <table:table-cell office:value-type="float" office:value="65" table:style-name="ce100">
            <text:p><text:s/>65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7" table:style-name="ce100">
            <text:p><text:s/>2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7" table:number-columns-spanned="2" table:number-rows-spanned="1" table:style-name="ce160">
            <text:p>2007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7" table:style-name="ce99">
            <text:p>97</text:p>
          </table:table-cell>
          <table:table-cell office:value-type="float" office:value="98" table:style-name="ce100">
            <text:p><text:s/>98<text:s/></text:p>
          </table:table-cell>
          <table:table-cell office:value-type="string" table:style-name="ce100">
            <text:p>-</text:p>
          </table:table-cell>
          <table:table-cell office:value-type="float" office:value="61" table:style-name="ce100">
            <text:p><text:s/>61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37" table:style-name="ce100">
            <text:p><text:s/>3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008" table:number-columns-spanned="2" table:number-rows-spanned="1" table:style-name="ce160">
            <text:p>2008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8" table:style-name="ce99">
            <text:p>98</text:p>
          </table:table-cell>
          <table:table-cell office:value-type="float" office:value="107" table:style-name="ce100">
            <text:p><text:s/>107<text:s/></text:p>
          </table:table-cell>
          <table:table-cell office:value-type="float" office:value="191" table:style-name="ce100">
            <text:p><text:s/>191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38" table:style-name="ce100">
            <text:p><text:s/>138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8" table:style-name="ce100">
            <text:p><text:s/>8<text:s/></text:p>
          </table:table-cell>
          <table:table-cell office:value-type="float" office:value="8" table:style-name="ce100">
            <text:p><text:s/>8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72" table:style-name="ce100">
            <text:p><text:s/>72<text:s/></text:p>
          </table:table-cell>
          <table:table-cell office:value-type="float" office:value="47" table:style-name="ce100">
            <text:p><text:s/>47<text:s/></text:p>
          </table:table-cell>
          <table:table-cell office:value-type="float" office:value="53" table:style-name="ce100">
            <text:p><text:s/>53<text:s/></text:p>
          </table:table-cell>
          <table:table-cell office:value-type="float" office:value="41" table:style-name="ce100">
            <text:p><text:s/>41<text:s/></text:p>
          </table:table-cell>
          <table:table-cell office:value-type="float" office:value="47" table:style-name="ce100">
            <text:p><text:s/>47<text:s/></text:p>
          </table:table-cell>
          <table:table-cell office:value-type="float" office:value="28" table:style-name="ce100">
            <text:p><text:s/>28<text:s/></text:p>
          </table:table-cell>
          <table:table-cell office:value-type="float" office:value="28" table:style-name="ce100">
            <text:p><text:s/>28<text:s/></text:p>
          </table:table-cell>
          <table:table-cell office:value-type="float" office:value="23" table:style-name="ce100">
            <text:p><text:s/>23<text:s/></text:p>
          </table:table-cell>
          <table:table-cell office:value-type="float" office:value="23" table:style-name="ce101">
            <text:p><text:s/>23<text:s/></text:p>
          </table:table-cell>
          <table:table-cell office:value-type="float" office:value="2009" table:number-columns-spanned="2" table:number-rows-spanned="1" table:style-name="ce160">
            <text:p>2009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99" table:style-name="ce99">
            <text:p>99</text:p>
          </table:table-cell>
          <table:table-cell office:value-type="float" office:value="116" table:style-name="ce100">
            <text:p><text:s/>116<text:s/></text:p>
          </table:table-cell>
          <table:table-cell office:value-type="float" office:value="216" table:style-name="ce100">
            <text:p><text:s/>216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41" table:style-name="ce100">
            <text:p><text:s/>141<text:s/></text:p>
          </table:table-cell>
          <table:table-cell office:value-type="float" office:value="58" table:style-name="ce100">
            <text:p><text:s/>58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10" table:style-name="ce100">
            <text:p><text:s/>10<text:s/></text:p>
          </table:table-cell>
          <table:table-cell office:value-type="float" office:value="10" table:style-name="ce100">
            <text:p><text:s/>10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77" table:style-name="ce100">
            <text:p><text:s/>77<text:s/></text:p>
          </table:table-cell>
          <table:table-cell office:value-type="float" office:value="56" table:style-name="ce100">
            <text:p><text:s/>56<text:s/></text:p>
          </table:table-cell>
          <table:table-cell office:value-type="float" office:value="75" table:style-name="ce100">
            <text:p><text:s/>75<text:s/></text:p>
          </table:table-cell>
          <table:table-cell office:value-type="float" office:value="50" table:style-name="ce100">
            <text:p><text:s/>50<text:s/></text:p>
          </table:table-cell>
          <table:table-cell office:value-type="float" office:value="69" table:style-name="ce100">
            <text:p><text:s/>69<text:s/></text:p>
          </table:table-cell>
          <table:table-cell office:value-type="float" office:value="35" table:style-name="ce100">
            <text:p><text:s/>35<text:s/></text:p>
          </table:table-cell>
          <table:table-cell office:value-type="float" office:value="40" table:style-name="ce100">
            <text:p><text:s/>40<text:s/></text:p>
          </table:table-cell>
          <table:table-cell office:value-type="float" office:value="29" table:style-name="ce100">
            <text:p><text:s/>29<text:s/></text:p>
          </table:table-cell>
          <table:table-cell office:value-type="float" office:value="29" table:style-name="ce101">
            <text:p><text:s/>29<text:s/></text:p>
          </table:table-cell>
          <table:table-cell office:value-type="float" office:value="2010" table:number-columns-spanned="2" table:number-rows-spanned="1" table:style-name="ce160">
            <text:p>2010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0" table:style-name="ce99">
            <text:p>100</text:p>
          </table:table-cell>
          <table:table-cell office:value-type="float" office:value="128" table:style-name="ce100">
            <text:p><text:s/>128<text:s/></text:p>
          </table:table-cell>
          <table:table-cell office:value-type="float" office:value="231" table:style-name="ce100">
            <text:p><text:s/>231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44" table:style-name="ce100">
            <text:p><text:s/>144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39" table:style-name="ce100">
            <text:p><text:s/>39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67" table:style-name="ce100">
            <text:p><text:s/>67<text:s/></text:p>
          </table:table-cell>
          <table:table-cell office:value-type="float" office:value="87" table:style-name="ce100">
            <text:p><text:s/>87<text:s/></text:p>
          </table:table-cell>
          <table:table-cell office:value-type="float" office:value="62" table:style-name="ce100">
            <text:p><text:s/>62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39" table:style-name="ce100">
            <text:p><text:s/>39<text:s/></text:p>
          </table:table-cell>
          <table:table-cell office:value-type="float" office:value="45" table:style-name="ce100">
            <text:p><text:s/>45<text:s/></text:p>
          </table:table-cell>
          <table:table-cell office:value-type="float" office:value="33" table:style-name="ce100">
            <text:p><text:s/>33<text:s/></text:p>
          </table:table-cell>
          <table:table-cell office:value-type="float" office:value="33" table:style-name="ce100">
            <text:p><text:s/>33<text:s/></text:p>
          </table:table-cell>
          <table:table-cell office:value-type="float" office:value="2011" table:number-columns-spanned="2" table:number-rows-spanned="1" table:style-name="ce160">
            <text:p>2011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1" table:style-name="ce99">
            <text:p>101</text:p>
          </table:table-cell>
          <table:table-cell office:value-type="float" office:value="137" table:style-name="ce100">
            <text:p><text:s/>137<text:s/></text:p>
          </table:table-cell>
          <table:table-cell office:value-type="float" office:value="240" table:style-name="ce100">
            <text:p><text:s/>240<text:s/></text:p>
          </table:table-cell>
          <table:table-cell office:value-type="float" office:value="62" table:style-name="ce100">
            <text:p><text:s/>62<text:s/></text:p>
          </table:table-cell>
          <table:table-cell office:value-type="float" office:value="145" table:style-name="ce100">
            <text:p><text:s/>145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31" table:style-name="ce100">
            <text:p><text:s/>131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39" table:style-name="ce100">
            <text:p><text:s/>39<text:s/></text:p>
          </table:table-cell>
          <table:table-cell office:value-type="float" office:value="83" table:style-name="ce100">
            <text:p><text:s/>83<text:s/></text:p>
          </table:table-cell>
          <table:table-cell office:value-type="float" office:value="75" table:style-name="ce100">
            <text:p><text:s/>75<text:s/></text:p>
          </table:table-cell>
          <table:table-cell office:value-type="float" office:value="95" table:style-name="ce100">
            <text:p><text:s/>95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90" table:style-name="ce100">
            <text:p><text:s/>90<text:s/></text:p>
          </table:table-cell>
          <table:table-cell office:value-type="float" office:value="43" table:style-name="ce100">
            <text:p><text:s/>43<text:s/></text:p>
          </table:table-cell>
          <table:table-cell office:value-type="float" office:value="49" table:style-name="ce100">
            <text:p><text:s/>49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2012" table:number-columns-spanned="2" table:number-rows-spanned="1" table:style-name="ce160">
            <text:p>2012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2" table:style-name="ce99">
            <text:p>102</text:p>
          </table:table-cell>
          <table:table-cell office:value-type="float" office:value="152" table:style-name="ce100">
            <text:p><text:s/>152<text:s/></text:p>
          </table:table-cell>
          <table:table-cell office:value-type="float" office:value="274" table:style-name="ce100">
            <text:p><text:s/>274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43" table:style-name="ce100">
            <text:p><text:s/>143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91" table:style-name="ce100">
            <text:p><text:s/>91<text:s/></text:p>
          </table:table-cell>
          <table:table-cell office:value-type="float" office:value="131" table:style-name="ce100">
            <text:p><text:s/>131<text:s/></text:p>
          </table:table-cell>
          <table:table-cell office:value-type="float" office:value="85" table:style-name="ce100">
            <text:p><text:s/>85<text:s/></text:p>
          </table:table-cell>
          <table:table-cell office:value-type="float" office:value="125" table:style-name="ce100">
            <text:p><text:s/>125<text:s/></text:p>
          </table:table-cell>
          <table:table-cell office:value-type="float" office:value="53" table:style-name="ce100">
            <text:p><text:s/>53<text:s/></text:p>
          </table:table-cell>
          <table:table-cell office:value-type="float" office:value="64" table:style-name="ce100">
            <text:p><text:s/>64<text:s/></text:p>
          </table:table-cell>
          <table:table-cell office:value-type="float" office:value="46" table:style-name="ce100">
            <text:p><text:s/>46<text:s/></text:p>
          </table:table-cell>
          <table:table-cell office:value-type="float" office:value="51" table:style-name="ce100">
            <text:p><text:s/>51<text:s/></text:p>
          </table:table-cell>
          <table:table-cell office:value-type="float" office:value="2013" table:number-columns-spanned="2" table:number-rows-spanned="1" table:style-name="ce160">
            <text:p>2013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3" table:style-name="ce99">
            <text:p>103</text:p>
          </table:table-cell>
          <table:table-cell office:value-type="float" office:value="161" table:style-name="ce100">
            <text:p><text:s/>161<text:s/></text:p>
          </table:table-cell>
          <table:table-cell office:value-type="float" office:value="286" table:style-name="ce100">
            <text:p><text:s/>286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44" table:style-name="ce100">
            <text:p><text:s/>144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28" table:style-name="ce100">
            <text:p><text:s/>128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1" table:style-name="ce100">
            <text:p><text:s/>81<text:s/></text:p>
          </table:table-cell>
          <table:table-cell office:value-type="float" office:value="100" table:style-name="ce100">
            <text:p><text:s/>100<text:s/></text:p>
          </table:table-cell>
          <table:table-cell office:value-type="float" office:value="142" table:style-name="ce100">
            <text:p><text:s/>142<text:s/></text:p>
          </table:table-cell>
          <table:table-cell office:value-type="float" office:value="95" table:style-name="ce100">
            <text:p><text:s/>95<text:s/></text:p>
          </table:table-cell>
          <table:table-cell office:value-type="float" office:value="137" table:style-name="ce100">
            <text:p><text:s/>137<text:s/></text:p>
          </table:table-cell>
          <table:table-cell office:value-type="float" office:value="58" table:style-name="ce100">
            <text:p><text:s/>58<text:s/></text:p>
          </table:table-cell>
          <table:table-cell office:value-type="float" office:value="68" table:style-name="ce100">
            <text:p><text:s/>68<text:s/></text:p>
          </table:table-cell>
          <table:table-cell office:value-type="float" office:value="50" table:style-name="ce100">
            <text:p><text:s/>50<text:s/></text:p>
          </table:table-cell>
          <table:table-cell office:value-type="float" office:value="55" table:style-name="ce100">
            <text:p><text:s/>55<text:s/></text:p>
          </table:table-cell>
          <table:table-cell office:value-type="float" office:value="2014" table:number-columns-spanned="2" table:number-rows-spanned="1" table:style-name="ce160">
            <text:p>2014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4" table:style-name="ce99">
            <text:p>104</text:p>
          </table:table-cell>
          <table:table-cell office:value-type="float" office:value="167" table:style-name="ce100">
            <text:p><text:s/>167<text:s/></text:p>
          </table:table-cell>
          <table:table-cell office:value-type="float" office:value="292" table:style-name="ce100">
            <text:p><text:s/>292<text:s/></text:p>
          </table:table-cell>
          <table:table-cell office:value-type="float" office:value="62" table:style-name="ce100">
            <text:p><text:s/>62<text:s/></text:p>
          </table:table-cell>
          <table:table-cell office:value-type="float" office:value="145" table:style-name="ce100">
            <text:p><text:s/>145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9" table:style-name="ce100">
            <text:p><text:s/>39<text:s/></text:p>
          </table:table-cell>
          <table:table-cell office:value-type="float" office:value="83" table:style-name="ce100">
            <text:p><text:s/>83<text:s/></text:p>
          </table:table-cell>
          <table:table-cell office:value-type="float" office:value="105" table:style-name="ce100">
            <text:p><text:s/>105<text:s/></text:p>
          </table:table-cell>
          <table:table-cell office:value-type="float" office:value="147" table:style-name="ce100">
            <text:p><text:s/>147<text:s/></text:p>
          </table:table-cell>
          <table:table-cell office:value-type="float" office:value="100" table:style-name="ce100">
            <text:p><text:s/>100<text:s/></text:p>
          </table:table-cell>
          <table:table-cell office:value-type="float" office:value="142" table:style-name="ce100">
            <text:p><text:s/>142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71" table:style-name="ce100">
            <text:p><text:s/>71<text:s/></text:p>
          </table:table-cell>
          <table:table-cell office:value-type="float" office:value="54" table:style-name="ce100">
            <text:p><text:s/>54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2015" table:number-columns-spanned="2" table:number-rows-spanned="1" table:style-name="ce160">
            <text:p>2015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5" table:style-name="ce99">
            <text:p>105</text:p>
          </table:table-cell>
          <table:table-cell office:value-type="float" office:value="171" table:style-name="ce100">
            <text:p><text:s/>171<text:s/></text:p>
          </table:table-cell>
          <table:table-cell office:value-type="float" office:value="295" table:style-name="ce100">
            <text:p><text:s/>295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43" table:style-name="ce100">
            <text:p><text:s/>143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27" table:style-name="ce100">
            <text:p><text:s/>127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110" table:style-name="ce100">
            <text:p><text:s/>110<text:s/></text:p>
          </table:table-cell>
          <table:table-cell office:value-type="float" office:value="152" table:style-name="ce100">
            <text:p><text:s/>152<text:s/></text:p>
          </table:table-cell>
          <table:table-cell office:value-type="float" office:value="104" table:style-name="ce100">
            <text:p><text:s/>104<text:s/></text:p>
          </table:table-cell>
          <table:table-cell office:value-type="float" office:value="146" table:style-name="ce100">
            <text:p><text:s/>146<text:s/></text:p>
          </table:table-cell>
          <table:table-cell office:value-type="float" office:value="64" table:style-name="ce100">
            <text:p><text:s/>64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2016" table:number-columns-spanned="2" table:number-rows-spanned="1" table:style-name="ce160">
            <text:p>2016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6" table:style-name="ce99">
            <text:p>106</text:p>
          </table:table-cell>
          <table:table-cell office:value-type="float" office:value="175" table:style-name="ce100">
            <text:p><text:s/>175<text:s/></text:p>
          </table:table-cell>
          <table:table-cell office:value-type="float" office:value="303" table:style-name="ce100">
            <text:p><text:s/>303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46" table:style-name="ce100">
            <text:p><text:s/>146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129" table:style-name="ce100">
            <text:p><text:s/>129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6" table:style-name="ce100">
            <text:p><text:s/>86<text:s/></text:p>
          </table:table-cell>
          <table:table-cell office:value-type="float" office:value="115" table:style-name="ce100">
            <text:p><text:s/>115<text:s/></text:p>
          </table:table-cell>
          <table:table-cell office:value-type="float" office:value="157" table:style-name="ce100">
            <text:p><text:s/>157<text:s/></text:p>
          </table:table-cell>
          <table:table-cell office:value-type="float" office:value="109" table:style-name="ce100">
            <text:p><text:s/>109<text:s/></text:p>
          </table:table-cell>
          <table:table-cell office:value-type="float" office:value="151" table:style-name="ce100">
            <text:p><text:s/>151<text:s/></text:p>
          </table:table-cell>
          <table:table-cell office:value-type="float" office:value="63" table:style-name="ce100">
            <text:p><text:s/>63<text:s/></text:p>
          </table:table-cell>
          <table:table-cell office:value-type="float" office:value="81" table:style-name="ce100">
            <text:p><text:s/>81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2017" table:number-columns-spanned="2" table:number-rows-spanned="1" table:style-name="ce160">
            <text:p>2017</text:p>
          </table:table-cell>
          <table:covered-table-cell/>
          <table:table-cell table:number-columns-repeated="16363"/>
        </table:table-row>
        <table:table-row table:style-name="ro14">
          <table:table-cell office:value-type="float" office:value="107" table:style-name="ce99">
            <text:p>107</text:p>
          </table:table-cell>
          <table:table-cell office:value-type="float" office:value="176" table:style-name="ce100">
            <text:p><text:s/>176<text:s/></text:p>
          </table:table-cell>
          <table:table-cell office:value-type="float" office:value="301" table:style-name="ce100">
            <text:p><text:s/>301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43" table:style-name="ce100">
            <text:p><text:s/>143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127" table:style-name="ce100">
            <text:p><text:s/>127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6" table:style-name="ce100">
            <text:p><text:s/>86<text:s/></text:p>
          </table:table-cell>
          <table:table-cell office:value-type="float" office:value="116" table:style-name="ce100">
            <text:p><text:s/>116<text:s/></text:p>
          </table:table-cell>
          <table:table-cell office:value-type="float" office:value="158" table:style-name="ce100">
            <text:p><text:s/>158<text:s/></text:p>
          </table:table-cell>
          <table:table-cell office:value-type="float" office:value="110" table:style-name="ce100">
            <text:p><text:s/>110<text:s/></text:p>
          </table:table-cell>
          <table:table-cell office:value-type="float" office:value="152" table:style-name="ce100">
            <text:p><text:s/>152<text:s/></text:p>
          </table:table-cell>
          <table:table-cell office:value-type="float" office:value="65" table:style-name="ce100">
            <text:p><text:s/>65<text:s/></text:p>
          </table:table-cell>
          <table:table-cell office:value-type="float" office:value="83" table:style-name="ce100">
            <text:p><text:s/>83<text:s/></text:p>
          </table:table-cell>
          <table:table-cell office:value-type="float" office:value="58" table:style-name="ce100">
            <text:p><text:s/>58<text:s/></text:p>
          </table:table-cell>
          <table:table-cell office:value-type="float" office:value="71" table:style-name="ce100">
            <text:p><text:s/>71<text:s/></text:p>
          </table:table-cell>
          <table:table-cell office:value-type="float" office:value="2018" table:number-columns-spanned="2" table:number-rows-spanned="1" table:style-name="ce160">
            <text:p>2018</text:p>
          </table:table-cell>
          <table:covered-table-cell/>
          <table:table-cell table:number-columns-repeated="16363"/>
        </table:table-row>
        <table:table-row table:style-name="ro5">
          <table:table-cell office:value-type="float" office:value="108" table:style-name="ce99">
            <text:p>108</text:p>
          </table:table-cell>
          <table:table-cell office:value-type="float" office:value="175" table:style-name="ce100">
            <text:p><text:s/>175<text:s/></text:p>
          </table:table-cell>
          <table:table-cell office:value-type="float" office:value="300" table:style-name="ce100">
            <text:p><text:s/>300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43" table:style-name="ce100">
            <text:p><text:s/>143<text:s/></text:p>
          </table:table-cell>
          <table:table-cell office:value-type="float" office:value="59" table:style-name="ce100">
            <text:p><text:s/>59<text:s/></text:p>
          </table:table-cell>
          <table:table-cell office:value-type="float" office:value="127" table:style-name="ce100">
            <text:p><text:s/>127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6" table:style-name="ce100">
            <text:p><text:s/>86<text:s/></text:p>
          </table:table-cell>
          <table:table-cell office:value-type="float" office:value="115" table:style-name="ce100">
            <text:p><text:s/>115<text:s/></text:p>
          </table:table-cell>
          <table:table-cell office:value-type="float" office:value="157" table:style-name="ce100">
            <text:p><text:s/>157<text:s/></text:p>
          </table:table-cell>
          <table:table-cell office:value-type="float" office:value="109" table:style-name="ce100">
            <text:p><text:s/>109<text:s/></text:p>
          </table:table-cell>
          <table:table-cell office:value-type="float" office:value="151" table:style-name="ce100">
            <text:p><text:s/>151<text:s/></text:p>
          </table:table-cell>
          <table:table-cell office:value-type="float" office:value="64" table:style-name="ce100">
            <text:p><text:s/>64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2019" table:number-columns-spanned="2" table:number-rows-spanned="1" table:style-name="ce160">
            <text:p>2019</text:p>
          </table:table-cell>
          <table:covered-table-cell/>
          <table:table-cell table:number-columns-repeated="1003" table:style-name="ce27"/>
          <table:table-cell table:number-columns-repeated="15360"/>
        </table:table-row>
        <table:table-row table:style-name="ro5">
          <table:table-cell office:value-type="float" office:value="109" table:style-name="ce99">
            <text:p>109</text:p>
          </table:table-cell>
          <table:table-cell office:value-type="float" office:value="178" table:style-name="ce100">
            <text:p><text:s/>178<text:s/></text:p>
          </table:table-cell>
          <table:table-cell office:value-type="float" office:value="304" table:style-name="ce100">
            <text:p><text:s/>304<text:s/></text:p>
          </table:table-cell>
          <table:table-cell office:value-type="float" office:value="61" table:style-name="ce100">
            <text:p><text:s/>61<text:s/></text:p>
          </table:table-cell>
          <table:table-cell office:value-type="float" office:value="143" table:style-name="ce100">
            <text:p><text:s/>143<text:s/></text:p>
          </table:table-cell>
          <table:table-cell office:value-type="float" office:value="60" table:style-name="ce100">
            <text:p><text:s/>60<text:s/></text:p>
          </table:table-cell>
          <table:table-cell office:value-type="float" office:value="127" table:style-name="ce100">
            <text:p><text:s/>127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8" table:style-name="ce100">
            <text:p><text:s/>38<text:s/></text:p>
          </table:table-cell>
          <table:table-cell office:value-type="float" office:value="85" table:style-name="ce100">
            <text:p><text:s/>85<text:s/></text:p>
          </table:table-cell>
          <table:table-cell office:value-type="float" office:value="117" table:style-name="ce100">
            <text:p><text:s/>117<text:s/></text:p>
          </table:table-cell>
          <table:table-cell office:value-type="float" office:value="161" table:style-name="ce100">
            <text:p><text:s/>161<text:s/></text:p>
          </table:table-cell>
          <table:table-cell office:value-type="float" office:value="110" table:style-name="ce100">
            <text:p><text:s/>110<text:s/></text:p>
          </table:table-cell>
          <table:table-cell office:value-type="float" office:value="155" table:style-name="ce100">
            <text:p><text:s/>155<text:s/></text:p>
          </table:table-cell>
          <table:table-cell office:value-type="float" office:value="64" table:style-name="ce100">
            <text:p><text:s/>64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2020" table:number-columns-spanned="2" table:number-rows-spanned="1" table:style-name="ce160">
            <text:p>2020</text:p>
          </table:table-cell>
          <table:covered-table-cell/>
          <table:table-cell table:number-columns-repeated="1003" table:style-name="ce27"/>
          <table:table-cell table:number-columns-repeated="15360"/>
        </table:table-row>
        <table:table-row table:style-name="ro5">
          <table:table-cell office:value-type="float" office:value="110" table:style-name="ce99">
            <text:p>110</text:p>
          </table:table-cell>
          <table:table-cell office:value-type="float" office:value="177" table:style-name="ce100">
            <text:p><text:s/>177<text:s/></text:p>
          </table:table-cell>
          <table:table-cell office:value-type="float" office:value="301" table:style-name="ce100">
            <text:p><text:s/>301<text:s/></text:p>
          </table:table-cell>
          <table:table-cell office:value-type="float" office:value="58" table:style-name="ce100">
            <text:p><text:s/>58<text:s/></text:p>
          </table:table-cell>
          <table:table-cell office:value-type="float" office:value="137" table:style-name="ce100">
            <text:p><text:s/>137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122" table:style-name="ce100">
            <text:p><text:s/>122<text:s/></text:p>
          </table:table-cell>
          <table:table-cell office:value-type="float" office:value="13" table:style-name="ce100">
            <text:p><text:s/>13<text:s/></text:p>
          </table:table-cell>
          <table:table-cell office:value-type="float" office:value="13" table:style-name="ce100">
            <text:p><text:s/>13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119" table:style-name="ce100">
            <text:p><text:s/>119<text:s/></text:p>
          </table:table-cell>
          <table:table-cell office:value-type="float" office:value="164" table:style-name="ce100">
            <text:p><text:s/>164<text:s/></text:p>
          </table:table-cell>
          <table:table-cell office:value-type="float" office:value="113" table:style-name="ce100">
            <text:p><text:s/>113<text:s/></text:p>
          </table:table-cell>
          <table:table-cell office:value-type="float" office:value="158" table:style-name="ce100">
            <text:p><text:s/>158<text:s/></text:p>
          </table:table-cell>
          <table:table-cell office:value-type="float" office:value="64" table:style-name="ce100">
            <text:p><text:s/>64<text:s/></text:p>
          </table:table-cell>
          <table:table-cell office:value-type="float" office:value="82" table:style-name="ce100">
            <text:p><text:s/>82<text:s/></text:p>
          </table:table-cell>
          <table:table-cell office:value-type="float" office:value="57" table:style-name="ce100">
            <text:p><text:s/>57<text:s/></text:p>
          </table:table-cell>
          <table:table-cell office:value-type="float" office:value="70" table:style-name="ce100">
            <text:p><text:s/>70<text:s/></text:p>
          </table:table-cell>
          <table:table-cell office:value-type="float" office:value="2021" table:number-columns-spanned="2" table:number-rows-spanned="1" table:style-name="ce160">
            <text:p>2021</text:p>
          </table:table-cell>
          <table:covered-table-cell/>
          <table:table-cell table:number-columns-repeated="67" table:style-name="ce102"/>
          <table:table-cell table:number-columns-repeated="16296" table:style-name="ce103"/>
        </table:table-row>
        <table:table-row table:style-name="ro5">
          <table:table-cell office:value-type="float" office:value="111" table:style-name="ce104">
            <text:p>111</text:p>
          </table:table-cell>
          <table:table-cell office:value-type="float" office:value="177" table:style-name="ce105">
            <text:p><text:s/>177<text:s/></text:p>
          </table:table-cell>
          <table:table-cell office:value-type="float" office:value="299" table:style-name="ce105">
            <text:p><text:s/>299<text:s/></text:p>
          </table:table-cell>
          <table:table-cell office:value-type="float" office:value="57" table:style-name="ce105">
            <text:p><text:s/>57<text:s/></text:p>
          </table:table-cell>
          <table:table-cell office:value-type="float" office:value="134" table:style-name="ce105">
            <text:p><text:s/>134<text:s/></text:p>
          </table:table-cell>
          <table:table-cell office:value-type="float" office:value="56" table:style-name="ce105">
            <text:p><text:s/>56<text:s/></text:p>
          </table:table-cell>
          <table:table-cell office:value-type="float" office:value="119" table:style-name="ce105">
            <text:p><text:s/>119<text:s/></text:p>
          </table:table-cell>
          <table:table-cell office:value-type="float" office:value="13" table:style-name="ce105">
            <text:p><text:s/>13<text:s/></text:p>
          </table:table-cell>
          <table:table-cell office:value-type="float" office:value="14" table:style-name="ce105">
            <text:p><text:s/>14<text:s/></text:p>
          </table:table-cell>
          <table:table-cell office:value-type="float" office:value="35" table:style-name="ce105">
            <text:p><text:s/>35<text:s/></text:p>
          </table:table-cell>
          <table:table-cell office:value-type="float" office:value="77" table:style-name="ce105">
            <text:p><text:s/>77<text:s/></text:p>
          </table:table-cell>
          <table:table-cell office:value-type="float" office:value="120" table:style-name="ce105">
            <text:p><text:s/>120<text:s/></text:p>
          </table:table-cell>
          <table:table-cell office:value-type="float" office:value="165" table:style-name="ce105">
            <text:p><text:s/>165<text:s/></text:p>
          </table:table-cell>
          <table:table-cell office:value-type="float" office:value="113" table:style-name="ce105">
            <text:p><text:s/>113<text:s/></text:p>
          </table:table-cell>
          <table:table-cell office:value-type="float" office:value="158" table:style-name="ce105">
            <text:p><text:s/>158<text:s/></text:p>
          </table:table-cell>
          <table:table-cell office:value-type="float" office:value="64" table:style-name="ce105">
            <text:p><text:s/>64<text:s/></text:p>
          </table:table-cell>
          <table:table-cell office:value-type="float" office:value="82" table:style-name="ce105">
            <text:p><text:s/>82<text:s/></text:p>
          </table:table-cell>
          <table:table-cell office:value-type="float" office:value="57" table:style-name="ce105">
            <text:p><text:s/>57<text:s/></text:p>
          </table:table-cell>
          <table:table-cell office:value-type="float" office:value="70" table:style-name="ce105">
            <text:p><text:s/>70<text:s/></text:p>
          </table:table-cell>
          <table:table-cell office:value-type="float" office:value="2022" table:number-columns-spanned="2" table:number-rows-spanned="1" table:style-name="ce161">
            <text:p>2022</text:p>
          </table:table-cell>
          <table:covered-table-cell/>
          <table:table-cell table:number-columns-repeated="67" table:style-name="ce102"/>
          <table:table-cell table:number-columns-repeated="16296" table:style-name="ce103"/>
        </table:table-row>
        <table:table-row table:style-name="ro31">
          <table:table-cell office:value-type="string" table:style-name="ce106">
            <text:p>新北市</text:p>
          </table:table-cell>
          <table:table-cell office:value-type="float" office:value="5" table:style-name="ce107">
            <text:p><text:s/>5<text:s/></text:p>
          </table:table-cell>
          <table:table-cell office:value-type="float" office:value="18" table:style-name="ce107">
            <text:p><text:s/>18<text:s/></text:p>
          </table:table-cell>
          <table:table-cell office:value-type="float" office:value="3" table:style-name="ce108">
            <text:p><text:s/>3<text:s/></text:p>
          </table:table-cell>
          <table:table-cell office:value-type="float" office:value="8" table:style-name="ce108">
            <text:p><text:s/>8<text:s/></text:p>
          </table:table-cell>
          <table:table-cell office:value-type="float" office:value="2" table:style-name="ce108">
            <text:p><text:s/>2<text:s/></text:p>
          </table:table-cell>
          <table:table-cell office:value-type="float" office:value="7" table:style-name="ce108">
            <text:p><text:s/>7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8">
            <text:p><text:s/>1<text:s/></text:p>
          </table:table-cell>
          <table:table-cell office:value-type="float" office:value="5" table:style-name="ce108">
            <text:p><text:s/>5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0" table:style-name="ce110">
            <text:p><text:s/>10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0" table:style-name="ce110">
            <text:p><text:s/>10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0" table:style-name="ce110">
            <text:p><text:s/>10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0" table:style-name="ce111">
            <text:p><text:s/>10<text:s/></text:p>
          </table:table-cell>
          <table:table-cell office:value-type="string" table:number-columns-spanned="2" table:number-rows-spanned="1" table:style-name="ce157">
            <text:p>New Taipei City</text:p>
          </table:table-cell>
          <table:covered-table-cell/>
          <table:table-cell table:number-columns-repeated="16363" table:style-name="ce102"/>
        </table:table-row>
        <table:table-row table:style-name="ro5">
          <table:table-cell office:value-type="string" table:style-name="ce112">
            <text:p>臺北市 </text:p>
          </table:table-cell>
          <table:table-cell office:value-type="float" office:value="1" table:style-name="ce100">
            <text:p><text:s/>1<text:s/>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7">
            <text:p>Taipei City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桃園市</text:p>
          </table:table-cell>
          <table:table-cell office:value-type="float" office:value="21" table:style-name="ce100">
            <text:p><text:s/>21<text:s/></text:p>
          </table:table-cell>
          <table:table-cell office:value-type="float" office:value="29" table:style-name="ce100">
            <text:p><text:s/>29<text:s/></text:p>
          </table:table-cell>
          <table:table-cell office:value-type="float" office:value="8" table:style-name="ce109">
            <text:p><text:s/>8<text:s/></text:p>
          </table:table-cell>
          <table:table-cell office:value-type="float" office:value="16" table:style-name="ce109">
            <text:p><text:s/>16<text:s/></text:p>
          </table:table-cell>
          <table:table-cell office:value-type="float" office:value="8" table:style-name="ce109">
            <text:p><text:s/>8<text:s/></text:p>
          </table:table-cell>
          <table:table-cell office:value-type="float" office:value="15" table:style-name="ce109">
            <text:p><text:s/>15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6" table:style-name="ce109">
            <text:p><text:s/>6<text:s/></text:p>
          </table:table-cell>
          <table:table-cell office:value-type="float" office:value="11" table:style-name="ce109">
            <text:p><text:s/>11<text:s/></text:p>
          </table:table-cell>
          <table:table-cell office:value-type="float" office:value="13" table:style-name="ce110">
            <text:p><text:s/>13<text:s/></text:p>
          </table:table-cell>
          <table:table-cell office:value-type="float" office:value="13" table:style-name="ce110">
            <text:p><text:s/>13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9" table:style-name="ce110">
            <text:p><text:s/>9<text:s/></text:p>
          </table:table-cell>
          <table:table-cell office:value-type="float" office:value="9" table:style-name="ce110">
            <text:p><text:s/>9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8" table:style-name="ce111">
            <text:p><text:s/>8<text:s/></text:p>
          </table:table-cell>
          <table:table-cell office:value-type="string" table:number-columns-spanned="2" table:number-rows-spanned="1" table:style-name="ce157">
            <text:p>Taoyuan Ci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13">
            <text:p>臺中市</text:p>
          </table:table-cell>
          <table:table-cell office:value-type="float" office:value="15" table:style-name="ce100">
            <text:p><text:s/>15<text:s/></text:p>
          </table:table-cell>
          <table:table-cell office:value-type="float" office:value="24" table:style-name="ce107">
            <text:p><text:s/>24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10" table:style-name="ce108">
            <text:p><text:s/>10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9" table:style-name="ce109">
            <text:p><text:s/>9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6" table:style-name="ce108">
            <text:p><text:s/>6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6" table:style-name="ce111">
            <text:p><text:s/>6<text:s/></text:p>
          </table:table-cell>
          <table:table-cell office:value-type="string" table:number-columns-spanned="2" table:number-rows-spanned="1" table:style-name="ce156">
            <text:p>Taichung City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5">
          <table:table-cell office:value-type="string" table:style-name="ce106">
            <text:p>臺南市</text:p>
          </table:table-cell>
          <table:table-cell office:value-type="float" office:value="12" table:style-name="ce107">
            <text:p><text:s/>12<text:s/></text:p>
          </table:table-cell>
          <table:table-cell office:value-type="float" office:value="20" table:style-name="ce107">
            <text:p><text:s/>20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10" table:style-name="ce108">
            <text:p><text:s/>10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8" table:style-name="ce109">
            <text:p><text:s/>8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8">
            <text:p><text:s/>2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10" table:style-name="ce114">
            <text:p><text:s/>10<text:s/></text:p>
          </table:table-cell>
          <table:table-cell office:value-type="float" office:value="10" table:style-name="ce114">
            <text:p><text:s/>10<text:s/></text:p>
          </table:table-cell>
          <table:table-cell office:value-type="float" office:value="10" table:style-name="ce114">
            <text:p><text:s/>10<text:s/></text:p>
          </table:table-cell>
          <table:table-cell office:value-type="float" office:value="10" table:style-name="ce114">
            <text:p><text:s/>10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string" table:number-columns-spanned="2" table:number-rows-spanned="1" table:style-name="ce157">
            <text:p>Tainan City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13">
            <text:p>高雄市</text:p>
          </table:table-cell>
          <table:table-cell office:value-type="float" office:value="14" table:style-name="ce100">
            <text:p><text:s/>14<text:s/></text:p>
          </table:table-cell>
          <table:table-cell office:value-type="float" office:value="37" table:style-name="ce100">
            <text:p><text:s/>37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15" table:style-name="ce109">
            <text:p><text:s/>15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14" table:style-name="ce109">
            <text:p><text:s/>14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1" table:style-name="ce109">
            <text:p><text:s/>11<text:s/></text:p>
          </table:table-cell>
          <table:table-cell office:value-type="float" office:value="9" table:style-name="ce110">
            <text:p><text:s/>9<text:s/></text:p>
          </table:table-cell>
          <table:table-cell office:value-type="float" office:value="22" table:style-name="ce110">
            <text:p><text:s/>22<text:s/></text:p>
          </table:table-cell>
          <table:table-cell office:value-type="float" office:value="9" table:style-name="ce110">
            <text:p><text:s/>9<text:s/></text:p>
          </table:table-cell>
          <table:table-cell office:value-type="float" office:value="22" table:style-name="ce110">
            <text:p><text:s/>22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6" table:style-name="ce110">
            <text:p><text:s/>6<text:s/></text:p>
          </table:table-cell>
          <table:table-cell office:value-type="float" office:value="11" table:style-name="ce110">
            <text:p><text:s/>11<text:s/></text:p>
          </table:table-cell>
          <table:table-cell office:value-type="string" table:number-columns-spanned="2" table:number-rows-spanned="1" table:style-name="ce156">
            <text:p>Kaohsiung City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15">
          <table:table-cell office:value-type="string" table:style-name="ce113">
            <text:p>宜蘭縣 </text:p>
          </table:table-cell>
          <table:table-cell office:value-type="float" office:value="8" table:style-name="ce100">
            <text:p><text:s/>8<text:s/></text:p>
          </table:table-cell>
          <table:table-cell office:value-type="float" office:value="12" table:style-name="ce100">
            <text:p><text:s/>12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7" table:style-name="ce110">
            <text:p><text:s/>7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7" table:style-name="ce110">
            <text:p><text:s/>7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1">
            <text:p><text:s/>1<text:s/></text:p>
          </table:table-cell>
          <table:table-cell office:value-type="string" table:number-columns-spanned="2" table:number-rows-spanned="1" table:style-name="ce156">
            <text:p>Yilan County<text:s text:c="2"/>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31">
          <table:table-cell office:value-type="string" table:style-name="ce106">
            <text:p>新竹縣</text:p>
          </table:table-cell>
          <table:table-cell office:value-type="float" office:value="6" table:style-name="ce115">
            <text:p><text:s/>6<text:s/></text:p>
          </table:table-cell>
          <table:table-cell office:value-type="float" office:value="8" table:style-name="ce115">
            <text:p><text:s/>8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string" table:number-columns-spanned="2" table:number-rows-spanned="1" table:style-name="ce157">
            <text:p>Hsinchu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苗栗縣</text:p>
          </table:table-cell>
          <table:table-cell office:value-type="float" office:value="6" table:style-name="ce100">
            <text:p><text:s/>6<text:s/></text:p>
          </table:table-cell>
          <table:table-cell office:value-type="float" office:value="10" table:style-name="ce100">
            <text:p><text:s/>10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1">
            <text:p><text:s/>2<text:s/></text:p>
          </table:table-cell>
          <table:table-cell office:value-type="string" table:number-columns-spanned="2" table:number-rows-spanned="1" table:style-name="ce157">
            <text:p>Miaoli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12">
            <text:p>彰化縣 </text:p>
          </table:table-cell>
          <table:table-cell office:value-type="float" office:value="15" table:style-name="ce100">
            <text:p><text:s/>15<text:s/></text:p>
          </table:table-cell>
          <table:table-cell office:value-type="float" office:value="20" table:style-name="ce100">
            <text:p><text:s/>20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7" table:style-name="ce109">
            <text:p><text:s/>7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6" table:style-name="ce109">
            <text:p><text:s/>6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6" table:style-name="ce109">
            <text:p><text:s/>6<text:s/></text:p>
          </table:table-cell>
          <table:table-cell office:value-type="float" office:value="12" table:style-name="ce110">
            <text:p><text:s/>12<text:s/></text:p>
          </table:table-cell>
          <table:table-cell office:value-type="float" office:value="13" table:style-name="ce110">
            <text:p><text:s/>13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2" table:style-name="ce110">
            <text:p><text:s/>12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7" table:style-name="ce110">
            <text:p><text:s/>7<text:s/></text:p>
          </table:table-cell>
          <table:table-cell office:value-type="float" office:value="7" table:style-name="ce111">
            <text:p><text:s/>7<text:s/></text:p>
          </table:table-cell>
          <table:table-cell office:value-type="string" table:number-columns-spanned="2" table:number-rows-spanned="1" table:style-name="ce157">
            <text:p>Changhua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南投縣</text:p>
          </table:table-cell>
          <table:table-cell office:value-type="float" office:value="5" table:style-name="ce100">
            <text:p><text:s/>5<text:s/></text:p>
          </table:table-cell>
          <table:table-cell office:value-type="float" office:value="8" table:style-name="ce100">
            <text:p><text:s/>8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4" table:style-name="ce110">
            <text:p><text:s/>4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4" table:style-name="ce110">
            <text:p><text:s/>4<text:s/></text:p>
          </table:table-cell>
          <table:table-cell office:value-type="float" office:value="5" table:style-name="ce110">
            <text:p><text:s/>5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0">
            <text:p><text:s/>2<text:s/></text:p>
          </table:table-cell>
          <table:table-cell office:value-type="string" table:number-columns-spanned="2" table:number-rows-spanned="1" table:style-name="ce157">
            <text:p>Nantou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雲林縣</text:p>
          </table:table-cell>
          <table:table-cell office:value-type="float" office:value="23" table:style-name="ce100">
            <text:p><text:s/>23<text:s/></text:p>
          </table:table-cell>
          <table:table-cell office:value-type="float" office:value="32" table:style-name="ce100">
            <text:p><text:s/>32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11" table:style-name="ce109">
            <text:p><text:s/>11<text:s/></text:p>
          </table:table-cell>
          <table:table-cell office:value-type="float" office:value="5" table:style-name="ce109">
            <text:p><text:s/>5<text:s/></text:p>
          </table:table-cell>
          <table:table-cell office:value-type="float" office:value="9" table:style-name="ce109">
            <text:p><text:s/>9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8">
            <text:p><text:s/>2<text:s/></text:p>
          </table:table-cell>
          <table:table-cell office:value-type="float" office:value="7" table:style-name="ce108">
            <text:p><text:s/>7<text:s/></text:p>
          </table:table-cell>
          <table:table-cell office:value-type="float" office:value="18" table:style-name="ce110">
            <text:p><text:s/>18<text:s/></text:p>
          </table:table-cell>
          <table:table-cell office:value-type="float" office:value="21" table:style-name="ce110">
            <text:p><text:s/>21<text:s/></text:p>
          </table:table-cell>
          <table:table-cell office:value-type="float" office:value="18" table:style-name="ce110">
            <text:p><text:s/>18<text:s/></text:p>
          </table:table-cell>
          <table:table-cell office:value-type="float" office:value="21" table:style-name="ce110">
            <text:p><text:s/>21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1" table:style-name="ce110">
            <text:p><text:s/>11<text:s/></text:p>
          </table:table-cell>
          <table:table-cell office:value-type="float" office:value="11" table:style-name="ce110">
            <text:p><text:s/>11<text:s/></text:p>
          </table:table-cell>
          <table:table-cell office:value-type="string" table:number-columns-spanned="2" table:number-rows-spanned="1" table:style-name="ce157">
            <text:p>Yunlin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13">
            <text:p>嘉義縣</text:p>
          </table:table-cell>
          <table:table-cell office:value-type="float" office:value="4" table:style-name="ce100">
            <text:p><text:s/>4<text:s/></text:p>
          </table:table-cell>
          <table:table-cell office:value-type="float" office:value="7" table:style-name="ce100">
            <text:p><text:s/>7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1">
            <text:p><text:s/>1<text:s/></text:p>
          </table:table-cell>
          <table:table-cell office:value-type="string" table:number-columns-spanned="2" table:number-rows-spanned="1" table:style-name="ce156">
            <text:p>Chiayi County<text:s text:c="2"/>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31">
          <table:table-cell office:value-type="string" table:style-name="ce106">
            <text:p>屏東縣</text:p>
          </table:table-cell>
          <table:table-cell office:value-type="float" office:value="26" table:style-name="ce100">
            <text:p><text:s/>26<text:s/></text:p>
          </table:table-cell>
          <table:table-cell office:value-type="float" office:value="36" table:style-name="ce100">
            <text:p><text:s/>36<text:s/></text:p>
          </table:table-cell>
          <table:table-cell office:value-type="float" office:value="14" table:style-name="ce109">
            <text:p><text:s/>14<text:s/></text:p>
          </table:table-cell>
          <table:table-cell office:value-type="float" office:value="22" table:style-name="ce109">
            <text:p><text:s/>22<text:s/></text:p>
          </table:table-cell>
          <table:table-cell office:value-type="float" office:value="14" table:style-name="ce109">
            <text:p><text:s/>14<text:s/></text:p>
          </table:table-cell>
          <table:table-cell office:value-type="float" office:value="22" table:style-name="ce109">
            <text:p><text:s/>22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12" table:style-name="ce110">
            <text:p><text:s/>12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12" table:style-name="ce110">
            <text:p><text:s/>12<text:s/></text:p>
          </table:table-cell>
          <table:table-cell office:value-type="float" office:value="14" table:style-name="ce110">
            <text:p><text:s/>14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8" table:style-name="ce110">
            <text:p><text:s/>8<text:s/></text:p>
          </table:table-cell>
          <table:table-cell office:value-type="float" office:value="7" table:style-name="ce110">
            <text:p><text:s/>7<text:s/></text:p>
          </table:table-cell>
          <table:table-cell office:value-type="float" office:value="7" table:style-name="ce110">
            <text:p><text:s/>7<text:s/></text:p>
          </table:table-cell>
          <table:table-cell office:value-type="string" table:number-columns-spanned="2" table:number-rows-spanned="1" table:style-name="ce157">
            <text:p>Pingtung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臺東縣</text:p>
          </table:table-cell>
          <table:table-cell office:value-type="float" office:value="4" table:style-name="ce100">
            <text:p><text:s/>4<text:s/></text:p>
          </table:table-cell>
          <table:table-cell office:value-type="float" office:value="6" table:style-name="ce100">
            <text:p><text:s/>6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3" table:style-name="ce110">
            <text:p><text:s/>3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1">
            <text:p><text:s/>1<text:s/></text:p>
          </table:table-cell>
          <table:table-cell office:value-type="string" table:number-columns-spanned="2" table:number-rows-spanned="1" table:style-name="ce157">
            <text:p>Taitung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花蓮縣</text:p>
          </table:table-cell>
          <table:table-cell office:value-type="float" office:value="5" table:style-name="ce100">
            <text:p><text:s/>5<text:s/></text:p>
          </table:table-cell>
          <table:table-cell office:value-type="float" office:value="6" table:style-name="ce100">
            <text:p><text:s/>6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10">
            <text:p><text:s/>4<text:s/></text:p>
          </table:table-cell>
          <table:table-cell office:value-type="float" office:value="4" table:style-name="ce110">
            <text:p><text:s/>4<text:s/></text:p>
          </table:table-cell>
          <table:table-cell office:value-type="float" office:value="3" table:style-name="ce114">
            <text:p><text:s/>3<text:s/></text:p>
          </table:table-cell>
          <table:table-cell office:value-type="float" office:value="3" table:style-name="ce114">
            <text:p><text:s/>3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2" table:style-name="ce110">
            <text:p><text:s/>2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1">
            <text:p><text:s/>1<text:s/></text:p>
          </table:table-cell>
          <table:table-cell office:value-type="string" table:number-columns-spanned="2" table:number-rows-spanned="1" table:style-name="ce157">
            <text:p>Hualien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澎湖縣 </text:p>
          </table:table-cell>
          <table:table-cell office:value-type="float" office:value="1" table:style-name="ce100">
            <text:p><text:s/>1<text:s/></text:p>
          </table:table-cell>
          <table:table-cell office:value-type="float" office:value="2" table:style-name="ce100">
            <text:p><text:s/>2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7">
            <text:p>Penghu County<text:s text:c="2"/>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基隆市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7">
            <text:p>Keelung City</text:p>
          </table:table-cell>
          <table:covered-table-cell/>
          <table:table-cell table:number-columns-repeated="16363" table:style-name="ce102"/>
        </table:table-row>
        <table:table-row table:style-name="ro31">
          <table:table-cell office:value-type="string" table:style-name="ce106">
            <text:p>新竹市</text:p>
          </table:table-cell>
          <table:table-cell office:value-type="float" office:value="1" table:style-name="ce100">
            <text:p><text:s/>1<text:s/></text:p>
          </table:table-cell>
          <table:table-cell office:value-type="float" office:value="1" table:style-name="ce100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0" table:style-name="ce109">
            <text:p><text:s/>-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7">
            <text:p>Hsinchu City</text:p>
          </table:table-cell>
          <table:covered-table-cell/>
          <table:table-cell table:number-columns-repeated="16363" table:style-name="ce102"/>
        </table:table-row>
        <table:table-row table:style-name="ro5">
          <table:table-cell office:value-type="string" table:style-name="ce113">
            <text:p>嘉義市 </text:p>
          </table:table-cell>
          <table:table-cell office:value-type="float" office:value="2" table:style-name="ce100">
            <text:p><text:s/>2<text:s/></text:p>
          </table:table-cell>
          <table:table-cell office:value-type="float" office:value="5" table:style-name="ce100">
            <text:p><text:s/>5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1" table:style-name="ce109">
            <text:p><text:s/>1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1" table:style-name="ce110">
            <text:p><text:s/>1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6">
            <text:p>Chiayi City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15">
          <table:table-cell office:value-type="string" table:style-name="ce106">
            <text:p>金門縣 </text:p>
          </table:table-cell>
          <table:table-cell office:value-type="float" office:value="3" table:style-name="ce100">
            <text:p><text:s/>3<text:s/></text:p>
          </table:table-cell>
          <table:table-cell office:value-type="float" office:value="4" table:style-name="ce100">
            <text:p><text:s/>4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4" table:style-name="ce109">
            <text:p><text:s/>4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3" table:style-name="ce109">
            <text:p><text:s/>3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2" table:style-name="ce109">
            <text:p><text:s/>2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0">
            <text:p><text:s/>-<text:s/></text:p>
          </table:table-cell>
          <table:table-cell office:value-type="float" office:value="0" table:style-name="ce111">
            <text:p><text:s/>-<text:s/></text:p>
          </table:table-cell>
          <table:table-cell office:value-type="string" table:number-columns-spanned="2" table:number-rows-spanned="1" table:style-name="ce157">
            <text:p>Kinmen County</text:p>
          </table:table-cell>
          <table:covered-table-cell/>
          <table:table-cell table:number-columns-repeated="16363" table:style-name="ce102"/>
        </table:table-row>
        <table:table-row table:style-name="ro32">
          <table:table-cell office:value-type="string" table:style-name="ce116">
            <text:p>連江縣</text:p>
          </table:table-cell>
          <table:table-cell office:value-type="float" office:value="0" table:style-name="ce117">
            <text:p><text:s/>-<text:s/></text:p>
          </table:table-cell>
          <table:table-cell office:value-type="float" office:value="0" table:style-name="ce117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9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18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1">
            <text:p><text:s/>-<text:s/></text:p>
          </table:table-cell>
          <table:table-cell office:value-type="string" table:number-columns-spanned="2" table:number-rows-spanned="1" table:style-name="ce158">
            <text:p>Lienchiang County<text:s text:c="2"/></text:p>
          </table:table-cell>
          <table:covered-table-cell/>
          <table:table-cell table:number-columns-repeated="67" table:style-name="ce27"/>
          <table:table-cell table:number-columns-repeated="16296" table:style-name="ce2"/>
        </table:table-row>
        <table:table-row table:style-name="ro33">
          <table:table-cell office:value-type="string" table:number-columns-spanned="11" table:number-rows-spanned="1" table:style-name="ce159">
            <text:p>註1︰其中1場屠宰場兼具家畜及家禽屠宰線。</text:p>
          </table:table-cell>
          <table:covered-table-cell table:number-columns-repeated="10"/>
          <table:table-cell office:value-type="string" table:number-columns-spanned="10" table:number-rows-spanned="1" table:style-name="ce159">
            <text:p>Note1︰There is one slaughterhouse equipped both livestock and poultry slaughter lines.</text:p>
          </table:table-cell>
          <table:covered-table-cell table:number-columns-repeated="9"/>
          <table:table-cell table:number-columns-repeated="67" table:style-name="ce27"/>
          <table:table-cell table:number-columns-repeated="16296" table:style-name="ce2"/>
        </table:table-row>
        <table:table-row table:style-name="ro34">
          <table:table-cell office:value-type="string" table:number-columns-spanned="11" table:number-rows-spanned="1" table:style-name="ce154">
            <text:p>註2︰家畜屠宰方面，<text:span text:style-name="T2">35</text:span>場<text:span text:style-name="T2">75</text:span>線羊隻屠宰線亦可屠宰豬隻(豬羊共線)，同時計入豬隻屠宰場及屠宰線內。</text:p>
          </table:table-cell>
          <table:covered-table-cell table:number-columns-repeated="10"/>
          <table:table-cell office:value-type="string" table:number-columns-spanned="10" table:number-rows-spanned="1" table:style-name="ce154">
            <text:p>Note2：For livestock slaughter, there are<text:s/><text:span text:style-name="T2">35</text:span><text:s/>goat slaughterhouses, including<text:s/><text:span text:style-name="T2">75</text:span><text:s/>lines, equipped for hog slaughter counted on the table.</text:p>
          </table:table-cell>
          <table:covered-table-cell table:number-columns-repeated="9"/>
          <table:table-cell table:number-columns-repeated="67" table:style-name="ce27"/>
          <table:table-cell table:number-columns-repeated="16296" table:style-name="ce2"/>
        </table:table-row>
        <table:table-row table:style-name="ro5" table:visibility="collapse">
          <table:table-cell table:style-name="ce122"/>
          <table:table-cell office:value-type="float" office:value="177" table:style-name="ce123">
            <text:p><text:s/>177<text:s/></text:p>
          </table:table-cell>
          <table:table-cell office:value-type="float" office:value="299" table:style-name="ce123">
            <text:p><text:s/>299<text:s/></text:p>
          </table:table-cell>
          <table:table-cell office:value-type="float" office:value="57" table:style-name="ce123">
            <text:p><text:s/>57<text:s/></text:p>
          </table:table-cell>
          <table:table-cell office:value-type="float" office:value="134" table:style-name="ce123">
            <text:p><text:s/>134<text:s/></text:p>
          </table:table-cell>
          <table:table-cell office:value-type="float" office:value="56" table:style-name="ce123">
            <text:p><text:s/>56<text:s/></text:p>
          </table:table-cell>
          <table:table-cell office:value-type="float" office:value="119" table:style-name="ce123">
            <text:p><text:s/>119<text:s/></text:p>
          </table:table-cell>
          <table:table-cell office:value-type="float" office:value="13" table:style-name="ce123">
            <text:p><text:s/>13<text:s/></text:p>
          </table:table-cell>
          <table:table-cell office:value-type="float" office:value="14" table:style-name="ce123">
            <text:p><text:s/>14<text:s/></text:p>
          </table:table-cell>
          <table:table-cell office:value-type="float" office:value="35" table:style-name="ce123">
            <text:p><text:s/>35<text:s/></text:p>
          </table:table-cell>
          <table:table-cell office:value-type="float" office:value="77" table:style-name="ce123">
            <text:p><text:s/>77<text:s/></text:p>
          </table:table-cell>
          <table:table-cell office:value-type="float" office:value="120" table:style-name="ce123">
            <text:p><text:s/>120<text:s/></text:p>
          </table:table-cell>
          <table:table-cell office:value-type="float" office:value="165" table:style-name="ce123">
            <text:p><text:s/>165<text:s/></text:p>
          </table:table-cell>
          <table:table-cell office:value-type="float" office:value="113" table:style-name="ce123">
            <text:p><text:s/>113<text:s/></text:p>
          </table:table-cell>
          <table:table-cell office:value-type="float" office:value="158" table:style-name="ce123">
            <text:p><text:s/>158<text:s/></text:p>
          </table:table-cell>
          <table:table-cell office:value-type="float" office:value="64" table:style-name="ce123">
            <text:p><text:s/>64<text:s/></text:p>
          </table:table-cell>
          <table:table-cell office:value-type="float" office:value="82" table:style-name="ce123">
            <text:p><text:s/>82<text:s/></text:p>
          </table:table-cell>
          <table:table-cell office:value-type="float" office:value="57" table:style-name="ce123">
            <text:p><text:s/>57<text:s/></text:p>
          </table:table-cell>
          <table:table-cell office:value-type="float" office:value="70" table:style-name="ce123">
            <text:p><text:s/>70<text:s/></text:p>
          </table:table-cell>
          <table:table-cell table:number-columns-repeated="71" table:style-name="ce27"/>
          <table:table-cell table:number-columns-repeated="16294" table:style-name="ce2"/>
        </table:table-row>
        <table:table-row table:style-name="ro35">
          <table:table-cell office:value-type="string" table:number-columns-spanned="11" table:number-rows-spanned="1" table:style-name="ce153">
            <text:p>註3：家禽屠宰方面，<text:span text:style-name="T2">5</text:span>場<text:span text:style-name="T2">10</text:span>線雞隻屠宰線亦可屠宰鴨隻(雞鴨共線)，同時計入鴨隻屠宰場及屠宰線內。52場65線雞隻屠宰線亦可屠宰鵝及鴨隻(雞鴨鵝共線)，同時計入鴨及鵝隻屠宰場及屠宰線內。5場5線鴨隻屠宰線亦可屠宰鵝隻(鴨鵝共線)，同時計入鵝隻屠宰場及屠宰線內。</text:p>
          </table:table-cell>
          <table:covered-table-cell table:number-columns-repeated="10"/>
          <table:table-cell office:value-type="string" table:number-columns-spanned="10" table:number-rows-spanned="1" table:style-name="ce154">
            <text:p>Note3：For poultry slaughter, there are<text:s/><text:span text:style-name="T2">5</text:span><text:s/>chicken slaughterhouses, including<text:s/><text:span text:style-name="T2">10</text:span><text:s/>lines, equipped for duck slaughter, 52 chicken slaughterhouses, including 65 lines, equipped for duck and goose slaughter, 5 duck slaughterhouses, including 5 lines, equipped for goose slaughter counted on the table.</text:p>
          </table:table-cell>
          <table:covered-table-cell table:number-columns-repeated="9"/>
          <table:table-cell table:number-columns-repeated="67" table:style-name="ce27"/>
          <table:table-cell table:number-columns-repeated="16296" table:style-name="ce2"/>
        </table:table-row>
        <table:table-row table:style-name="ro36">
          <table:table-cell office:value-type="string" table:number-columns-spanned="11" table:number-rows-spanned="1" table:style-name="ce155">
            <text:p>資料來源︰農業部動植物防疫檢疫署肉品檢查組</text:p>
          </table:table-cell>
          <table:covered-table-cell table:number-columns-repeated="10"/>
          <table:table-cell office:value-type="string" table:number-columns-spanned="10" table:number-rows-spanned="1" table:style-name="ce155">
            <text:p>Data Source︰Meat Inspection Division of <text:s/>Animal and Plant Health Inspection Agency, Ministry of Agriculture</text:p>
          </table:table-cell>
          <table:covered-table-cell table:number-columns-repeated="9"/>
          <table:table-cell table:number-columns-repeated="67" table:style-name="ce27"/>
          <table:table-cell table:number-columns-repeated="16296" table:style-name="ce2"/>
        </table:table-row>
        <table:table-row table:number-rows-repeated="104851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1" svg:font-family="新細明體1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currency-symbol>$</number:currency-symbol>
      <number:number number:decimal-places="2" number:min-integer-digits="1" number:grouping="true"/>
      <number:text> </number:text>
    </number:currency-style>
    <number:currency-style style:name="N49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49P2">
      <number:currency-symbol>$</number:currency-symbol>
      <number:text>-</number:text>
      <number:number number:decimal-places="0" number:min-integer-digits="2"/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0" number:grouping="true"/>
    </number:number-style>
    <number:number-style style:name="N50P1">
      <number:text>-</number:text>
      <number:number number:decimal-places="0" number:min-integer-digits="0" number:grouping="true"/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">
      <style:text-properties fo:color="#FF0000"/>
      <number:number number:decimal-places="0" number:min-integer-digits="1" number:grouping="true"/>
      <style:map style:condition="value()&gt;=0" style:apply-style-name="N52P0"/>
    </number:number-style>
    <number:number-style style:name="N53">
      <number:number number:decimal-places="0" number:min-integer-digits="0" number:grouping="true"/>
    </number:number-style>
    <number:number-style style:name="N54P0">
      <number:number number:decimal-places="0" number:min-integer-digits="1">
        <number:embedded-text number:position="0"> </number:embedded-text>
      </number:number>
    </number:number-style>
    <number:number-style style:name="N54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</number:embedded-text>
      </number:number>
    </number:number-style>
    <number:number-style style:name="N56P0">
      <number:number number:decimal-places="0" number:min-integer-digits="0" number:grouping="true"/>
    </number:number-style>
    <number:number-style style:name="N56">
      <style:text-properties fo:color="#FF0000"/>
      <number:number number:decimal-places="0" number:min-integer-digits="0" number:grouping="true"/>
      <style:map style:condition="value()&gt;=0" style:apply-style-name="N56P0"/>
    </number:number-style>
    <number:currency-style style:name="N57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57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57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7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1" style:font-name-asian="新細明體1" style:font-name-complex="新細明體1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32_3" style:display-name="一般 2 3" style:family="table-cell" style:data-style-name="N0">
      <style:table-cell-properties style:vertical-align="middle" fo:background-color="transparent"/>
    </style:style>
    <style:style style:name="_19968__33324__32_2_32_42" style:display-name="一般 2 42" style:family="table-cell" style:data-style-name="N0">
      <style:table-cell-properties style:vertical-align="middle" fo:background-color="transparent"/>
    </style:style>
    <style:style style:name="_19968__33324__32_29_32_2" style:display-name="一般 29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middle" fo:background-color="transparent"/>
    </style:style>
    <style:style style:name="_19968__33324__27H" style:display-name="一般_27H" style:family="table-cell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style style:name="_21315__20998__20301__32_2" style:display-name="千分位 2" style:family="table-cell" style:data-style-name="N48">
      <style:table-cell-properties style:vertical-align="middle" fo:background-color="transparent"/>
    </style:style>
    <style:style style:name="_21315__20998__20301__32_2_32_2" style:display-name="千分位 2 2" style:family="table-cell" style:data-style-name="N48">
      <style:table-cell-properties style:vertical-align="middle" fo:background-color="transparent"/>
    </style:style>
    <style:style style:name="_21315__20998__20301__32_2_32_3" style:display-name="千分位 2 3" style:family="table-cell" style:data-style-name="N48">
      <style:table-cell-properties style:vertical-align="middle" fo:background-color="transparent"/>
    </style:style>
    <style:style style:name="_21315__20998__20301__32_2_32_4" style:display-name="千分位 2 4" style:family="table-cell" style:data-style-name="N48">
      <style:table-cell-properties style:vertical-align="middle" fo:background-color="transparent"/>
    </style:style>
    <style:style style:name="_21315__20998__20301__32_3" style:display-name="千分位 3" style:family="table-cell" style:data-style-name="N48">
      <style:table-cell-properties style:vertical-align="middle" fo:background-color="transparent"/>
    </style:style>
    <style:style style:name="_21315__20998__20301__32_4" style:display-name="千分位 4" style:family="table-cell" style:data-style-name="N48">
      <style:table-cell-properties style:vertical-align="middle" fo:background-color="transparent"/>
    </style:style>
    <style:style style:name="_21315__20998__20301__32_5" style:display-name="千分位 5" style:family="table-cell" style:data-style-name="N48">
      <style:table-cell-properties style:vertical-align="middle" fo:background-color="transparent"/>
    </style:style>
    <style:style style:name="_30334__20998__27604__32_2" style:display-name="百分比 2" style:family="table-cell" style:data-style-name="N13">
      <style:table-cell-properties style:vertical-align="middle" fo:background-color="transparent"/>
    </style:style>
    <style:style style:name="_36008__24163__32_2" style:display-name="貨幣 2" style:family="table-cell" style:data-style-name="N49">
      <style:table-cell-properties style:vertical-align="middle" fo:background-color="transparent"/>
    </style:style>
    <style:style style:name="_36008__24163__32_3" style:display-name="貨幣 3" style:family="table-cell" style:data-style-name="N49">
      <style:table-cell-properties style:vertical-align="middle" fo:background-color="transparent"/>
    </style:style>
    <style:style style:name="_36008__24163__32_4" style:display-name="貨幣 4" style:family="table-cell" style:data-style-name="N49">
      <style:table-cell-properties style:vertical-align="middle" fo:background-color="transparent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71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84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鄭雅慧</meta:initial-creator>
    <dc:creator>邱華偉</dc:creator>
    <meta:creation-date>2003-10-21T01:37:51Z</meta:creation-date>
    <dc:date>2023-09-05T08:46:44Z</dc:date>
    <meta:print-date>2023-09-05T08:40:50Z</meta:print-date>
    <meta:editing-cycles>1</meta:editing-cycles>
    <meta:editing-duration>PT240S</meta:editing-duration>
  </office:meta>
</office:document-meta>
</file>